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Roboto" svg:font-family="Roboto" style:font-family-generic="system" style:font-pitch="variable"/>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onsolas" svg:font-family="Consolas" style:font-family-generic="modern" style:font-pitch="fixed" svg:panose-1="2 11 6 9 2 2 4 3 2 4"/>
    <style:font-face style:name="inherit" svg:font-family="inherit" style:font-family-generic="roman"/>
    <style:font-face style:name="Lucida Console" svg:font-family="Lucida Console" style:font-family-generic="modern" style:font-pitch="fixed" svg:panose-1="2 11 6 9 4 5 4 2 2 4"/>
    <style:font-face style:name="Arial" svg:font-family="Arial" style:font-family-generic="swiss" style:font-pitch="variable" svg:panose-1="2 11 6 4 2 2 2 2 2 4"/>
    <style:font-face style:name="var(--bs-font-monospace)" svg:font-family="var(--bs-font-monospace)" style:font-family-generic="roman"/>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margin-top="0in" fo:background-color="#FFFFFF"/>
    </style:style>
    <style:style style:name="T2" style:parent-style-name="DefaultParagraphFont" style:family="text">
      <style:text-properties style:font-name="Roboto" fo:color="#0F0F0F"/>
    </style:style>
    <style:style style:name="T3" style:parent-style-name="Hyperlink" style:family="text">
      <style:text-properties fo:language="en" fo:country="US"/>
    </style:style>
    <style:style style:name="P4" style:parent-style-name="Heading1" style:family="paragraph">
      <style:paragraph-properties fo:margin-top="0in" fo:background-color="#FFFFFF"/>
      <style:text-properties style:font-name="Roboto" fo:color="#0F0F0F"/>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paragraph-properties fo:border-top="none" fo:border-left="none" fo:border-bottom="0.0104in solid #000000" fo:border-right="none" fo:padding-top="0in" fo:padding-left="0in" fo:padding-bottom="0.0138in" fo:padding-right="0in" style:shadow="none"/>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color="#FF0000" fo:language="en" fo:country="US"/>
    </style:style>
    <style:style style:name="P27" style:parent-style-name="Normal" style:family="paragraph">
      <style:text-properties fo:color="#00B050" fo:language="en" fo:country="US"/>
    </style:style>
    <style:style style:name="P28" style:parent-style-name="Normal" style:family="paragraph">
      <style:text-properties fo:color="#7030A0" fo:language="en" fo:country="US"/>
    </style:style>
    <style:style style:name="P29" style:parent-style-name="Normal" style:family="paragraph">
      <style:text-properties fo:color="#7030A0" fo:language="en" fo:country="US"/>
    </style:style>
    <style:style style:name="P30" style:parent-style-name="Normal" style:family="paragraph">
      <style:text-properties fo:color="#7030A0" fo:language="en" fo:country="US"/>
    </style:style>
    <style:style style:name="P31" style:parent-style-name="Normal" style:family="paragraph">
      <style:text-properties fo:color="#7030A0" fo:language="en" fo:country="US"/>
    </style:style>
    <style:style style:name="P32" style:parent-style-name="Normal" style:family="paragraph">
      <style:text-properties fo:color="#7030A0" fo:language="en" fo:country="US"/>
    </style:style>
    <style:style style:name="P33" style:parent-style-name="Normal" style:family="paragraph">
      <style:text-properties fo:color="#7030A0" fo:language="en" fo:country="US"/>
    </style:style>
    <style:style style:name="P34" style:parent-style-name="Normal" style:family="paragraph">
      <style:text-properties fo:color="#7030A0" fo:language="en" fo:country="US"/>
    </style:style>
    <style:style style:name="P35" style:parent-style-name="Normal" style:family="paragraph">
      <style:text-properties fo:color="#7030A0" fo:language="en" fo:country="US"/>
    </style:style>
    <style:style style:name="P36" style:parent-style-name="Normal" style:family="paragraph">
      <style:text-properties fo:color="#7030A0"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color="#ED7D31" fo:language="en" fo:country="US"/>
    </style:style>
    <style:style style:name="P41" style:parent-style-name="Normal" style:family="paragraph">
      <style:text-properties fo:color="#ED7D31" fo:language="en" fo:country="US"/>
    </style:style>
    <style:style style:name="T42" style:parent-style-name="DefaultParagraphFont" style:family="text">
      <style:text-properties fo:color="#C00000" fo:language="en" fo:country="US"/>
    </style:style>
    <style:style style:name="P43" style:parent-style-name="Normal" style:family="paragraph">
      <style:text-properties fo:color="#FF0000"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T59" style:parent-style-name="DefaultParagraphFont" style:family="text">
      <style:text-properties fo:background-color="#FFFF00" fo:language="en" fo:country="US"/>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style:font-name="Wingdings" style:font-name-asian="Wingdings" style:font-name-complex="Wingdings" fo:language="en" fo:country="US"/>
    </style:style>
    <style:style style:name="T63" style:parent-style-name="DefaultParagraphFont" style:family="text">
      <style:text-properties fo:language="en" fo:country="US"/>
    </style:style>
    <style:style style:name="T64" style:parent-style-name="DefaultParagraphFont" style:family="text">
      <style:text-properties fo:language="en" fo:country="US"/>
    </style:style>
    <style:style style:name="T65" style:parent-style-name="DefaultParagraphFont" style:family="text">
      <style:text-properties style:font-name="Wingdings" style:font-name-asian="Wingdings" style:font-name-complex="Wingdings" fo:language="en" fo:country="US"/>
    </style:style>
    <style:style style:name="T66" style:parent-style-name="DefaultParagraphFont" style:family="text">
      <style:text-properties fo:language="en" fo:country="US"/>
    </style:style>
    <style:style style:name="T67" style:parent-style-name="DefaultParagraphFont" style:family="text">
      <style:text-properties fo:language="en" fo:country="US"/>
    </style:style>
    <style:style style:name="T68" style:parent-style-name="DefaultParagraphFont" style:family="text">
      <style:text-properties style:font-name="Wingdings" style:font-name-asian="Wingdings" style:font-name-complex="Wingding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T71" style:parent-style-name="DefaultParagraphFont" style:family="text">
      <style:text-properties style:font-name="Wingdings" style:font-name-asian="Wingdings" style:font-name-complex="Wingdings" fo:language="en" fo:country="US"/>
    </style:style>
    <style:style style:name="T72" style:parent-style-name="DefaultParagraphFont" style:family="text">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T76" style:parent-style-name="DefaultParagraphFont" style:family="text">
      <style:text-properties fo:background-color="#FFFF00" fo:language="en" fo:country="US"/>
    </style:style>
    <style:style style:name="T77" style:parent-style-name="DefaultParagraphFont" style:family="text">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T82" style:parent-style-name="DefaultParagraphFont" style:family="text">
      <style:text-properties fo:language="en" fo:country="US"/>
    </style:style>
    <style:style style:name="T83" style:parent-style-name="DefaultParagraphFont" style:family="text">
      <style:text-properties style:font-name="Wingdings" style:font-name-asian="Wingdings" style:font-name-complex="Wingdings" fo:language="en" fo:country="US"/>
    </style:style>
    <style:style style:name="T84" style:parent-style-name="DefaultParagraphFont" style:family="text">
      <style:text-properties fo:language="en" fo:country="US"/>
    </style:style>
    <style:style style:name="T85" style:parent-style-name="DefaultParagraphFont" style:family="text">
      <style:text-properties fo:background-color="#FFFF00" fo:language="en" fo:country="US"/>
    </style:style>
    <style:style style:name="T86" style:parent-style-name="DefaultParagraphFont" style:family="text">
      <style:text-properties fo:language="en" fo:country="US"/>
    </style:style>
    <style:style style:name="P87" style:parent-style-name="Normal" style:family="paragraph">
      <style:text-properties fo:background-color="#FFFF00" fo:language="en" fo:country="US"/>
    </style:style>
    <style:style style:name="T88" style:parent-style-name="DefaultParagraphFont" style:family="text">
      <style:text-properties fo:background-color="#FFFF00" fo:language="en" fo:country="US"/>
    </style:style>
    <style:style style:name="T89" style:parent-style-name="DefaultParagraphFont" style:family="text">
      <style:text-properties fo:language="en" fo:country="US"/>
    </style:style>
    <style:style style:name="P90" style:parent-style-name="Normal" style:family="paragraph">
      <style:text-properties fo:language="en" fo:country="US"/>
    </style:style>
    <style:style style:name="P91" style:parent-style-name="Normal" style:family="paragraph">
      <style:text-properties fo:language="en" fo:country="US"/>
    </style:style>
    <style:style style:name="P92" style:parent-style-name="Normal" style:family="paragraph">
      <style:text-properties fo:language="en" fo:country="US"/>
    </style:style>
    <style:style style:name="P93" style:parent-style-name="Normal" style:family="paragraph">
      <style:text-properties fo:language="en" fo:country="US"/>
    </style:style>
    <style:style style:name="T94" style:parent-style-name="DefaultParagraphFont" style:family="text">
      <style:text-properties fo:background-color="#FFFF00" fo:language="en" fo:country="US"/>
    </style:style>
    <style:style style:name="T95" style:parent-style-name="DefaultParagraphFont" style:family="text">
      <style:text-properties fo:language="en" fo:country="US"/>
    </style:style>
    <style:style style:name="T96" style:parent-style-name="DefaultParagraphFont" style:family="text">
      <style:text-properties fo:color="#FF0000" fo:language="en" fo:country="US"/>
    </style:style>
    <style:style style:name="T97" style:parent-style-name="DefaultParagraphFont" style:family="text">
      <style:text-properties fo:language="en" fo:country="US"/>
    </style:style>
    <style:style style:name="P98" style:parent-style-name="Normal" style:family="paragraph">
      <style:text-properties fo:color="#FF0000" fo:language="en" fo:country="US"/>
    </style:style>
    <style:style style:name="P99" style:parent-style-name="Normal" style:family="paragraph">
      <style:text-properties fo:color="#FF0000" fo:language="en" fo:country="US"/>
    </style:style>
    <style:style style:name="P100" style:parent-style-name="Normal" style:family="paragraph">
      <style:text-properties fo:color="#FF0000" fo:language="en" fo:country="US"/>
    </style:style>
    <style:style style:name="P101" style:parent-style-name="Normal" style:family="paragraph">
      <style:text-properties fo:color="#FF0000" fo:language="en" fo:country="US"/>
    </style:style>
    <style:style style:name="P102" style:parent-style-name="Normal" style:family="paragraph">
      <style:text-properties fo:color="#FF0000" fo:language="en" fo:country="US"/>
    </style:style>
    <style:style style:name="P103" style:parent-style-name="Normal" style:family="paragraph">
      <style:text-properties fo:color="#FF0000" fo:language="en" fo:country="US"/>
    </style:style>
    <style:style style:name="P104" style:parent-style-name="Normal" style:family="paragraph">
      <style:text-properties fo:language="en" fo:country="US"/>
    </style:style>
    <style:style style:name="P105" style:parent-style-name="Normal" style:family="paragraph">
      <style:text-properties fo:language="en" fo:country="US"/>
    </style:style>
    <style:style style:name="P106" style:parent-style-name="Normal" style:family="paragraph">
      <style:text-properties fo:language="en" fo:country="US"/>
    </style:style>
    <style:style style:name="T107" style:parent-style-name="DefaultParagraphFont" style:family="text">
      <style:text-properties fo:background-color="#FFFF00" fo:language="en" fo:country="US"/>
    </style:style>
    <style:style style:name="T108" style:parent-style-name="DefaultParagraphFont" style:family="text">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T115" style:parent-style-name="DefaultParagraphFont" style:family="text">
      <style:text-properties fo:background-color="#FFFF00"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Normal" style:family="paragraph">
      <style:text-properties fo:language="en" fo:country="US"/>
    </style:style>
    <style:style style:name="T122" style:parent-style-name="DefaultParagraphFont" style:family="text">
      <style:text-properties fo:background-color="#FFFF00" fo:language="en" fo:country="US"/>
    </style:style>
    <style:style style:name="P123" style:parent-style-name="Normal" style:family="paragraph">
      <style:text-properties fo:language="en" fo:country="US"/>
    </style:style>
    <style:style style:name="P124" style:parent-style-name="Normal" style:family="paragraph">
      <style:text-properties fo:language="en" fo:country="US"/>
    </style:style>
    <style:style style:name="P125" style:parent-style-name="Normal" style:family="paragraph">
      <style:text-properties fo:language="en" fo:country="US"/>
    </style:style>
    <style:style style:name="P126" style:parent-style-name="Normal" style:family="paragraph">
      <style:text-properties fo:language="en" fo:country="US"/>
    </style:style>
    <style:style style:name="P127" style:parent-style-name="Normal" style:family="paragraph">
      <style:text-properties fo:language="en" fo:country="US"/>
    </style:style>
    <style:style style:name="P128" style:parent-style-name="Normal" style:family="paragraph">
      <style:text-properties fo:language="en" fo:country="US"/>
    </style:style>
    <style:style style:name="P129" style:parent-style-name="Normal" style:family="paragraph">
      <style:text-properties fo:language="en" fo:country="US"/>
    </style:style>
    <style:style style:name="T130" style:parent-style-name="DefaultParagraphFont" style:family="text">
      <style:text-properties fo:background-color="#FFFF00" fo:language="en" fo:country="US"/>
    </style:style>
    <style:style style:name="P131" style:parent-style-name="Normal" style:family="paragraph">
      <style:text-properties fo:language="en" fo:country="US"/>
    </style:style>
    <style:style style:name="P132" style:parent-style-name="Normal" style:family="paragraph">
      <style:text-properties fo:language="en" fo:country="US"/>
    </style:style>
    <style:style style:name="P133" style:parent-style-name="Normal" style:family="paragraph">
      <style:text-properties fo:language="en" fo:country="US"/>
    </style:style>
    <style:style style:name="P134" style:parent-style-name="Normal" style:family="paragraph">
      <style:text-properties fo:language="en" fo:country="US"/>
    </style:style>
    <style:style style:name="P135" style:parent-style-name="Normal" style:family="paragraph">
      <style:text-properties fo:language="en" fo:country="US"/>
    </style:style>
    <style:style style:name="T136" style:parent-style-name="DefaultParagraphFont" style:family="text">
      <style:text-properties fo:background-color="#FFFF00" fo:language="en" fo:country="US"/>
    </style:style>
    <style:style style:name="P137" style:parent-style-name="Normal" style:family="paragraph">
      <style:text-properties fo:language="en" fo:country="US"/>
    </style:style>
    <style:style style:name="P138" style:parent-style-name="Normal" style:family="paragraph">
      <style:text-properties fo:language="en" fo:country="US"/>
    </style:style>
    <style:style style:name="P139" style:parent-style-name="Normal" style:family="paragraph">
      <style:text-properties fo:language="en" fo:country="US"/>
    </style:style>
    <style:style style:name="P140" style:parent-style-name="Normal" style:family="paragraph">
      <style:text-properties fo:language="en" fo:country="US"/>
    </style:style>
    <style:style style:name="P141" style:parent-style-name="Normal" style:family="paragraph">
      <style:text-properties fo:language="en" fo:country="US"/>
    </style:style>
    <style:style style:name="P142" style:parent-style-name="Normal" style:family="paragraph">
      <style:text-properties fo:language="en" fo:country="US"/>
    </style:style>
    <style:style style:name="P143" style:parent-style-name="Normal" style:family="paragraph">
      <style:text-properties fo:language="en" fo:country="US"/>
    </style:style>
    <style:style style:name="P144" style:parent-style-name="Normal" style:family="paragraph">
      <style:text-properties fo:language="en" fo:country="US"/>
    </style:style>
    <style:style style:name="P145" style:parent-style-name="Normal" style:family="paragraph">
      <style:text-properties fo:language="en" fo:country="US"/>
    </style:style>
    <style:style style:name="P146" style:parent-style-name="Normal" style:family="paragraph">
      <style:text-properties fo:color="#FF0000" fo:language="en" fo:country="US"/>
    </style:style>
    <style:style style:name="P147" style:parent-style-name="Normal" style:family="paragraph">
      <style:text-properties fo:color="#FF0000" fo:language="en" fo:country="US"/>
    </style:style>
    <style:style style:name="P148" style:parent-style-name="Normal" style:family="paragraph">
      <style:text-properties fo:color="#FF0000" fo:language="en" fo:country="US"/>
    </style:style>
    <style:style style:name="P149" style:parent-style-name="Normal" style:family="paragraph">
      <style:text-properties fo:color="#FF0000" fo:language="en" fo:country="US"/>
    </style:style>
    <style:style style:name="P150" style:parent-style-name="Normal" style:family="paragraph">
      <style:text-properties fo:color="#FF0000" fo:language="en" fo:country="US"/>
    </style:style>
    <style:style style:name="T151" style:parent-style-name="DefaultParagraphFont" style:family="text">
      <style:text-properties fo:background-color="#FFFF00" fo:language="en" fo:country="US"/>
    </style:style>
    <style:style style:name="P152" style:parent-style-name="Normal" style:family="paragraph">
      <style:text-properties fo:language="en" fo:country="US"/>
    </style:style>
    <style:style style:name="P153" style:parent-style-name="Normal" style:family="paragraph">
      <style:text-properties fo:color="#7030A0" fo:language="en" fo:country="US"/>
    </style:style>
    <style:style style:name="P154" style:parent-style-name="Normal" style:family="paragraph">
      <style:text-properties fo:color="#7030A0" fo:language="en" fo:country="US"/>
    </style:style>
    <style:style style:name="P155" style:parent-style-name="Normal" style:family="paragraph">
      <style:text-properties fo:color="#7030A0" fo:language="en" fo:country="US"/>
    </style:style>
    <style:style style:name="P156" style:parent-style-name="Normal" style:family="paragraph">
      <style:text-properties fo:color="#7030A0" fo:language="en" fo:country="US"/>
    </style:style>
    <style:style style:name="P157" style:parent-style-name="Normal" style:family="paragraph">
      <style:text-properties fo:color="#7030A0" fo:language="en" fo:country="US"/>
    </style:style>
    <style:style style:name="P158" style:parent-style-name="Normal" style:family="paragraph">
      <style:text-properties fo:color="#7030A0" fo:language="en" fo:country="US"/>
    </style:style>
    <style:style style:name="P159" style:parent-style-name="Normal" style:family="paragraph">
      <style:text-properties fo:color="#7030A0" fo:language="en" fo:country="US"/>
    </style:style>
    <style:style style:name="P160" style:parent-style-name="Normal" style:family="paragraph">
      <style:text-properties fo:color="#7030A0" fo:language="en" fo:country="US"/>
    </style:style>
    <style:style style:name="P161" style:parent-style-name="Normal" style:family="paragraph">
      <style:text-properties fo:color="#7030A0" fo:language="en" fo:country="US"/>
    </style:style>
    <style:style style:name="P162" style:parent-style-name="Normal" style:family="paragraph">
      <style:text-properties fo:color="#7030A0" fo:language="en" fo:country="US"/>
    </style:style>
    <style:style style:name="P163" style:parent-style-name="Normal" style:family="paragraph">
      <style:text-properties fo:color="#7030A0" fo:language="en" fo:country="US"/>
    </style:style>
    <style:style style:name="P164" style:parent-style-name="Normal" style:family="paragraph">
      <style:text-properties fo:color="#7030A0" fo:language="en" fo:country="US"/>
    </style:style>
    <style:style style:name="P165" style:parent-style-name="Normal" style:family="paragraph">
      <style:text-properties fo:color="#7030A0" fo:language="en" fo:country="US"/>
    </style:style>
    <style:style style:name="P166" style:parent-style-name="Normal" style:family="paragraph">
      <style:text-properties fo:color="#7030A0" fo:language="en" fo:country="US"/>
    </style:style>
    <style:style style:name="P167" style:parent-style-name="Normal" style:family="paragraph">
      <style:text-properties fo:color="#7030A0" fo:language="en" fo:country="US"/>
    </style:style>
    <style:style style:name="P168" style:parent-style-name="Normal" style:family="paragraph">
      <style:text-properties fo:color="#7030A0" fo:language="en" fo:country="US"/>
    </style:style>
    <style:style style:name="P169" style:parent-style-name="Normal" style:family="paragraph">
      <style:text-properties fo:color="#7030A0" fo:language="en" fo:country="US"/>
    </style:style>
    <style:style style:name="P170" style:parent-style-name="Normal" style:family="paragraph">
      <style:text-properties fo:color="#7030A0" fo:language="en" fo:country="US"/>
    </style:style>
    <style:style style:name="P171" style:parent-style-name="Normal" style:family="paragraph">
      <style:text-properties fo:color="#7030A0" fo:language="en" fo:country="US"/>
    </style:style>
    <style:style style:name="P172" style:parent-style-name="Normal" style:family="paragraph">
      <style:text-properties fo:color="#7030A0" fo:language="en" fo:country="US"/>
    </style:style>
    <style:style style:name="T17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7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75" style:parent-style-name="Strong" style:family="text">
      <style:text-properties style:font-name="Georgia" fo:font-style="italic" style:font-style-asian="italic" style:font-style-complex="italic" fo:color="#292929" fo:letter-spacing="-0.0006in" fo:font-size="16pt" style:font-size-asian="16pt" style:font-size-complex="16pt" fo:background-color="#FFFFFF"/>
    </style:style>
    <style:style style:name="TableColumn177" style:family="table-column">
      <style:table-column-properties style:column-width="9.6875in"/>
    </style:style>
    <style:style style:name="Table176" style:family="table">
      <style:table-properties style:width="9.6875in" fo:margin-left="0in" table:align="left"/>
    </style:style>
    <style:style style:name="TableRow178" style:family="table-row">
      <style:table-row-properties/>
    </style:style>
    <style:style style:name="TableCell179" style:family="table-cell">
      <style:table-cell-properties fo:border="none" style:writing-mode="lr-tb" style:vertical-align="bottom" fo:padding-top="0in" fo:padding-left="0in" fo:padding-bottom="0in" fo:padding-right="0in"/>
    </style:style>
    <style:style style:name="P180" style:parent-style-name="Normal" style:family="paragraph">
      <style:paragraph-properties style:vertical-align="baseline" fo:margin-bottom="0in" style:line-height-at-least="0.1833in" fo:background-color="#FFFFFF"/>
      <style:text-properties fo:hyphenate="true"/>
    </style:style>
    <style:style style:name="T181" style:parent-style-name="DefaultParagraphFont" style:family="text">
      <style:text-properties style:font-name="Consolas" style:font-name-asian="Times New Roman" style:font-name-complex="Courier New" fo:color="#008200" fo:font-size="12pt" style:font-size-asian="12pt" style:font-size-complex="12pt" style:language-asian="en" style:country-asian="IN"/>
    </style:style>
    <style:style style:name="P182" style:parent-style-name="Normal" style:family="paragraph">
      <style:paragraph-properties style:vertical-align="baseline" fo:margin-bottom="0in" style:line-height-at-least="0.1833in" fo:background-color="#FFFFFF"/>
      <style:text-properties fo:hyphenate="true"/>
    </style:style>
    <style:style style:name="T183"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P184" style:parent-style-name="Normal" style:family="paragraph">
      <style:paragraph-properties style:vertical-align="baseline" fo:margin-bottom="0in" style:line-height-at-least="0.1833in" fo:background-color="#FFFFFF"/>
      <style:text-properties fo:hyphenate="true"/>
    </style:style>
    <style:style style:name="T185"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T186"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P187" style:parent-style-name="Normal" style:family="paragraph">
      <style:paragraph-properties style:vertical-align="baseline" fo:margin-bottom="0in" style:line-height-at-least="0.1833in" fo:background-color="#FFFFFF"/>
      <style:text-properties fo:hyphenate="true"/>
    </style:style>
    <style:style style:name="T188"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P189" style:parent-style-name="Normal" style:family="paragraph">
      <style:paragraph-properties style:vertical-align="baseline" fo:margin-bottom="0in" style:line-height-at-least="0.1833in" fo:background-color="#FFFFFF"/>
      <style:text-properties fo:hyphenate="true"/>
    </style:style>
    <style:style style:name="T190"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191"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T192"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P193" style:parent-style-name="Normal" style:family="paragraph">
      <style:paragraph-properties style:vertical-align="baseline" fo:margin-bottom="0in" style:line-height-at-least="0.1833in" fo:background-color="#FFFFFF"/>
      <style:text-properties fo:hyphenate="true"/>
    </style:style>
    <style:style style:name="T194"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195"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P196" style:parent-style-name="Normal" style:family="paragraph">
      <style:paragraph-properties style:vertical-align="baseline" fo:margin-bottom="0in" style:line-height-at-least="0.1833in" fo:background-color="#FFFFFF"/>
      <style:text-properties fo:hyphenate="true"/>
    </style:style>
    <style:style style:name="T197"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198" style:parent-style-name="DefaultParagraphFont" style:family="text">
      <style:text-properties style:font-name="Consolas" style:font-name-asian="Times New Roman" style:font-name-complex="Courier New" fo:color="#FF1493" fo:font-size="12pt" style:font-size-asian="12pt" style:font-size-complex="12pt" style:language-asian="en" style:country-asian="IN"/>
    </style:style>
    <style:style style:name="T199" style:parent-style-name="DefaultParagraphFont" style:family="text">
      <style:text-properties style:font-name="Consolas" style:font-name-asian="Times New Roman" fo:font-size="12pt" style:font-size-asian="12pt" style:font-size-complex="12pt" style:language-asian="en" style:country-asian="IN"/>
    </style:style>
    <style:style style:name="T200"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T201" style:parent-style-name="DefaultParagraphFont" style:family="text">
      <style:text-properties style:font-name="Consolas" style:font-name-asian="Times New Roman" style:font-name-complex="Courier New" fo:color="#0000FF" fo:font-size="12pt" style:font-size-asian="12pt" style:font-size-complex="12pt" style:language-asian="en" style:country-asian="IN"/>
    </style:style>
    <style:style style:name="P202" style:parent-style-name="Normal" style:family="paragraph">
      <style:paragraph-properties style:vertical-align="baseline" fo:margin-bottom="0in" style:line-height-at-least="0.1833in" fo:background-color="#FFFFFF"/>
      <style:text-properties fo:hyphenate="true"/>
    </style:style>
    <style:style style:name="T203"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204"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P205" style:parent-style-name="Normal" style:family="paragraph">
      <style:paragraph-properties style:vertical-align="baseline" fo:margin-bottom="0in" style:line-height-at-least="0.1833in" fo:background-color="#FFFFFF"/>
      <style:text-properties fo:hyphenate="true"/>
    </style:style>
    <style:style style:name="T206"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207" style:parent-style-name="DefaultParagraphFont" style:family="text">
      <style:text-properties style:font-name="Consolas" style:font-name-asian="Times New Roman" style:font-name-complex="Courier New" fo:color="#FF1493" fo:font-size="12pt" style:font-size-asian="12pt" style:font-size-complex="12pt" style:language-asian="en" style:country-asian="IN"/>
    </style:style>
    <style:style style:name="P208" style:parent-style-name="Normal" style:family="paragraph">
      <style:paragraph-properties style:vertical-align="baseline" fo:margin-bottom="0in" style:line-height-at-least="0.1833in" fo:background-color="#FFFFFF"/>
      <style:text-properties fo:hyphenate="true"/>
    </style:style>
    <style:style style:name="T209"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P210" style:parent-style-name="Normal" style:family="paragraph">
      <style:paragraph-properties fo:margin-bottom="0.1562in"/>
      <style:text-properties style:font-name="inherit" style:font-name-asian="Times New Roman" fo:font-size="18pt" style:font-size-asian="18pt" style:font-size-complex="18pt" style:language-asian="en" style:country-asian="IN" fo:hyphenate="true"/>
    </style:style>
    <style:style style:name="P211"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212"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213"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214"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215"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TableColumn217" style:family="table-column">
      <style:table-column-properties style:column-width="9.6875in"/>
    </style:style>
    <style:style style:name="Table216" style:family="table">
      <style:table-properties style:width="9.6875in" fo:margin-left="0in" table:align="left"/>
    </style:style>
    <style:style style:name="TableRow218" style:family="table-row">
      <style:table-row-properties/>
    </style:style>
    <style:style style:name="TableCell219" style:family="table-cell">
      <style:table-cell-properties fo:border="none" style:writing-mode="lr-tb" style:vertical-align="bottom" fo:padding-top="0in" fo:padding-left="0in" fo:padding-bottom="0in" fo:padding-right="0in"/>
    </style:style>
    <style:style style:name="P220" style:parent-style-name="Normal" style:family="paragraph">
      <style:paragraph-properties style:vertical-align="baseline" fo:margin-bottom="0in" style:line-height-at-least="0.1833in" fo:background-color="#FFFFFF"/>
      <style:text-properties fo:hyphenate="true"/>
    </style:style>
    <style:style style:name="T221" style:parent-style-name="DefaultParagraphFont" style:family="text">
      <style:text-properties style:font-name="Consolas" style:font-name-asian="Times New Roman" style:font-name-complex="Courier New" fo:color="#008200" fo:font-size="12pt" style:font-size-asian="12pt" style:font-size-complex="12pt" style:language-asian="en" style:country-asian="IN"/>
    </style:style>
    <style:style style:name="P222" style:parent-style-name="Normal" style:family="paragraph">
      <style:paragraph-properties style:vertical-align="baseline" fo:margin-bottom="0in" style:line-height-at-least="0.1833in" fo:background-color="#FFFFFF"/>
      <style:text-properties fo:hyphenate="true"/>
    </style:style>
    <style:style style:name="T223"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P224" style:parent-style-name="Normal" style:family="paragraph">
      <style:paragraph-properties style:vertical-align="baseline" fo:margin-bottom="0in" style:line-height-at-least="0.1833in" fo:background-color="#FFFFFF"/>
      <style:text-properties fo:hyphenate="true"/>
    </style:style>
    <style:style style:name="T225"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P226" style:parent-style-name="Normal" style:family="paragraph">
      <style:paragraph-properties style:vertical-align="baseline" fo:margin-bottom="0in" style:line-height-at-least="0.1833in" fo:background-color="#FFFFFF"/>
      <style:text-properties fo:hyphenate="true"/>
    </style:style>
    <style:style style:name="T227"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T228"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P229" style:parent-style-name="Normal" style:family="paragraph">
      <style:paragraph-properties style:vertical-align="baseline" fo:margin-bottom="0in" style:line-height-at-least="0.1833in" fo:background-color="#FFFFFF"/>
      <style:text-properties fo:hyphenate="true"/>
    </style:style>
    <style:style style:name="T230"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P231" style:parent-style-name="Normal" style:family="paragraph">
      <style:paragraph-properties style:vertical-align="baseline" fo:margin-bottom="0in" style:line-height-at-least="0.1833in" fo:background-color="#FFFFFF"/>
      <style:text-properties fo:hyphenate="true"/>
    </style:style>
    <style:style style:name="T232"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233"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T234"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P235" style:parent-style-name="Normal" style:family="paragraph">
      <style:paragraph-properties style:vertical-align="baseline" fo:margin-bottom="0in" style:line-height-at-least="0.1833in" fo:background-color="#FFFFFF"/>
      <style:text-properties fo:hyphenate="true"/>
    </style:style>
    <style:style style:name="T236"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237"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P238" style:parent-style-name="Normal" style:family="paragraph">
      <style:paragraph-properties style:vertical-align="baseline" fo:margin-bottom="0in" style:line-height-at-least="0.1833in" fo:background-color="#FFFFFF"/>
      <style:text-properties fo:hyphenate="true"/>
    </style:style>
    <style:style style:name="T239"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240" style:parent-style-name="DefaultParagraphFont" style:family="text">
      <style:text-properties style:font-name="Consolas" style:font-name-asian="Times New Roman" style:font-name-complex="Courier New" fo:color="#FF1493" fo:font-size="12pt" style:font-size-asian="12pt" style:font-size-complex="12pt" style:language-asian="en" style:country-asian="IN"/>
    </style:style>
    <style:style style:name="T241" style:parent-style-name="DefaultParagraphFont" style:family="text">
      <style:text-properties style:font-name="Consolas" style:font-name-asian="Times New Roman" fo:font-size="12pt" style:font-size-asian="12pt" style:font-size-complex="12pt" style:language-asian="en" style:country-asian="IN"/>
    </style:style>
    <style:style style:name="T242"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T243" style:parent-style-name="DefaultParagraphFont" style:family="text">
      <style:text-properties style:font-name="Consolas" style:font-name-asian="Times New Roman" style:font-name-complex="Courier New" fo:color="#0000FF" fo:font-size="12pt" style:font-size-asian="12pt" style:font-size-complex="12pt" style:language-asian="en" style:country-asian="IN"/>
    </style:style>
    <style:style style:name="P244" style:parent-style-name="Normal" style:family="paragraph">
      <style:paragraph-properties style:vertical-align="baseline" fo:margin-bottom="0in" style:line-height-at-least="0.1833in" fo:background-color="#FFFFFF"/>
      <style:text-properties fo:hyphenate="true"/>
    </style:style>
    <style:style style:name="T245"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246"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P247" style:parent-style-name="Normal" style:family="paragraph">
      <style:paragraph-properties style:vertical-align="baseline" fo:margin-bottom="0in" style:line-height-at-least="0.1833in" fo:background-color="#FFFFFF"/>
      <style:text-properties fo:hyphenate="true"/>
    </style:style>
    <style:style style:name="T248"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249"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P250" style:parent-style-name="Normal" style:family="paragraph">
      <style:paragraph-properties style:vertical-align="baseline" fo:margin-bottom="0in" style:line-height-at-least="0.1833in" fo:background-color="#FFFFFF"/>
      <style:text-properties fo:hyphenate="true"/>
    </style:style>
    <style:style style:name="T251"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252"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P253" style:parent-style-name="Normal" style:family="paragraph">
      <style:paragraph-properties style:vertical-align="baseline" fo:margin-bottom="0in" style:line-height-at-least="0.1833in" fo:background-color="#FFFFFF"/>
      <style:text-properties fo:hyphenate="true"/>
    </style:style>
    <style:style style:name="T254"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255" style:parent-style-name="DefaultParagraphFont" style:family="text">
      <style:text-properties style:font-name="Consolas" style:font-name-asian="Times New Roman" style:font-name-complex="Courier New" fo:color="#FF1493" fo:font-size="12pt" style:font-size-asian="12pt" style:font-size-complex="12pt" style:language-asian="en" style:country-asian="IN"/>
    </style:style>
    <style:style style:name="P256" style:parent-style-name="Normal" style:family="paragraph">
      <style:paragraph-properties style:vertical-align="baseline" fo:margin-bottom="0in" style:line-height-at-least="0.1833in" fo:background-color="#FFFFFF"/>
      <style:text-properties fo:hyphenate="true"/>
    </style:style>
    <style:style style:name="T257"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P258"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259"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260"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261"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262"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TableColumn264" style:family="table-column">
      <style:table-column-properties style:column-width="9.6875in"/>
    </style:style>
    <style:style style:name="Table263" style:family="table">
      <style:table-properties style:width="9.6875in" fo:margin-left="0in" table:align="left"/>
    </style:style>
    <style:style style:name="TableRow265" style:family="table-row">
      <style:table-row-properties/>
    </style:style>
    <style:style style:name="TableCell266" style:family="table-cell">
      <style:table-cell-properties fo:border="none" style:writing-mode="lr-tb" style:vertical-align="bottom" fo:padding-top="0in" fo:padding-left="0in" fo:padding-bottom="0in" fo:padding-right="0in"/>
    </style:style>
    <style:style style:name="P267" style:parent-style-name="Normal" style:family="paragraph">
      <style:paragraph-properties style:vertical-align="baseline" fo:margin-bottom="0in" style:line-height-at-least="0.1833in" fo:background-color="#FFFFFF"/>
      <style:text-properties fo:hyphenate="true"/>
    </style:style>
    <style:style style:name="T268" style:parent-style-name="DefaultParagraphFont" style:family="text">
      <style:text-properties style:font-name="Consolas" style:font-name-asian="Times New Roman" style:font-name-complex="Courier New" fo:color="#008200" fo:font-size="12pt" style:font-size-asian="12pt" style:font-size-complex="12pt" style:language-asian="en" style:country-asian="IN"/>
    </style:style>
    <style:style style:name="P269" style:parent-style-name="Normal" style:family="paragraph">
      <style:paragraph-properties style:vertical-align="baseline" fo:margin-bottom="0in" style:line-height-at-least="0.1833in" fo:background-color="#FFFFFF"/>
      <style:text-properties fo:hyphenate="true"/>
    </style:style>
    <style:style style:name="T270"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P271" style:parent-style-name="Normal" style:family="paragraph">
      <style:paragraph-properties style:vertical-align="baseline" fo:margin-bottom="0in" style:line-height-at-least="0.1833in" fo:background-color="#FFFFFF"/>
      <style:text-properties fo:hyphenate="true"/>
    </style:style>
    <style:style style:name="T272"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T273"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P274" style:parent-style-name="Normal" style:family="paragraph">
      <style:paragraph-properties style:vertical-align="baseline" fo:margin-bottom="0in" style:line-height-at-least="0.1833in" fo:background-color="#FFFFFF"/>
      <style:text-properties fo:hyphenate="true"/>
    </style:style>
    <style:style style:name="T275"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P276" style:parent-style-name="Normal" style:family="paragraph">
      <style:paragraph-properties style:vertical-align="baseline" fo:margin-bottom="0in" style:line-height-at-least="0.1833in" fo:background-color="#FFFFFF"/>
      <style:text-properties fo:hyphenate="true"/>
    </style:style>
    <style:style style:name="T277"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278"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T279"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P280" style:parent-style-name="Normal" style:family="paragraph">
      <style:paragraph-properties style:vertical-align="baseline" fo:margin-bottom="0in" style:line-height-at-least="0.1833in" fo:background-color="#FFFFFF"/>
      <style:text-properties fo:hyphenate="true"/>
    </style:style>
    <style:style style:name="T281"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282"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P283" style:parent-style-name="Normal" style:family="paragraph">
      <style:paragraph-properties style:vertical-align="baseline" fo:margin-bottom="0in" style:line-height-at-least="0.1833in" fo:background-color="#FFFFFF"/>
      <style:text-properties fo:hyphenate="true"/>
    </style:style>
    <style:style style:name="T284"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285" style:parent-style-name="DefaultParagraphFont" style:family="text">
      <style:text-properties style:font-name="Consolas" style:font-name-asian="Times New Roman" style:font-name-complex="Courier New" fo:color="#FF1493" fo:font-size="12pt" style:font-size-asian="12pt" style:font-size-complex="12pt" style:language-asian="en" style:country-asian="IN"/>
    </style:style>
    <style:style style:name="T286" style:parent-style-name="DefaultParagraphFont" style:family="text">
      <style:text-properties style:font-name="Consolas" style:font-name-asian="Times New Roman" fo:font-size="12pt" style:font-size-asian="12pt" style:font-size-complex="12pt" style:language-asian="en" style:country-asian="IN"/>
    </style:style>
    <style:style style:name="T287"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T288" style:parent-style-name="DefaultParagraphFont" style:family="text">
      <style:text-properties style:font-name="Consolas" style:font-name-asian="Times New Roman" style:font-name-complex="Courier New" fo:color="#0000FF" fo:font-size="12pt" style:font-size-asian="12pt" style:font-size-complex="12pt" style:language-asian="en" style:country-asian="IN"/>
    </style:style>
    <style:style style:name="P289" style:parent-style-name="Normal" style:family="paragraph">
      <style:paragraph-properties style:vertical-align="baseline" fo:margin-bottom="0in" style:line-height-at-least="0.1833in" fo:background-color="#FFFFFF"/>
      <style:text-properties fo:hyphenate="true"/>
    </style:style>
    <style:style style:name="T290"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291"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P292" style:parent-style-name="Normal" style:family="paragraph">
      <style:paragraph-properties style:vertical-align="baseline" fo:margin-bottom="0in" style:line-height-at-least="0.1833in" fo:background-color="#FFFFFF"/>
      <style:text-properties fo:hyphenate="true"/>
    </style:style>
    <style:style style:name="T293"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294" style:parent-style-name="DefaultParagraphFont" style:family="text">
      <style:text-properties style:font-name="Consolas" style:font-name-asian="Times New Roman" style:font-name-complex="Courier New" fo:color="#FF1493" fo:font-size="12pt" style:font-size-asian="12pt" style:font-size-complex="12pt" style:language-asian="en" style:country-asian="IN"/>
    </style:style>
    <style:style style:name="P295" style:parent-style-name="Normal" style:family="paragraph">
      <style:paragraph-properties style:vertical-align="baseline" fo:margin-bottom="0in" style:line-height-at-least="0.1833in" fo:background-color="#FFFFFF"/>
      <style:text-properties fo:hyphenate="true"/>
    </style:style>
    <style:style style:name="T296"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P297" style:parent-style-name="Normal" style:family="paragraph">
      <style:paragraph-properties fo:margin-bottom="0.1562in"/>
      <style:text-properties style:font-name="inherit" style:font-name-asian="Times New Roman" fo:font-size="18pt" style:font-size-asian="18pt" style:font-size-complex="18pt" style:language-asian="en" style:country-asian="IN" fo:hyphenate="true"/>
    </style:style>
    <style:style style:name="P298"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299"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300"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301"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302"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TableColumn304" style:family="table-column">
      <style:table-column-properties style:column-width="9.6875in"/>
    </style:style>
    <style:style style:name="Table303" style:family="table">
      <style:table-properties style:width="9.6875in" fo:margin-left="0in" table:align="left"/>
    </style:style>
    <style:style style:name="TableRow305" style:family="table-row">
      <style:table-row-properties/>
    </style:style>
    <style:style style:name="TableCell306" style:family="table-cell">
      <style:table-cell-properties fo:border="none" style:writing-mode="lr-tb" style:vertical-align="bottom" fo:padding-top="0in" fo:padding-left="0in" fo:padding-bottom="0in" fo:padding-right="0in"/>
    </style:style>
    <style:style style:name="P307" style:parent-style-name="Normal" style:family="paragraph">
      <style:paragraph-properties style:vertical-align="baseline" fo:margin-bottom="0in" style:line-height-at-least="0.1833in" fo:background-color="#FFFFFF"/>
      <style:text-properties fo:hyphenate="true"/>
    </style:style>
    <style:style style:name="T308" style:parent-style-name="DefaultParagraphFont" style:family="text">
      <style:text-properties style:font-name="Consolas" style:font-name-asian="Times New Roman" style:font-name-complex="Courier New" fo:color="#008200" fo:font-size="12pt" style:font-size-asian="12pt" style:font-size-complex="12pt" style:language-asian="en" style:country-asian="IN"/>
    </style:style>
    <style:style style:name="P309" style:parent-style-name="Normal" style:family="paragraph">
      <style:paragraph-properties style:vertical-align="baseline" fo:margin-bottom="0in" style:line-height-at-least="0.1833in" fo:background-color="#FFFFFF"/>
      <style:text-properties fo:hyphenate="true"/>
    </style:style>
    <style:style style:name="T310"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P311" style:parent-style-name="Normal" style:family="paragraph">
      <style:paragraph-properties style:vertical-align="baseline" fo:margin-bottom="0in" style:line-height-at-least="0.1833in" fo:background-color="#FFFFFF"/>
      <style:text-properties fo:hyphenate="true"/>
    </style:style>
    <style:style style:name="T312"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P313" style:parent-style-name="Normal" style:family="paragraph">
      <style:paragraph-properties style:vertical-align="baseline" fo:margin-bottom="0in" style:line-height-at-least="0.1833in" fo:background-color="#FFFFFF"/>
      <style:text-properties fo:hyphenate="true"/>
    </style:style>
    <style:style style:name="T314"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T315"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P316" style:parent-style-name="Normal" style:family="paragraph">
      <style:paragraph-properties style:vertical-align="baseline" fo:margin-bottom="0in" style:line-height-at-least="0.1833in" fo:background-color="#FFFFFF"/>
      <style:text-properties fo:hyphenate="true"/>
    </style:style>
    <style:style style:name="T317"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P318" style:parent-style-name="Normal" style:family="paragraph">
      <style:paragraph-properties style:vertical-align="baseline" fo:margin-bottom="0in" style:line-height-at-least="0.1833in" fo:background-color="#FFFFFF"/>
      <style:text-properties fo:hyphenate="true"/>
    </style:style>
    <style:style style:name="T319"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320"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T321"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P322" style:parent-style-name="Normal" style:family="paragraph">
      <style:paragraph-properties style:vertical-align="baseline" fo:margin-bottom="0in" style:line-height-at-least="0.1833in" fo:background-color="#FFFFFF"/>
      <style:text-properties fo:hyphenate="true"/>
    </style:style>
    <style:style style:name="T323"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324"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P325" style:parent-style-name="Normal" style:family="paragraph">
      <style:paragraph-properties style:vertical-align="baseline" fo:margin-bottom="0in" style:line-height-at-least="0.1833in" fo:background-color="#FFFFFF"/>
      <style:text-properties fo:hyphenate="true"/>
    </style:style>
    <style:style style:name="T326"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327" style:parent-style-name="DefaultParagraphFont" style:family="text">
      <style:text-properties style:font-name="Consolas" style:font-name-asian="Times New Roman" style:font-name-complex="Courier New" fo:color="#FF1493" fo:font-size="12pt" style:font-size-asian="12pt" style:font-size-complex="12pt" style:language-asian="en" style:country-asian="IN"/>
    </style:style>
    <style:style style:name="T328" style:parent-style-name="DefaultParagraphFont" style:family="text">
      <style:text-properties style:font-name="Consolas" style:font-name-asian="Times New Roman" fo:font-size="12pt" style:font-size-asian="12pt" style:font-size-complex="12pt" style:language-asian="en" style:country-asian="IN"/>
    </style:style>
    <style:style style:name="T329"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T330" style:parent-style-name="DefaultParagraphFont" style:family="text">
      <style:text-properties style:font-name="Consolas" style:font-name-asian="Times New Roman" style:font-name-complex="Courier New" fo:color="#0000FF" fo:font-size="12pt" style:font-size-asian="12pt" style:font-size-complex="12pt" style:language-asian="en" style:country-asian="IN"/>
    </style:style>
    <style:style style:name="P331" style:parent-style-name="Normal" style:family="paragraph">
      <style:paragraph-properties style:vertical-align="baseline" fo:margin-bottom="0in" style:line-height-at-least="0.1833in" fo:background-color="#FFFFFF"/>
      <style:text-properties fo:hyphenate="true"/>
    </style:style>
    <style:style style:name="T332"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333"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P334" style:parent-style-name="Normal" style:family="paragraph">
      <style:paragraph-properties style:vertical-align="baseline" fo:margin-bottom="0in" style:line-height-at-least="0.1833in" fo:background-color="#FFFFFF"/>
      <style:text-properties fo:hyphenate="true"/>
    </style:style>
    <style:style style:name="T335"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336"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P337" style:parent-style-name="Normal" style:family="paragraph">
      <style:paragraph-properties style:vertical-align="baseline" fo:margin-bottom="0in" style:line-height-at-least="0.1833in" fo:background-color="#FFFFFF"/>
      <style:text-properties fo:hyphenate="true"/>
    </style:style>
    <style:style style:name="T338"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339" style:parent-style-name="DefaultParagraphFont" style:family="text">
      <style:text-properties style:font-name="Consolas" style:font-name-asian="Times New Roman" style:font-name-complex="Courier New" fo:color="#000000" fo:font-size="12pt" style:font-size-asian="12pt" style:font-size-complex="12pt" style:language-asian="en" style:country-asian="IN"/>
    </style:style>
    <style:style style:name="P340" style:parent-style-name="Normal" style:family="paragraph">
      <style:paragraph-properties style:vertical-align="baseline" fo:margin-bottom="0in" style:line-height-at-least="0.1833in" fo:background-color="#FFFFFF"/>
      <style:text-properties fo:hyphenate="true"/>
    </style:style>
    <style:style style:name="T341" style:parent-style-name="DefaultParagraphFont" style:family="text">
      <style:text-properties style:font-name="Consolas" style:font-name-asian="Times New Roman" style:font-name-complex="Courier New" fo:color="#BD4147" fo:font-size="12pt" style:font-size-asian="12pt" style:font-size-complex="12pt" style:language-asian="en" style:country-asian="IN"/>
    </style:style>
    <style:style style:name="T342" style:parent-style-name="DefaultParagraphFont" style:family="text">
      <style:text-properties style:font-name="Consolas" style:font-name-asian="Times New Roman" style:font-name-complex="Courier New" fo:color="#FF1493" fo:font-size="12pt" style:font-size-asian="12pt" style:font-size-complex="12pt" style:language-asian="en" style:country-asian="IN"/>
    </style:style>
    <style:style style:name="P343" style:parent-style-name="Normal" style:family="paragraph">
      <style:paragraph-properties style:vertical-align="baseline" fo:margin-bottom="0in" style:line-height-at-least="0.1833in" fo:background-color="#FFFFFF"/>
      <style:text-properties fo:hyphenate="true"/>
    </style:style>
    <style:style style:name="T344" style:parent-style-name="DefaultParagraphFont" style:family="text">
      <style:text-properties style:font-name="Consolas" style:font-name-asian="Times New Roman" style:font-name-complex="Courier New" fo:font-weight="bold" style:font-weight-asian="bold" style:font-weight-complex="bold" fo:color="#006699" fo:font-size="12pt" style:font-size-asian="12pt" style:font-size-complex="12pt" style:language-asian="en" style:country-asian="IN"/>
    </style:style>
    <style:style style:name="P345"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346"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347"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348"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349"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TableColumn351" style:family="table-column">
      <style:table-column-properties style:column-width="9.6875in"/>
    </style:style>
    <style:style style:name="Table350" style:family="table">
      <style:table-properties style:width="9.6875in" fo:margin-left="0in" table:align="left"/>
    </style:style>
    <style:style style:name="TableRow352" style:family="table-row">
      <style:table-row-properties/>
    </style:style>
    <style:style style:name="TableCell353" style:family="table-cell">
      <style:table-cell-properties fo:border="none" style:writing-mode="lr-tb" style:vertical-align="bottom" fo:padding-top="0in" fo:padding-left="0in" fo:padding-bottom="0in" fo:padding-right="0in"/>
    </style:style>
    <style:style style:name="P354" style:parent-style-name="Normal" style:family="paragraph">
      <style:paragraph-properties style:vertical-align="baseline" fo:margin-bottom="0in" style:line-height-at-least="0.1833in" fo:background-color="#FFFFFF"/>
      <style:text-properties fo:hyphenate="true"/>
    </style:style>
    <style:style style:name="T355" style:parent-style-name="DefaultParagraphFont" style:family="text">
      <style:text-properties style:font-name="Consolas" style:font-name-asian="Times New Roman" style:font-name-complex="Courier New" fo:color="#008200" fo:font-size="10pt" style:font-size-asian="10pt" style:font-size-complex="10pt" style:language-asian="en" style:country-asian="IN"/>
    </style:style>
    <style:style style:name="P356" style:parent-style-name="Normal" style:family="paragraph">
      <style:paragraph-properties style:vertical-align="baseline" fo:margin-bottom="0in" style:line-height-at-least="0.1833in" fo:background-color="#FFFFFF"/>
      <style:text-properties fo:hyphenate="true"/>
    </style:style>
    <style:style style:name="T357"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P358" style:parent-style-name="Normal" style:family="paragraph">
      <style:paragraph-properties style:vertical-align="baseline" fo:margin-bottom="0in" style:line-height-at-least="0.1833in" fo:background-color="#FFFFFF"/>
      <style:text-properties fo:hyphenate="true"/>
    </style:style>
    <style:style style:name="T359"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T360"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P361" style:parent-style-name="Normal" style:family="paragraph">
      <style:paragraph-properties style:vertical-align="baseline" fo:margin-bottom="0in" style:line-height-at-least="0.1833in" fo:background-color="#FFFFFF"/>
      <style:text-properties fo:hyphenate="true"/>
    </style:style>
    <style:style style:name="T362"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P363" style:parent-style-name="Normal" style:family="paragraph">
      <style:paragraph-properties style:vertical-align="baseline" fo:margin-bottom="0in" style:line-height-at-least="0.1833in" fo:background-color="#FFFFFF"/>
      <style:text-properties fo:hyphenate="true"/>
    </style:style>
    <style:style style:name="T364"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365"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T366"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P367" style:parent-style-name="Normal" style:family="paragraph">
      <style:paragraph-properties style:vertical-align="baseline" fo:margin-bottom="0in" style:line-height-at-least="0.1833in" fo:background-color="#FFFFFF"/>
      <style:text-properties fo:hyphenate="true"/>
    </style:style>
    <style:style style:name="T368"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369"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P370" style:parent-style-name="Normal" style:family="paragraph">
      <style:paragraph-properties style:vertical-align="baseline" fo:margin-bottom="0in" style:line-height-at-least="0.1833in" fo:background-color="#FFFFFF"/>
      <style:text-properties fo:hyphenate="true"/>
    </style:style>
    <style:style style:name="T371"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372" style:parent-style-name="DefaultParagraphFont" style:family="text">
      <style:text-properties style:font-name="Consolas" style:font-name-asian="Times New Roman" style:font-name-complex="Courier New" fo:color="#FF1493" fo:font-size="10pt" style:font-size-asian="10pt" style:font-size-complex="10pt" style:language-asian="en" style:country-asian="IN"/>
    </style:style>
    <style:style style:name="T373" style:parent-style-name="DefaultParagraphFont" style:family="text">
      <style:text-properties style:font-name="Consolas" style:font-name-asian="Times New Roman" fo:font-size="12pt" style:font-size-asian="12pt" style:font-size-complex="12pt" style:language-asian="en" style:country-asian="IN"/>
    </style:style>
    <style:style style:name="T374"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T375" style:parent-style-name="DefaultParagraphFont" style:family="text">
      <style:text-properties style:font-name="Consolas" style:font-name-asian="Times New Roman" style:font-name-complex="Courier New" fo:color="#0000FF" fo:font-size="10pt" style:font-size-asian="10pt" style:font-size-complex="10pt" style:language-asian="en" style:country-asian="IN"/>
    </style:style>
    <style:style style:name="P376" style:parent-style-name="Normal" style:family="paragraph">
      <style:paragraph-properties style:vertical-align="baseline" fo:margin-bottom="0in" style:line-height-at-least="0.1833in" fo:background-color="#FFFFFF"/>
      <style:text-properties fo:hyphenate="true"/>
    </style:style>
    <style:style style:name="T377"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378"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P379" style:parent-style-name="Normal" style:family="paragraph">
      <style:paragraph-properties style:vertical-align="baseline" fo:margin-bottom="0in" style:line-height-at-least="0.1833in" fo:background-color="#FFFFFF"/>
      <style:text-properties fo:hyphenate="true"/>
    </style:style>
    <style:style style:name="T380"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381"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T382"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P383" style:parent-style-name="Normal" style:family="paragraph">
      <style:paragraph-properties style:vertical-align="baseline" fo:margin-bottom="0in" style:line-height-at-least="0.1833in" fo:background-color="#FFFFFF"/>
      <style:text-properties fo:hyphenate="true"/>
    </style:style>
    <style:style style:name="T384"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385"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P386" style:parent-style-name="Normal" style:family="paragraph">
      <style:paragraph-properties style:vertical-align="baseline" fo:margin-bottom="0in" style:line-height-at-least="0.1833in" fo:background-color="#FFFFFF"/>
      <style:text-properties fo:hyphenate="true"/>
    </style:style>
    <style:style style:name="T387"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388" style:parent-style-name="DefaultParagraphFont" style:family="text">
      <style:text-properties style:font-name="Consolas" style:font-name-asian="Times New Roman" style:font-name-complex="Courier New" fo:color="#FF1493" fo:font-size="10pt" style:font-size-asian="10pt" style:font-size-complex="10pt" style:language-asian="en" style:country-asian="IN"/>
    </style:style>
    <style:style style:name="T389" style:parent-style-name="DefaultParagraphFont" style:family="text">
      <style:text-properties style:font-name="Consolas" style:font-name-asian="Times New Roman" fo:font-size="12pt" style:font-size-asian="12pt" style:font-size-complex="12pt" style:language-asian="en" style:country-asian="IN"/>
    </style:style>
    <style:style style:name="T390"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T391" style:parent-style-name="DefaultParagraphFont" style:family="text">
      <style:text-properties style:font-name="Consolas" style:font-name-asian="Times New Roman" style:font-name-complex="Courier New" fo:color="#0000FF" fo:font-size="10pt" style:font-size-asian="10pt" style:font-size-complex="10pt" style:language-asian="en" style:country-asian="IN"/>
    </style:style>
    <style:style style:name="P392" style:parent-style-name="Normal" style:family="paragraph">
      <style:paragraph-properties style:vertical-align="baseline" fo:margin-bottom="0in" style:line-height-at-least="0.1833in" fo:background-color="#FFFFFF"/>
      <style:text-properties fo:hyphenate="true"/>
    </style:style>
    <style:style style:name="T393"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394"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P395" style:parent-style-name="Normal" style:family="paragraph">
      <style:paragraph-properties style:vertical-align="baseline" fo:margin-bottom="0in" style:line-height-at-least="0.1833in" fo:background-color="#FFFFFF"/>
      <style:text-properties fo:hyphenate="true"/>
    </style:style>
    <style:style style:name="T396"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397" style:parent-style-name="DefaultParagraphFont" style:family="text">
      <style:text-properties style:font-name="Consolas" style:font-name-asian="Times New Roman" style:font-name-complex="Courier New" fo:color="#FF1493" fo:font-size="10pt" style:font-size-asian="10pt" style:font-size-complex="10pt" style:language-asian="en" style:country-asian="IN"/>
    </style:style>
    <style:style style:name="P398" style:parent-style-name="Normal" style:family="paragraph">
      <style:paragraph-properties style:vertical-align="baseline" fo:margin-bottom="0in" style:line-height-at-least="0.1833in" fo:background-color="#FFFFFF"/>
      <style:text-properties fo:hyphenate="true"/>
    </style:style>
    <style:style style:name="T399"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P400"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401"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402"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403"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404"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TableColumn406" style:family="table-column">
      <style:table-column-properties style:column-width="9.6875in"/>
    </style:style>
    <style:style style:name="Table405" style:family="table">
      <style:table-properties style:width="9.6875in" fo:margin-left="0in" table:align="left"/>
    </style:style>
    <style:style style:name="TableRow407" style:family="table-row">
      <style:table-row-properties/>
    </style:style>
    <style:style style:name="TableCell408" style:family="table-cell">
      <style:table-cell-properties fo:border="none" style:writing-mode="lr-tb" style:vertical-align="bottom" fo:padding-top="0in" fo:padding-left="0in" fo:padding-bottom="0in" fo:padding-right="0in"/>
    </style:style>
    <style:style style:name="P409" style:parent-style-name="Normal" style:family="paragraph">
      <style:paragraph-properties style:vertical-align="baseline" fo:margin-bottom="0in" style:line-height-at-least="0.1833in" fo:background-color="#FFFFFF"/>
      <style:text-properties fo:hyphenate="true"/>
    </style:style>
    <style:style style:name="T410" style:parent-style-name="DefaultParagraphFont" style:family="text">
      <style:text-properties style:font-name="Consolas" style:font-name-asian="Times New Roman" style:font-name-complex="Courier New" fo:color="#008200" fo:font-size="10pt" style:font-size-asian="10pt" style:font-size-complex="10pt" style:language-asian="en" style:country-asian="IN"/>
    </style:style>
    <style:style style:name="P411" style:parent-style-name="Normal" style:family="paragraph">
      <style:paragraph-properties style:vertical-align="baseline" fo:margin-bottom="0in" style:line-height-at-least="0.1833in" fo:background-color="#FFFFFF"/>
      <style:text-properties fo:hyphenate="true"/>
    </style:style>
    <style:style style:name="T412"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P413" style:parent-style-name="Normal" style:family="paragraph">
      <style:paragraph-properties style:vertical-align="baseline" fo:margin-bottom="0in" style:line-height-at-least="0.1833in" fo:background-color="#FFFFFF"/>
      <style:text-properties fo:hyphenate="true"/>
    </style:style>
    <style:style style:name="T414"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P415" style:parent-style-name="Normal" style:family="paragraph">
      <style:paragraph-properties style:vertical-align="baseline" fo:margin-bottom="0in" style:line-height-at-least="0.1833in" fo:background-color="#FFFFFF"/>
      <style:text-properties fo:hyphenate="true"/>
    </style:style>
    <style:style style:name="T416"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T417"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P418" style:parent-style-name="Normal" style:family="paragraph">
      <style:paragraph-properties style:vertical-align="baseline" fo:margin-bottom="0in" style:line-height-at-least="0.1833in" fo:background-color="#FFFFFF"/>
      <style:text-properties fo:hyphenate="true"/>
    </style:style>
    <style:style style:name="T419"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P420" style:parent-style-name="Normal" style:family="paragraph">
      <style:paragraph-properties style:vertical-align="baseline" fo:margin-bottom="0in" style:line-height-at-least="0.1833in" fo:background-color="#FFFFFF"/>
      <style:text-properties fo:hyphenate="true"/>
    </style:style>
    <style:style style:name="T421"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422"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T423"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P424" style:parent-style-name="Normal" style:family="paragraph">
      <style:paragraph-properties style:vertical-align="baseline" fo:margin-bottom="0in" style:line-height-at-least="0.1833in" fo:background-color="#FFFFFF"/>
      <style:text-properties fo:hyphenate="true"/>
    </style:style>
    <style:style style:name="T425"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426"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P427" style:parent-style-name="Normal" style:family="paragraph">
      <style:paragraph-properties style:vertical-align="baseline" fo:margin-bottom="0in" style:line-height-at-least="0.1833in" fo:background-color="#FFFFFF"/>
      <style:text-properties fo:hyphenate="true"/>
    </style:style>
    <style:style style:name="T428"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429" style:parent-style-name="DefaultParagraphFont" style:family="text">
      <style:text-properties style:font-name="Consolas" style:font-name-asian="Times New Roman" style:font-name-complex="Courier New" fo:color="#FF1493" fo:font-size="10pt" style:font-size-asian="10pt" style:font-size-complex="10pt" style:language-asian="en" style:country-asian="IN"/>
    </style:style>
    <style:style style:name="T430" style:parent-style-name="DefaultParagraphFont" style:family="text">
      <style:text-properties style:font-name="Consolas" style:font-name-asian="Times New Roman" fo:font-size="12pt" style:font-size-asian="12pt" style:font-size-complex="12pt" style:language-asian="en" style:country-asian="IN"/>
    </style:style>
    <style:style style:name="T431"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T432" style:parent-style-name="DefaultParagraphFont" style:family="text">
      <style:text-properties style:font-name="Consolas" style:font-name-asian="Times New Roman" style:font-name-complex="Courier New" fo:color="#0000FF" fo:font-size="10pt" style:font-size-asian="10pt" style:font-size-complex="10pt" style:language-asian="en" style:country-asian="IN"/>
    </style:style>
    <style:style style:name="P433" style:parent-style-name="Normal" style:family="paragraph">
      <style:paragraph-properties style:vertical-align="baseline" fo:margin-bottom="0in" style:line-height-at-least="0.1833in" fo:background-color="#FFFFFF"/>
      <style:text-properties fo:hyphenate="true"/>
    </style:style>
    <style:style style:name="T434"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435"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P436" style:parent-style-name="Normal" style:family="paragraph">
      <style:paragraph-properties style:vertical-align="baseline" fo:margin-bottom="0in" style:line-height-at-least="0.1833in" fo:background-color="#FFFFFF"/>
      <style:text-properties fo:hyphenate="true"/>
    </style:style>
    <style:style style:name="T437"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438"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P439" style:parent-style-name="Normal" style:family="paragraph">
      <style:paragraph-properties style:vertical-align="baseline" fo:margin-bottom="0in" style:line-height-at-least="0.1833in" fo:background-color="#FFFFFF"/>
      <style:text-properties fo:hyphenate="true"/>
    </style:style>
    <style:style style:name="T440"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441"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P442" style:parent-style-name="Normal" style:family="paragraph">
      <style:paragraph-properties style:vertical-align="baseline" fo:margin-bottom="0in" style:line-height-at-least="0.1833in" fo:background-color="#FFFFFF"/>
      <style:text-properties fo:hyphenate="true"/>
    </style:style>
    <style:style style:name="T443"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444"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T445"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P446" style:parent-style-name="Normal" style:family="paragraph">
      <style:paragraph-properties style:vertical-align="baseline" fo:margin-bottom="0in" style:line-height-at-least="0.1833in" fo:background-color="#FFFFFF"/>
      <style:text-properties fo:hyphenate="true"/>
    </style:style>
    <style:style style:name="T447"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448"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P449" style:parent-style-name="Normal" style:family="paragraph">
      <style:paragraph-properties style:vertical-align="baseline" fo:margin-bottom="0in" style:line-height-at-least="0.1833in" fo:background-color="#FFFFFF"/>
      <style:text-properties fo:hyphenate="true"/>
    </style:style>
    <style:style style:name="T450"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451"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T452" style:parent-style-name="DefaultParagraphFont" style:family="text">
      <style:text-properties style:font-name="Consolas" style:font-name-asian="Times New Roman" fo:font-size="12pt" style:font-size-asian="12pt" style:font-size-complex="12pt" style:language-asian="en" style:country-asian="IN"/>
    </style:style>
    <style:style style:name="T453"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P454" style:parent-style-name="Normal" style:family="paragraph">
      <style:paragraph-properties style:vertical-align="baseline" fo:margin-bottom="0in" style:line-height-at-least="0.1833in" fo:background-color="#FFFFFF"/>
      <style:text-properties fo:hyphenate="true"/>
    </style:style>
    <style:style style:name="T455"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456"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P457" style:parent-style-name="Normal" style:family="paragraph">
      <style:paragraph-properties style:vertical-align="baseline" fo:margin-bottom="0in" style:line-height-at-least="0.1833in" fo:background-color="#FFFFFF"/>
      <style:text-properties fo:hyphenate="true"/>
    </style:style>
    <style:style style:name="T458"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459" style:parent-style-name="DefaultParagraphFont" style:family="text">
      <style:text-properties style:font-name="Consolas" style:font-name-asian="Times New Roman" style:font-name-complex="Courier New" fo:color="#FF1493" fo:font-size="10pt" style:font-size-asian="10pt" style:font-size-complex="10pt" style:language-asian="en" style:country-asian="IN"/>
    </style:style>
    <style:style style:name="T460" style:parent-style-name="DefaultParagraphFont" style:family="text">
      <style:text-properties style:font-name="Consolas" style:font-name-asian="Times New Roman" fo:font-size="12pt" style:font-size-asian="12pt" style:font-size-complex="12pt" style:language-asian="en" style:country-asian="IN"/>
    </style:style>
    <style:style style:name="T461"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T462" style:parent-style-name="DefaultParagraphFont" style:family="text">
      <style:text-properties style:font-name="Consolas" style:font-name-asian="Times New Roman" style:font-name-complex="Courier New" fo:color="#0000FF" fo:font-size="10pt" style:font-size-asian="10pt" style:font-size-complex="10pt" style:language-asian="en" style:country-asian="IN"/>
    </style:style>
    <style:style style:name="P463" style:parent-style-name="Normal" style:family="paragraph">
      <style:paragraph-properties style:vertical-align="baseline" fo:margin-bottom="0in" style:line-height-at-least="0.1833in" fo:background-color="#FFFFFF"/>
      <style:text-properties fo:hyphenate="true"/>
    </style:style>
    <style:style style:name="T464"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465"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P466" style:parent-style-name="Normal" style:family="paragraph">
      <style:paragraph-properties style:vertical-align="baseline" fo:margin-bottom="0in" style:line-height-at-least="0.1833in" fo:background-color="#FFFFFF"/>
      <style:text-properties fo:hyphenate="true"/>
    </style:style>
    <style:style style:name="T467"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468"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T469" style:parent-style-name="DefaultParagraphFont" style:family="text">
      <style:text-properties style:font-name="Consolas" style:font-name-asian="Times New Roman" fo:font-size="12pt" style:font-size-asian="12pt" style:font-size-complex="12pt" style:language-asian="en" style:country-asian="IN"/>
    </style:style>
    <style:style style:name="T470"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T471"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T472" style:parent-style-name="DefaultParagraphFont" style:family="text">
      <style:text-properties style:font-name="Consolas" style:font-name-asian="Times New Roman" fo:font-size="12pt" style:font-size-asian="12pt" style:font-size-complex="12pt" style:language-asian="en" style:country-asian="IN"/>
    </style:style>
    <style:style style:name="T473"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P474" style:parent-style-name="Normal" style:family="paragraph">
      <style:paragraph-properties style:vertical-align="baseline" fo:margin-bottom="0in" style:line-height-at-least="0.1833in" fo:background-color="#FFFFFF"/>
      <style:text-properties fo:hyphenate="true"/>
    </style:style>
    <style:style style:name="T475"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476"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P477" style:parent-style-name="Normal" style:family="paragraph">
      <style:paragraph-properties style:vertical-align="baseline" fo:margin-bottom="0in" style:line-height-at-least="0.1833in" fo:background-color="#FFFFFF"/>
      <style:text-properties fo:hyphenate="true"/>
    </style:style>
    <style:style style:name="T478"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479" style:parent-style-name="DefaultParagraphFont" style:family="text">
      <style:text-properties style:font-name="Consolas" style:font-name-asian="Times New Roman" style:font-name-complex="Courier New" fo:color="#FF1493" fo:font-size="10pt" style:font-size-asian="10pt" style:font-size-complex="10pt" style:language-asian="en" style:country-asian="IN"/>
    </style:style>
    <style:style style:name="T480" style:parent-style-name="DefaultParagraphFont" style:family="text">
      <style:text-properties style:font-name="Consolas" style:font-name-asian="Times New Roman" fo:font-size="12pt" style:font-size-asian="12pt" style:font-size-complex="12pt" style:language-asian="en" style:country-asian="IN"/>
    </style:style>
    <style:style style:name="T481"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T482" style:parent-style-name="DefaultParagraphFont" style:family="text">
      <style:text-properties style:font-name="Consolas" style:font-name-asian="Times New Roman" style:font-name-complex="Courier New" fo:color="#0000FF" fo:font-size="10pt" style:font-size-asian="10pt" style:font-size-complex="10pt" style:language-asian="en" style:country-asian="IN"/>
    </style:style>
    <style:style style:name="P483" style:parent-style-name="Normal" style:family="paragraph">
      <style:paragraph-properties style:vertical-align="baseline" fo:margin-bottom="0in" style:line-height-at-least="0.1833in" fo:background-color="#FFFFFF"/>
      <style:text-properties fo:hyphenate="true"/>
    </style:style>
    <style:style style:name="T484"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485"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P486" style:parent-style-name="Normal" style:family="paragraph">
      <style:paragraph-properties style:vertical-align="baseline" fo:margin-bottom="0in" style:line-height-at-least="0.1833in" fo:background-color="#FFFFFF"/>
      <style:text-properties fo:hyphenate="true"/>
    </style:style>
    <style:style style:name="T487"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488"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P489" style:parent-style-name="Normal" style:family="paragraph">
      <style:paragraph-properties style:vertical-align="baseline" fo:margin-bottom="0in" style:line-height-at-least="0.1833in" fo:background-color="#FFFFFF"/>
      <style:text-properties fo:hyphenate="true"/>
    </style:style>
    <style:style style:name="T490"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491" style:parent-style-name="DefaultParagraphFont" style:family="text">
      <style:text-properties style:font-name="Consolas" style:font-name-asian="Times New Roman" style:font-name-complex="Courier New" fo:color="#FF1493" fo:font-size="10pt" style:font-size-asian="10pt" style:font-size-complex="10pt" style:language-asian="en" style:country-asian="IN"/>
    </style:style>
    <style:style style:name="T492" style:parent-style-name="DefaultParagraphFont" style:family="text">
      <style:text-properties style:font-name="Consolas" style:font-name-asian="Times New Roman" fo:font-size="12pt" style:font-size-asian="12pt" style:font-size-complex="12pt" style:language-asian="en" style:country-asian="IN"/>
    </style:style>
    <style:style style:name="T493"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T494" style:parent-style-name="DefaultParagraphFont" style:family="text">
      <style:text-properties style:font-name="Consolas" style:font-name-asian="Times New Roman" style:font-name-complex="Courier New" fo:color="#0000FF" fo:font-size="10pt" style:font-size-asian="10pt" style:font-size-complex="10pt" style:language-asian="en" style:country-asian="IN"/>
    </style:style>
    <style:style style:name="P495" style:parent-style-name="Normal" style:family="paragraph">
      <style:paragraph-properties style:vertical-align="baseline" fo:margin-bottom="0in" style:line-height-at-least="0.1833in" fo:background-color="#FFFFFF"/>
      <style:text-properties fo:hyphenate="true"/>
    </style:style>
    <style:style style:name="T496"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497"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P498" style:parent-style-name="Normal" style:family="paragraph">
      <style:paragraph-properties style:vertical-align="baseline" fo:margin-bottom="0in" style:line-height-at-least="0.1833in" fo:background-color="#FFFFFF"/>
      <style:text-properties fo:hyphenate="true"/>
    </style:style>
    <style:style style:name="T499"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500"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P501" style:parent-style-name="Normal" style:family="paragraph">
      <style:paragraph-properties style:vertical-align="baseline" fo:margin-bottom="0in" style:line-height-at-least="0.1833in" fo:background-color="#FFFFFF"/>
      <style:text-properties fo:hyphenate="true"/>
    </style:style>
    <style:style style:name="T502"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503"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P504" style:parent-style-name="Normal" style:family="paragraph">
      <style:paragraph-properties style:vertical-align="baseline" fo:margin-bottom="0in" style:line-height-at-least="0.1833in" fo:background-color="#FFFFFF"/>
      <style:text-properties fo:hyphenate="true"/>
    </style:style>
    <style:style style:name="T505"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506" style:parent-style-name="DefaultParagraphFont" style:family="text">
      <style:text-properties style:font-name="Consolas" style:font-name-asian="Times New Roman" style:font-name-complex="Courier New" fo:color="#FF1493" fo:font-size="10pt" style:font-size-asian="10pt" style:font-size-complex="10pt" style:language-asian="en" style:country-asian="IN"/>
    </style:style>
    <style:style style:name="P507" style:parent-style-name="Normal" style:family="paragraph">
      <style:paragraph-properties style:vertical-align="baseline" fo:margin-bottom="0in" style:line-height-at-least="0.1833in" fo:background-color="#FFFFFF"/>
      <style:text-properties fo:hyphenate="true"/>
    </style:style>
    <style:style style:name="T508"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P509" style:parent-style-name="HTMLPreformatted" style:family="paragraph">
      <style:paragraph-properties fo:background-color="#ECEEEF"/>
    </style:style>
    <style:style style:name="T510" style:parent-style-name="DefaultParagraphFont" style:family="text">
      <style:text-properties style:font-name-complex="Calibri" fo:font-weight="bold" style:font-weight-asian="bold" style:font-weight-complex="bold" fo:color="#373A3C" fo:font-size="12pt" style:font-size-asian="12pt" style:font-size-complex="12pt" fo:background-color="#FFFFFF"/>
    </style:style>
    <style:style style:name="T511" style:parent-style-name="DefaultParagraphFont" style:family="text">
      <style:text-properties style:font-name="Consolas" fo:color="#373A3C" fo:font-size="11pt" style:font-size-asian="11pt" style:font-size-complex="11pt"/>
    </style:style>
    <style:style style:name="P512"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513"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P514" style:parent-style-name="Normal" style:family="paragraph">
      <style:paragraph-properties fo:margin-bottom="0in" fo:background-color="#ECEEE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73A3C" style:language-asian="en" style:country-asian="IN" fo:hyphenate="true"/>
    </style:style>
    <style:style style:name="TableColumn516" style:family="table-column">
      <style:table-column-properties style:column-width="9.6875in"/>
    </style:style>
    <style:style style:name="Table515" style:family="table">
      <style:table-properties style:width="9.6875in" fo:margin-left="0in" table:align="left"/>
    </style:style>
    <style:style style:name="TableRow517" style:family="table-row">
      <style:table-row-properties/>
    </style:style>
    <style:style style:name="TableCell518" style:family="table-cell">
      <style:table-cell-properties fo:border="none" style:writing-mode="lr-tb" style:vertical-align="bottom" fo:padding-top="0in" fo:padding-left="0in" fo:padding-bottom="0in" fo:padding-right="0in"/>
    </style:style>
    <style:style style:name="P519" style:parent-style-name="Normal" style:family="paragraph">
      <style:paragraph-properties style:vertical-align="baseline" fo:margin-bottom="0in" style:line-height-at-least="0.1833in" fo:background-color="#FFFFFF"/>
      <style:text-properties fo:hyphenate="true"/>
    </style:style>
    <style:style style:name="T520" style:parent-style-name="DefaultParagraphFont" style:family="text">
      <style:text-properties style:font-name="Consolas" style:font-name-asian="Times New Roman" style:font-name-complex="Courier New" fo:color="#008200" fo:font-size="10pt" style:font-size-asian="10pt" style:font-size-complex="10pt" style:language-asian="en" style:country-asian="IN"/>
    </style:style>
    <style:style style:name="P521" style:parent-style-name="Normal" style:family="paragraph">
      <style:paragraph-properties style:vertical-align="baseline" fo:margin-bottom="0in" style:line-height-at-least="0.1833in" fo:background-color="#FFFFFF"/>
      <style:text-properties fo:hyphenate="true"/>
    </style:style>
    <style:style style:name="T522"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P523" style:parent-style-name="Normal" style:family="paragraph">
      <style:paragraph-properties style:vertical-align="baseline" fo:margin-bottom="0in" style:line-height-at-least="0.1833in" fo:background-color="#FFFFFF"/>
      <style:text-properties fo:hyphenate="true"/>
    </style:style>
    <style:style style:name="T524"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P525" style:parent-style-name="Normal" style:family="paragraph">
      <style:paragraph-properties style:vertical-align="baseline" fo:margin-bottom="0in" style:line-height-at-least="0.1833in" fo:background-color="#FFFFFF"/>
      <style:text-properties fo:hyphenate="true"/>
    </style:style>
    <style:style style:name="T526"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T527"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P528" style:parent-style-name="Normal" style:family="paragraph">
      <style:paragraph-properties style:vertical-align="baseline" fo:margin-bottom="0in" style:line-height-at-least="0.1833in" fo:background-color="#FFFFFF"/>
      <style:text-properties fo:hyphenate="true"/>
    </style:style>
    <style:style style:name="T529"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P530" style:parent-style-name="Normal" style:family="paragraph">
      <style:paragraph-properties style:vertical-align="baseline" fo:margin-bottom="0in" style:line-height-at-least="0.1833in" fo:background-color="#FFFFFF"/>
      <style:text-properties fo:hyphenate="true"/>
    </style:style>
    <style:style style:name="T531"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532"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T533"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P534" style:parent-style-name="Normal" style:family="paragraph">
      <style:paragraph-properties style:vertical-align="baseline" fo:margin-bottom="0in" style:line-height-at-least="0.1833in" fo:background-color="#FFFFFF"/>
      <style:text-properties fo:hyphenate="true"/>
    </style:style>
    <style:style style:name="T535"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536"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P537" style:parent-style-name="Normal" style:family="paragraph">
      <style:paragraph-properties style:vertical-align="baseline" fo:margin-bottom="0in" style:line-height-at-least="0.1833in" fo:background-color="#FFFFFF"/>
      <style:text-properties fo:hyphenate="true"/>
    </style:style>
    <style:style style:name="T538"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539" style:parent-style-name="DefaultParagraphFont" style:family="text">
      <style:text-properties style:font-name="Consolas" style:font-name-asian="Times New Roman" style:font-name-complex="Courier New" fo:color="#FF1493" fo:font-size="10pt" style:font-size-asian="10pt" style:font-size-complex="10pt" style:language-asian="en" style:country-asian="IN"/>
    </style:style>
    <style:style style:name="T540" style:parent-style-name="DefaultParagraphFont" style:family="text">
      <style:text-properties style:font-name="Consolas" style:font-name-asian="Times New Roman" fo:font-size="12pt" style:font-size-asian="12pt" style:font-size-complex="12pt" style:language-asian="en" style:country-asian="IN"/>
    </style:style>
    <style:style style:name="T541"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T542" style:parent-style-name="DefaultParagraphFont" style:family="text">
      <style:text-properties style:font-name="Consolas" style:font-name-asian="Times New Roman" style:font-name-complex="Courier New" fo:color="#0000FF" fo:font-size="10pt" style:font-size-asian="10pt" style:font-size-complex="10pt" style:language-asian="en" style:country-asian="IN"/>
    </style:style>
    <style:style style:name="P543" style:parent-style-name="Normal" style:family="paragraph">
      <style:paragraph-properties style:vertical-align="baseline" fo:margin-bottom="0in" style:line-height-at-least="0.1833in" fo:background-color="#FFFFFF"/>
      <style:text-properties fo:hyphenate="true"/>
    </style:style>
    <style:style style:name="T544"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545" style:parent-style-name="DefaultParagraphFont" style:family="text">
      <style:text-properties style:font-name="Consolas" style:font-name-asian="Times New Roman" style:font-name-complex="Courier New" fo:color="#000000" fo:font-size="10pt" style:font-size-asian="10pt" style:font-size-complex="10pt" style:language-asian="en" style:country-asian="IN"/>
    </style:style>
    <style:style style:name="P546" style:parent-style-name="Normal" style:family="paragraph">
      <style:paragraph-properties style:vertical-align="baseline" fo:margin-bottom="0in" style:line-height-at-least="0.1833in" fo:background-color="#FFFFFF"/>
      <style:text-properties fo:hyphenate="true"/>
    </style:style>
    <style:style style:name="T547"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548"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P549" style:parent-style-name="Normal" style:family="paragraph">
      <style:paragraph-properties style:vertical-align="baseline" fo:margin-bottom="0in" style:line-height-at-least="0.1833in" fo:background-color="#FFFFFF"/>
      <style:text-properties fo:hyphenate="true"/>
    </style:style>
    <style:style style:name="T550" style:parent-style-name="DefaultParagraphFont" style:family="text">
      <style:text-properties style:font-name="Consolas" style:font-name-asian="Times New Roman" style:font-name-complex="Courier New" fo:color="#BD4147" fo:font-size="10pt" style:font-size-asian="10pt" style:font-size-complex="10pt" style:language-asian="en" style:country-asian="IN"/>
    </style:style>
    <style:style style:name="T551" style:parent-style-name="DefaultParagraphFont" style:family="text">
      <style:text-properties style:font-name="Consolas" style:font-name-asian="Times New Roman" style:font-name-complex="Courier New" fo:color="#FF1493" fo:font-size="10pt" style:font-size-asian="10pt" style:font-size-complex="10pt" style:language-asian="en" style:country-asian="IN"/>
    </style:style>
    <style:style style:name="P552" style:parent-style-name="Normal" style:family="paragraph">
      <style:paragraph-properties style:vertical-align="baseline" fo:margin-bottom="0in" style:line-height-at-least="0.1833in" fo:background-color="#FFFFFF"/>
      <style:text-properties fo:hyphenate="true"/>
    </style:style>
    <style:style style:name="T553" style:parent-style-name="DefaultParagraphFont" style:family="text">
      <style:text-properties style:font-name="Consolas" style:font-name-asian="Times New Roman" style:font-name-complex="Courier New" fo:font-weight="bold" style:font-weight-asian="bold" style:font-weight-complex="bold" fo:color="#006699" fo:font-size="10pt" style:font-size-asian="10pt" style:font-size-complex="10pt" style:language-asian="en" style:country-asian="IN"/>
    </style:style>
    <style:style style:name="P554" style:parent-style-name="Normal" style:family="paragraph">
      <style:text-properties fo:font-weight="bold" style:font-weight-asian="bold" style:font-weight-complex="bold"/>
    </style:style>
    <style:style style:name="P555" style:parent-style-name="Normal" style:family="paragraph">
      <style:text-properties style:font-name="Lucida Console" style:font-name-complex="Lucida Console" fo:font-size="9pt" style:font-size-asian="9pt" style:font-size-complex="9pt"/>
    </style:style>
    <style:style style:name="P556" style:parent-style-name="Normal" style:family="paragraph">
      <style:text-properties style:font-name="Lucida Console" style:font-name-complex="Lucida Console" fo:font-size="9pt" style:font-size-asian="9pt" style:font-size-complex="9pt"/>
    </style:style>
    <style:style style:name="P557" style:parent-style-name="Normal" style:family="paragraph">
      <style:text-properties style:font-name="Lucida Console" style:font-name-complex="Lucida Console" fo:font-weight="bold" style:font-weight-asian="bold" style:font-weight-complex="bold" fo:font-size="9pt" style:font-size-asian="9pt" style:font-size-complex="9pt"/>
    </style:style>
    <style:style style:name="P558" style:parent-style-name="Normal" style:family="paragraph">
      <style:text-properties style:font-name="Lucida Console" style:font-name-complex="Lucida Console" fo:font-size="9pt" style:font-size-asian="9pt" style:font-size-complex="9pt"/>
    </style:style>
    <style:style style:name="P559" style:parent-style-name="Normal" style:family="paragraph">
      <style:text-properties style:font-name="Lucida Console" style:font-name-complex="Lucida Console" fo:font-weight="bold" style:font-weight-asian="bold" style:font-weight-complex="bold" fo:font-size="9pt" style:font-size-asian="9pt" style:font-size-complex="9pt"/>
    </style:style>
    <style:style style:name="P560" style:parent-style-name="Normal" style:family="paragraph">
      <style:text-properties style:font-name="Lucida Console" style:font-name-complex="Lucida Console" fo:font-weight="bold" style:font-weight-asian="bold" style:font-weight-complex="bold" fo:font-size="9pt" style:font-size-asian="9pt" style:font-size-complex="9pt"/>
    </style:style>
    <style:style style:name="P561" style:parent-style-name="Normal" style:family="paragraph">
      <style:text-properties style:font-name="Lucida Console" style:font-name-complex="Lucida Console" fo:font-size="9pt" style:font-size-asian="9pt" style:font-size-complex="9pt"/>
    </style:style>
    <style:style style:name="P562" style:parent-style-name="Normal" style:family="paragraph">
      <style:text-properties style:font-name="Lucida Console" style:font-name-complex="Lucida Console" fo:font-size="9pt" style:font-size-asian="9pt" style:font-size-complex="9pt"/>
    </style:style>
    <style:style style:name="T563" style:parent-style-name="DefaultParagraphFont" style:family="text">
      <style:text-properties style:font-name="Lucida Console" style:font-name-complex="Lucida Console" fo:font-size="9pt" style:font-size-asian="9pt" style:font-size-complex="9pt"/>
    </style:style>
    <style:style style:name="T564" style:parent-style-name="DefaultParagraphFont" style:family="text">
      <style:text-properties style:font-name="Wingdings" style:font-name-asian="Wingdings" style:font-name-complex="Wingdings" fo:font-size="9pt" style:font-size-asian="9pt" style:font-size-complex="9pt"/>
    </style:style>
    <style:style style:name="T565" style:parent-style-name="DefaultParagraphFont" style:family="text">
      <style:text-properties style:font-name="Lucida Console" style:font-name-complex="Lucida Console" fo:font-size="9pt" style:font-size-asian="9pt" style:font-size-complex="9pt"/>
    </style:style>
    <style:style style:name="T566" style:parent-style-name="DefaultParagraphFont" style:family="text">
      <style:text-properties style:font-name="Lucida Console" style:font-name-complex="Lucida Console" fo:font-size="9pt" style:font-size-asian="9pt" style:font-size-complex="9pt"/>
    </style:style>
    <style:style style:name="T567" style:parent-style-name="DefaultParagraphFont" style:family="text">
      <style:text-properties style:font-name="Wingdings" style:font-name-asian="Wingdings" style:font-name-complex="Wingdings" fo:font-size="9pt" style:font-size-asian="9pt" style:font-size-complex="9pt"/>
    </style:style>
    <style:style style:name="T568" style:parent-style-name="DefaultParagraphFont" style:family="text">
      <style:text-properties style:font-name="Lucida Console" style:font-name-complex="Lucida Console" fo:font-size="9pt" style:font-size-asian="9pt" style:font-size-complex="9pt"/>
    </style:style>
    <style:style style:name="T569" style:parent-style-name="DefaultParagraphFont" style:family="text">
      <style:text-properties style:font-name="Lucida Console" style:font-name-complex="Lucida Console" fo:font-size="9pt" style:font-size-asian="9pt" style:font-size-complex="9pt"/>
    </style:style>
    <style:style style:name="T570" style:parent-style-name="DefaultParagraphFont" style:family="text">
      <style:text-properties style:font-name="Wingdings" style:font-name-asian="Wingdings" style:font-name-complex="Wingdings" fo:font-size="9pt" style:font-size-asian="9pt" style:font-size-complex="9pt"/>
    </style:style>
    <style:style style:name="T571" style:parent-style-name="DefaultParagraphFont" style:family="text">
      <style:text-properties style:font-name="Lucida Console" style:font-name-complex="Lucida Console" fo:font-size="9pt" style:font-size-asian="9pt" style:font-size-complex="9pt"/>
    </style:style>
    <style:style style:name="P572" style:parent-style-name="Normal" style:family="paragraph">
      <style:text-properties style:font-name="Lucida Console" style:font-name-complex="Lucida Console" fo:font-size="9pt" style:font-size-asian="9pt" style:font-size-complex="9pt"/>
    </style:style>
    <style:style style:name="P573" style:parent-style-name="Normal" style:family="paragraph">
      <style:text-properties style:font-name="Lucida Console" style:font-name-complex="Lucida Console" fo:font-size="9pt" style:font-size-asian="9pt" style:font-size-complex="9pt"/>
    </style:style>
    <style:style style:name="P574" style:parent-style-name="Normal" style:family="paragraph">
      <style:text-properties style:font-name="Lucida Console" style:font-name-complex="Lucida Console" fo:font-size="9pt" style:font-size-asian="9pt" style:font-size-complex="9pt"/>
    </style:style>
    <style:style style:name="P575" style:parent-style-name="Normal" style:family="paragraph">
      <style:text-properties style:font-name="Lucida Console" style:font-name-complex="Lucida Console" fo:font-size="9pt" style:font-size-asian="9pt" style:font-size-complex="9pt"/>
    </style:style>
    <style:style style:name="P576" style:parent-style-name="Normal" style:family="paragraph">
      <style:text-properties style:font-name="Lucida Console" style:font-name-complex="Lucida Console" fo:font-size="9pt" style:font-size-asian="9pt" style:font-size-complex="9pt"/>
    </style:style>
    <style:style style:name="P577" style:parent-style-name="Normal" style:family="paragraph">
      <style:text-properties style:font-name="Lucida Console" style:font-name-complex="Lucida Console" fo:font-size="9pt" style:font-size-asian="9pt" style:font-size-complex="9pt"/>
    </style:style>
    <style:style style:name="P578" style:parent-style-name="ListParagraph" style:family="paragraph">
      <style:paragraph-properties fo:margin-bottom="0in" fo:background-color="#1E1E1E"/>
      <style:text-properties fo:hyphenate="true"/>
    </style:style>
    <style:style style:name="T579" style:parent-style-name="DefaultParagraphFont" style:family="text">
      <style:text-properties style:font-name="Consolas" style:font-name-asian="Times New Roman" fo:color="#DD6A6F" fo:font-size="11.5pt" style:font-size-asian="11.5pt" style:font-size-complex="11.5pt" style:language-asian="en" style:country-asian="IN"/>
    </style:style>
    <style:style style:name="P580" style:parent-style-name="Normal" style:family="paragraph">
      <style:paragraph-properties fo:margin-bottom="0in" fo:margin-left="0.75in" fo:text-indent="0.25in" fo:background-color="#1E1E1E">
        <style:tab-stops/>
      </style:paragraph-properties>
      <style:text-properties fo:hyphenate="true"/>
    </style:style>
    <style:style style:name="T581" style:parent-style-name="DefaultParagraphFont" style:family="text">
      <style:text-properties style:font-name="Consolas" style:font-name-asian="Times New Roman" fo:font-weight="bold" style:font-weight-asian="bold" style:font-weight-complex="bold" fo:color="#FF636F" fo:font-size="11.5pt" style:font-size-asian="11.5pt" style:font-size-complex="11.5pt" style:language-asian="en" style:country-asian="IN"/>
    </style:style>
    <style:style style:name="T582"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583"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584"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585"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586"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T587"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588"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589"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590"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T591"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592"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593"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P594" style:parent-style-name="ListParagraph" style:family="paragraph">
      <style:paragraph-properties fo:margin-bottom="0in" fo:text-indent="0.5in" fo:background-color="#1E1E1E"/>
      <style:text-properties fo:hyphenate="true"/>
    </style:style>
    <style:style style:name="T595" style:parent-style-name="DefaultParagraphFont" style:family="text">
      <style:text-properties style:font-name="Consolas" style:font-name-asian="Times New Roman" fo:font-weight="bold" style:font-weight-asian="bold" style:font-weight-complex="bold" fo:color="#FF636F" fo:font-size="11.5pt" style:font-size-asian="11.5pt" style:font-size-complex="11.5pt" style:language-asian="en" style:country-asian="IN"/>
    </style:style>
    <style:style style:name="P596" style:parent-style-name="ListParagraph" style:family="paragraph">
      <style:paragraph-properties fo:margin-bottom="0in" fo:margin-left="1in" fo:text-indent="0.5in" fo:background-color="#1E1E1E">
        <style:tab-stops/>
      </style:paragraph-properties>
      <style:text-properties fo:hyphenate="true"/>
    </style:style>
    <style:style style:name="T597" style:parent-style-name="DefaultParagraphFont" style:family="text">
      <style:text-properties style:font-name="Consolas" style:font-name-asian="Times New Roman" fo:font-weight="bold" style:font-weight-asian="bold" style:font-weight-complex="bold" fo:color="#FF636F" fo:font-size="11.5pt" style:font-size-asian="11.5pt" style:font-size-complex="11.5pt" style:language-asian="en" style:country-asian="IN"/>
    </style:style>
    <style:style style:name="T598"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599"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600"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601"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T602"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603"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T604"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P605" style:parent-style-name="ListParagraph" style:family="paragraph">
      <style:paragraph-properties fo:margin-bottom="0in" fo:margin-left="1in" fo:text-indent="0.5in" fo:background-color="#1E1E1E">
        <style:tab-stops/>
      </style:paragraph-properties>
      <style:text-properties fo:hyphenate="true"/>
    </style:style>
    <style:style style:name="T606" style:parent-style-name="DefaultParagraphFont" style:family="text">
      <style:text-properties style:font-name="Consolas" style:font-name-asian="Times New Roman" fo:font-weight="bold" style:font-weight-asian="bold" style:font-weight-complex="bold" fo:color="#FF636F" fo:font-size="11.5pt" style:font-size-asian="11.5pt" style:font-size-complex="11.5pt" style:language-asian="en" style:country-asian="IN"/>
    </style:style>
    <style:style style:name="P607" style:parent-style-name="ListParagraph" style:family="paragraph">
      <style:paragraph-properties fo:margin-bottom="0in" fo:margin-left="1.5in" fo:text-indent="0.5in" fo:background-color="#1E1E1E">
        <style:tab-stops/>
      </style:paragraph-properties>
      <style:text-properties fo:hyphenate="true"/>
    </style:style>
    <style:style style:name="T608" style:parent-style-name="DefaultParagraphFont" style:family="text">
      <style:text-properties style:font-name="Consolas" style:font-name-asian="Times New Roman" fo:color="#3DC9B0" fo:font-size="11.5pt" style:font-size-asian="11.5pt" style:font-size-complex="11.5pt" style:language-asian="en" style:country-asian="IN"/>
    </style:style>
    <style:style style:name="T609"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610"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P611" style:parent-style-name="ListParagraph" style:family="paragraph">
      <style:paragraph-properties fo:margin-bottom="0in" fo:margin-left="1in" fo:text-indent="0.5in" fo:background-color="#1E1E1E">
        <style:tab-stops/>
      </style:paragraph-properties>
      <style:text-properties fo:hyphenate="true"/>
    </style:style>
    <style:style style:name="T612" style:parent-style-name="DefaultParagraphFont" style:family="text">
      <style:text-properties style:font-name="Consolas" style:font-name-asian="Times New Roman" fo:font-weight="bold" style:font-weight-asian="bold" style:font-weight-complex="bold" fo:color="#FF636F" fo:font-size="11.5pt" style:font-size-asian="11.5pt" style:font-size-complex="11.5pt" style:language-asian="en" style:country-asian="IN"/>
    </style:style>
    <style:style style:name="P613" style:parent-style-name="ListParagraph" style:family="paragraph">
      <style:paragraph-properties fo:margin-bottom="0in" fo:text-indent="0.5in" fo:background-color="#1E1E1E"/>
      <style:text-properties fo:hyphenate="true"/>
    </style:style>
    <style:style style:name="T614" style:parent-style-name="DefaultParagraphFont" style:family="text">
      <style:text-properties style:font-name="Consolas" style:font-name-asian="Times New Roman" fo:font-weight="bold" style:font-weight-asian="bold" style:font-weight-complex="bold" fo:color="#FF636F" fo:font-size="11.5pt" style:font-size-asian="11.5pt" style:font-size-complex="11.5pt" style:language-asian="en" style:country-asian="IN"/>
    </style:style>
    <style:style style:name="P615" style:parent-style-name="ListParagraph" style:family="paragraph"/>
    <style:style style:name="P616" style:parent-style-name="Normal" style:family="paragraph">
      <style:paragraph-properties fo:margin-left="0.25in">
        <style:tab-stops/>
      </style:paragraph-properties>
    </style:style>
    <style:style style:name="P617" style:parent-style-name="ListParagraph" style:family="paragraph">
      <style:paragraph-properties fo:text-indent="0.5in"/>
    </style:style>
    <style:style style:name="P618" style:parent-style-name="Normal" style:family="paragraph">
      <style:paragraph-properties fo:margin-left="1in">
        <style:tab-stops/>
      </style:paragraph-properties>
    </style:style>
    <style:style style:name="P619" style:parent-style-name="ListParagraph" style:family="paragraph"/>
    <style:style style:name="P620" style:parent-style-name="ListParagraph" style:family="paragraph">
      <style:paragraph-properties fo:text-indent="0.5in"/>
    </style:style>
    <style:style style:name="P621" style:parent-style-name="ListParagraph" style:family="paragraph">
      <style:paragraph-properties fo:text-indent="0.5in"/>
    </style:style>
    <style:style style:name="P622" style:parent-style-name="ListParagraph" style:family="paragraph"/>
    <style:style style:name="P623" style:parent-style-name="ListParagraph" style:family="paragraph">
      <style:paragraph-properties fo:text-indent="0.5in"/>
    </style:style>
    <style:style style:name="P624" style:parent-style-name="ListParagraph" style:family="paragraph">
      <style:paragraph-properties fo:text-indent="0.5in"/>
    </style:style>
    <style:style style:name="P625" style:parent-style-name="ListParagraph" style:family="paragraph">
      <style:paragraph-properties fo:text-indent="0.5in"/>
    </style:style>
    <style:style style:name="P626" style:parent-style-name="ListParagraph" style:family="paragraph">
      <style:paragraph-properties fo:text-indent="0.5in"/>
    </style:style>
    <style:style style:name="P627" style:parent-style-name="ListParagraph" style:family="paragraph">
      <style:paragraph-properties fo:text-indent="0.5in"/>
    </style:style>
    <style:style style:name="P628" style:parent-style-name="ListParagraph" style:family="paragraph">
      <style:paragraph-properties fo:text-indent="0.5in"/>
    </style:style>
    <style:style style:name="P629" style:parent-style-name="ListParagraph" style:family="paragraph"/>
    <style:style style:name="P630" style:parent-style-name="Normal" style:family="paragraph">
      <style:paragraph-properties fo:margin-left="0.25in" fo:text-indent="0.25in">
        <style:tab-stops/>
      </style:paragraph-properties>
    </style:style>
    <style:style style:name="P631" style:parent-style-name="ListParagraph" style:family="paragraph">
      <style:paragraph-properties fo:text-indent="0.5in"/>
      <style:text-properties fo:font-size="10pt" style:font-size-asian="10pt" style:font-size-complex="10pt"/>
    </style:style>
    <style:style style:name="P632" style:parent-style-name="ListParagraph" style:family="paragraph">
      <style:paragraph-properties fo:text-indent="0.5in"/>
      <style:text-properties fo:font-size="10pt" style:font-size-asian="10pt" style:font-size-complex="10pt"/>
    </style:style>
    <style:style style:name="P633" style:parent-style-name="ListParagraph" style:family="paragraph">
      <style:paragraph-properties fo:text-indent="0.5in"/>
    </style:style>
    <style:style style:name="P634" style:parent-style-name="ListParagraph" style:family="paragraph">
      <style:paragraph-properties fo:text-indent="0.5in"/>
    </style:style>
    <style:style style:name="P635" style:parent-style-name="ListParagraph" style:family="paragraph">
      <style:paragraph-properties fo:text-indent="0.5in"/>
    </style:style>
    <style:style style:name="P636" style:parent-style-name="ListParagraph" style:family="paragraph">
      <style:paragraph-properties fo:text-indent="0.5in"/>
      <style:text-properties fo:font-size="10pt" style:font-size-asian="10pt" style:font-size-complex="10pt"/>
    </style:style>
    <style:style style:name="P637" style:parent-style-name="Normal" style:family="paragraph">
      <style:text-properties fo:font-size="10pt" style:font-size-asian="10pt" style:font-size-complex="10pt"/>
    </style:style>
    <style:style style:name="P638" style:parent-style-name="Normal" style:family="paragraph">
      <style:text-properties fo:font-size="10pt" style:font-size-asian="10pt" style:font-size-complex="10pt"/>
    </style:style>
    <style:style style:name="P639" style:parent-style-name="Normal" style:family="paragraph">
      <style:text-properties fo:font-size="10pt" style:font-size-asian="10pt" style:font-size-complex="10pt"/>
    </style:style>
    <style:style style:name="P640" style:parent-style-name="ListParagraph" style:family="paragraph">
      <style:paragraph-properties fo:text-indent="0.5in"/>
      <style:text-properties fo:font-size="10pt" style:font-size-asian="10pt" style:font-size-complex="10pt"/>
    </style:style>
    <style:style style:name="P641" style:parent-style-name="ListParagraph" style:family="paragraph">
      <style:paragraph-properties fo:text-indent="0.5in"/>
      <style:text-properties fo:font-size="10pt" style:font-size-asian="10pt" style:font-size-complex="10pt"/>
    </style:style>
    <style:style style:name="P642" style:parent-style-name="ListParagraph" style:family="paragraph">
      <style:paragraph-properties fo:text-indent="0.5in"/>
      <style:text-properties fo:font-size="10pt" style:font-size-asian="10pt" style:font-size-complex="10pt"/>
    </style:style>
    <style:style style:name="P643" style:parent-style-name="ListParagraph" style:family="paragraph">
      <style:paragraph-properties fo:text-indent="0.5in"/>
      <style:text-properties fo:font-size="10pt" style:font-size-asian="10pt" style:font-size-complex="10pt"/>
    </style:style>
    <style:style style:name="P644" style:parent-style-name="ListParagraph" style:family="paragraph">
      <style:paragraph-properties fo:text-indent="0.5in"/>
      <style:text-properties fo:font-size="10pt" style:font-size-asian="10pt" style:font-size-complex="10pt"/>
    </style:style>
    <style:style style:name="P645" style:parent-style-name="ListParagraph" style:family="paragraph">
      <style:paragraph-properties fo:text-indent="0.5in"/>
      <style:text-properties fo:font-size="10pt" style:font-size-asian="10pt" style:font-size-complex="10pt"/>
    </style:style>
    <style:style style:name="P646" style:parent-style-name="ListParagraph" style:family="paragraph">
      <style:paragraph-properties fo:text-indent="0.5in"/>
      <style:text-properties fo:font-size="10pt" style:font-size-asian="10pt" style:font-size-complex="10pt"/>
    </style:style>
    <style:style style:name="T647" style:parent-style-name="DefaultParagraphFont" style:family="text">
      <style:text-properties fo:font-size="10pt" style:font-size-asian="10pt" style:font-size-complex="10pt"/>
    </style:style>
    <style:style style:name="T648" style:parent-style-name="DefaultParagraphFont" style:family="text">
      <style:text-properties style:font-name="Lucida Console" style:font-name-complex="Lucida Console" fo:color="#00F0F0" fo:font-size="9pt" style:font-size-asian="9pt" style:font-size-complex="9pt"/>
    </style:style>
    <style:style style:name="T649" style:parent-style-name="DefaultParagraphFont" style:family="text">
      <style:text-properties fo:font-size="10pt" style:font-size-asian="10pt" style:font-size-complex="10pt"/>
    </style:style>
    <style:style style:name="P650" style:parent-style-name="Normal" style:family="paragraph">
      <style:text-properties fo:font-size="10pt" style:font-size-asian="10pt" style:font-size-complex="10pt"/>
    </style:style>
    <style:style style:name="P651" style:parent-style-name="Normal" style:family="paragraph">
      <style:text-properties fo:font-size="10pt" style:font-size-asian="10pt" style:font-size-complex="10pt"/>
    </style:style>
    <style:style style:name="P652" style:parent-style-name="ListParagraph" style:family="paragraph">
      <style:paragraph-properties fo:text-indent="0.5in"/>
      <style:text-properties fo:font-size="10pt" style:font-size-asian="10pt" style:font-size-complex="10pt"/>
    </style:style>
    <style:style style:name="P653" style:parent-style-name="ListParagraph" style:family="paragraph">
      <style:paragraph-properties fo:text-indent="0.5in"/>
      <style:text-properties fo:font-size="10pt" style:font-size-asian="10pt" style:font-size-complex="10pt"/>
    </style:style>
    <style:style style:name="P654" style:parent-style-name="ListParagraph" style:family="paragraph">
      <style:paragraph-properties fo:text-indent="0.5in"/>
      <style:text-properties fo:font-size="10pt" style:font-size-asian="10pt" style:font-size-complex="10pt"/>
    </style:style>
    <style:style style:name="P655" style:parent-style-name="ListParagraph" style:family="paragraph">
      <style:paragraph-properties fo:text-indent="0.5in"/>
      <style:text-properties fo:font-size="10pt" style:font-size-asian="10pt" style:font-size-complex="10pt"/>
    </style:style>
    <style:style style:name="P656" style:parent-style-name="ListParagraph" style:family="paragraph">
      <style:paragraph-properties fo:text-indent="0.5in"/>
      <style:text-properties fo:font-size="10pt" style:font-size-asian="10pt" style:font-size-complex="10pt"/>
    </style:style>
    <style:style style:name="P657" style:parent-style-name="ListParagraph" style:family="paragraph">
      <style:paragraph-properties fo:text-indent="0.5in"/>
      <style:text-properties fo:font-size="10pt" style:font-size-asian="10pt" style:font-size-complex="10pt"/>
    </style:style>
    <style:style style:name="P658" style:parent-style-name="ListParagraph" style:family="paragraph">
      <style:paragraph-properties fo:text-indent="0.5in"/>
      <style:text-properties fo:font-size="10pt" style:font-size-asian="10pt" style:font-size-complex="10pt"/>
    </style:style>
    <style:style style:name="P659" style:parent-style-name="ListParagraph" style:family="paragraph">
      <style:paragraph-properties fo:text-indent="0.5in"/>
      <style:text-properties fo:font-size="10pt" style:font-size-asian="10pt" style:font-size-complex="10pt"/>
    </style:style>
    <style:style style:name="P660" style:parent-style-name="ListParagraph" style:family="paragraph">
      <style:paragraph-properties fo:text-indent="0.5in"/>
      <style:text-properties fo:font-size="10pt" style:font-size-asian="10pt" style:font-size-complex="10pt"/>
    </style:style>
    <style:style style:name="P661" style:parent-style-name="ListParagraph" style:family="paragraph">
      <style:paragraph-properties fo:text-indent="0.5in"/>
      <style:text-properties fo:font-size="10pt" style:font-size-asian="10pt" style:font-size-complex="10pt"/>
    </style:style>
    <style:style style:name="P662" style:parent-style-name="Normal" style:family="paragraph">
      <style:paragraph-properties style:line-height-at-least="0.2083in" fo:background-color="#1E1E1E"/>
      <style:text-properties fo:hyphenate="true"/>
    </style:style>
    <style:style style:name="T663" style:parent-style-name="DefaultParagraphFont" style:family="text">
      <style:text-properties fo:font-size="10pt" style:font-size-asian="10pt" style:font-size-complex="10pt"/>
    </style:style>
    <style:style style:name="T664" style:parent-style-name="DefaultParagraphFont" style:family="text">
      <style:text-properties style:font-name="Consolas" fo:color="#DD6A6F" fo:font-size="11.5pt" style:font-size-asian="11.5pt" style:font-size-complex="11.5pt"/>
    </style:style>
    <style:style style:name="T665" style:parent-style-name="DefaultParagraphFont" style:family="text">
      <style:text-properties style:font-name="Consolas" style:font-name-asian="Times New Roman" fo:color="#DD6A6F" fo:font-size="11.5pt" style:font-size-asian="11.5pt" style:font-size-complex="11.5pt" style:language-asian="en" style:country-asian="IN"/>
    </style:style>
    <style:style style:name="P666" style:parent-style-name="Normal" style:family="paragraph">
      <style:paragraph-properties fo:margin-bottom="0in" style:line-height-at-least="0.2083in" fo:background-color="#1E1E1E"/>
      <style:text-properties fo:hyphenate="true"/>
    </style:style>
    <style:style style:name="T667"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668"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669"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670"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T671"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P672" style:parent-style-name="Normal" style:family="paragraph">
      <style:paragraph-properties fo:margin-bottom="0in" style:line-height-at-least="0.2083in" fo:background-color="#1E1E1E"/>
      <style:text-properties style:font-name="Consolas" style:font-name-asian="Times New Roman" fo:color="#D4D4D4" fo:font-size="11.5pt" style:font-size-asian="11.5pt" style:font-size-complex="11.5pt" style:language-asian="en" style:country-asian="IN" fo:hyphenate="true"/>
    </style:style>
    <style:style style:name="P673" style:parent-style-name="Normal" style:family="paragraph">
      <style:paragraph-properties fo:margin-bottom="0in" style:line-height-at-least="0.2083in" fo:background-color="#1E1E1E"/>
      <style:text-properties fo:hyphenate="true"/>
    </style:style>
    <style:style style:name="T674" style:parent-style-name="DefaultParagraphFont" style:family="text">
      <style:text-properties style:font-name="Consolas" style:font-name-asian="Times New Roman" fo:font-weight="bold" style:font-weight-asian="bold" style:font-weight-complex="bold" fo:color="#FF636F" fo:font-size="11.5pt" style:font-size-asian="11.5pt" style:font-size-complex="11.5pt" style:language-asian="en" style:country-asian="IN"/>
    </style:style>
    <style:style style:name="T675"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676"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677"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678"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T679"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680"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681"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682"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T683"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684"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685"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686"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687"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688"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689"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690"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T691"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692"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693"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694"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T695"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696"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P697" style:parent-style-name="Normal" style:family="paragraph">
      <style:paragraph-properties fo:margin-bottom="0in" style:line-height-at-least="0.2083in" fo:background-color="#1E1E1E"/>
      <style:text-properties fo:hyphenate="true"/>
    </style:style>
    <style:style style:name="T698" style:parent-style-name="DefaultParagraphFont" style:family="text">
      <style:text-properties style:font-name="Consolas" style:font-name-asian="Times New Roman" fo:font-weight="bold" style:font-weight-asian="bold" style:font-weight-complex="bold" fo:color="#FF636F" fo:font-size="11.5pt" style:font-size-asian="11.5pt" style:font-size-complex="11.5pt" style:language-asian="en" style:country-asian="IN"/>
    </style:style>
    <style:style style:name="P699" style:parent-style-name="Normal" style:family="paragraph">
      <style:paragraph-properties fo:margin-bottom="0in" style:line-height-at-least="0.2083in" fo:background-color="#1E1E1E"/>
      <style:text-properties fo:hyphenate="true"/>
    </style:style>
    <style:style style:name="T700"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01" style:parent-style-name="DefaultParagraphFont" style:family="text">
      <style:text-properties style:font-name="Consolas" style:font-name-asian="Times New Roman" fo:color="#3DC9B0" fo:font-size="11.5pt" style:font-size-asian="11.5pt" style:font-size-complex="11.5pt" style:language-asian="en" style:country-asian="IN"/>
    </style:style>
    <style:style style:name="T702"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03"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P704" style:parent-style-name="Normal" style:family="paragraph">
      <style:paragraph-properties fo:margin-bottom="0in" style:line-height-at-least="0.2083in" fo:background-color="#1E1E1E"/>
      <style:text-properties fo:hyphenate="true"/>
    </style:style>
    <style:style style:name="T705" style:parent-style-name="DefaultParagraphFont" style:family="text">
      <style:text-properties style:font-name="Consolas" style:font-name-asian="Times New Roman" fo:font-weight="bold" style:font-weight-asian="bold" style:font-weight-complex="bold" fo:color="#FF636F" fo:font-size="11.5pt" style:font-size-asian="11.5pt" style:font-size-complex="11.5pt" style:language-asian="en" style:country-asian="IN"/>
    </style:style>
    <style:style style:name="T706"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07"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708"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09"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T710"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11"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712"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13"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T714"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15"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716"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17"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718"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19"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720"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21"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T722"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23"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724"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25"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T726"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27"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P728" style:parent-style-name="Normal" style:family="paragraph">
      <style:paragraph-properties fo:margin-bottom="0in" style:line-height-at-least="0.2083in" fo:background-color="#1E1E1E"/>
      <style:text-properties fo:hyphenate="true"/>
    </style:style>
    <style:style style:name="T729" style:parent-style-name="DefaultParagraphFont" style:family="text">
      <style:text-properties style:font-name="Consolas" style:font-name-asian="Times New Roman" fo:font-weight="bold" style:font-weight-asian="bold" style:font-weight-complex="bold" fo:color="#FF636F" fo:font-size="11.5pt" style:font-size-asian="11.5pt" style:font-size-complex="11.5pt" style:language-asian="en" style:country-asian="IN"/>
    </style:style>
    <style:style style:name="P730" style:parent-style-name="Normal" style:family="paragraph">
      <style:paragraph-properties fo:margin-bottom="0in" style:line-height-at-least="0.2083in" fo:background-color="#1E1E1E"/>
      <style:text-properties fo:hyphenate="true"/>
    </style:style>
    <style:style style:name="T731"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32" style:parent-style-name="DefaultParagraphFont" style:family="text">
      <style:text-properties style:font-name="Consolas" style:font-name-asian="Times New Roman" fo:color="#3DC9B0" fo:font-size="11.5pt" style:font-size-asian="11.5pt" style:font-size-complex="11.5pt" style:language-asian="en" style:country-asian="IN"/>
    </style:style>
    <style:style style:name="T733"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34"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P735" style:parent-style-name="Normal" style:family="paragraph">
      <style:paragraph-properties fo:margin-bottom="0in" style:line-height-at-least="0.2083in" fo:background-color="#1E1E1E"/>
      <style:text-properties fo:hyphenate="true"/>
    </style:style>
    <style:style style:name="T736" style:parent-style-name="DefaultParagraphFont" style:family="text">
      <style:text-properties style:font-name="Consolas" style:font-name-asian="Times New Roman" fo:font-weight="bold" style:font-weight-asian="bold" style:font-weight-complex="bold" fo:color="#FF636F" fo:font-size="11.5pt" style:font-size-asian="11.5pt" style:font-size-complex="11.5pt" style:language-asian="en" style:country-asian="IN"/>
    </style:style>
    <style:style style:name="P737" style:parent-style-name="Normal" style:family="paragraph">
      <style:text-properties fo:font-size="10pt" style:font-size-asian="10pt" style:font-size-complex="10pt"/>
    </style:style>
    <style:style style:name="P738" style:parent-style-name="Normal" style:family="paragraph">
      <style:paragraph-properties style:line-height-at-least="0.2083in" fo:background-color="#1E1E1E"/>
      <style:text-properties fo:hyphenate="true"/>
    </style:style>
    <style:style style:name="T739" style:parent-style-name="DefaultParagraphFont" style:family="text">
      <style:text-properties fo:font-size="10pt" style:font-size-asian="10pt" style:font-size-complex="10pt"/>
    </style:style>
    <style:style style:name="T740" style:parent-style-name="DefaultParagraphFont" style:family="text">
      <style:text-properties style:font-name="Consolas" style:font-name-asian="Times New Roman" fo:color="#DD6A6F" fo:font-size="11.5pt" style:font-size-asian="11.5pt" style:font-size-complex="11.5pt" style:language-asian="en" style:country-asian="IN"/>
    </style:style>
    <style:style style:name="P741" style:parent-style-name="Normal" style:family="paragraph">
      <style:paragraph-properties fo:margin-bottom="0in" style:line-height-at-least="0.2083in" fo:background-color="#1E1E1E"/>
      <style:text-properties fo:hyphenate="true"/>
    </style:style>
    <style:style style:name="T742"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43"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744"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45"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T746"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P747" style:parent-style-name="Normal" style:family="paragraph">
      <style:paragraph-properties fo:margin-bottom="0in" style:line-height-at-least="0.2083in" fo:background-color="#1E1E1E"/>
      <style:text-properties fo:hyphenate="true"/>
    </style:style>
    <style:style style:name="T748"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49"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750"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51"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T752"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P753" style:parent-style-name="Normal" style:family="paragraph">
      <style:paragraph-properties fo:margin-bottom="0in" style:line-height-at-least="0.2083in" fo:background-color="#1E1E1E"/>
      <style:text-properties fo:hyphenate="true"/>
    </style:style>
    <style:style style:name="T754"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55"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756"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57"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T758"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P759" style:parent-style-name="Normal" style:family="paragraph">
      <style:paragraph-properties fo:margin-bottom="0in" style:line-height-at-least="0.2083in" fo:background-color="#1E1E1E"/>
      <style:text-properties style:font-name="Consolas" style:font-name-asian="Times New Roman" fo:color="#D4D4D4" fo:font-size="11.5pt" style:font-size-asian="11.5pt" style:font-size-complex="11.5pt" style:language-asian="en" style:country-asian="IN" fo:hyphenate="true"/>
    </style:style>
    <style:style style:name="P760" style:parent-style-name="Normal" style:family="paragraph">
      <style:paragraph-properties fo:margin-bottom="0in" style:line-height-at-least="0.2083in" fo:background-color="#1E1E1E"/>
      <style:text-properties fo:hyphenate="true"/>
    </style:style>
    <style:style style:name="T761" style:parent-style-name="DefaultParagraphFont" style:family="text">
      <style:text-properties style:font-name="Consolas" style:font-name-asian="Times New Roman" fo:font-weight="bold" style:font-weight-asian="bold" style:font-weight-complex="bold" fo:color="#FF636F" fo:font-size="11.5pt" style:font-size-asian="11.5pt" style:font-size-complex="11.5pt" style:language-asian="en" style:country-asian="IN"/>
    </style:style>
    <style:style style:name="T762"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63"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764"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65" style:parent-style-name="DefaultParagraphFont" style:family="text">
      <style:text-properties style:font-name="Consolas" style:font-name-asian="Times New Roman" fo:color="#74B0DF" fo:font-size="11.5pt" style:font-size-asian="11.5pt" style:font-size-complex="11.5pt" style:language-asian="en" style:country-asian="IN"/>
    </style:style>
    <style:style style:name="T766"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67"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768"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69" style:parent-style-name="DefaultParagraphFont" style:family="text">
      <style:text-properties style:font-name="Consolas" style:font-name-asian="Times New Roman" fo:color="#74B0DF" fo:font-size="11.5pt" style:font-size-asian="11.5pt" style:font-size-complex="11.5pt" style:language-asian="en" style:country-asian="IN"/>
    </style:style>
    <style:style style:name="T770"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71"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772"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73"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774"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75"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776"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77" style:parent-style-name="DefaultParagraphFont" style:family="text">
      <style:text-properties style:font-name="Consolas" style:font-name-asian="Times New Roman" fo:color="#74B0DF" fo:font-size="11.5pt" style:font-size-asian="11.5pt" style:font-size-complex="11.5pt" style:language-asian="en" style:country-asian="IN"/>
    </style:style>
    <style:style style:name="T778"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79"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780"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81" style:parent-style-name="DefaultParagraphFont" style:family="text">
      <style:text-properties style:font-name="Consolas" style:font-name-asian="Times New Roman" fo:color="#74B0DF" fo:font-size="11.5pt" style:font-size-asian="11.5pt" style:font-size-complex="11.5pt" style:language-asian="en" style:country-asian="IN"/>
    </style:style>
    <style:style style:name="T782"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83"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P784" style:parent-style-name="Normal" style:family="paragraph">
      <style:paragraph-properties fo:margin-bottom="0in" style:line-height-at-least="0.2083in" fo:background-color="#1E1E1E"/>
      <style:text-properties fo:hyphenate="true"/>
    </style:style>
    <style:style style:name="T785" style:parent-style-name="DefaultParagraphFont" style:family="text">
      <style:text-properties style:font-name="Consolas" style:font-name-asian="Times New Roman" fo:font-weight="bold" style:font-weight-asian="bold" style:font-weight-complex="bold" fo:color="#FF636F" fo:font-size="11.5pt" style:font-size-asian="11.5pt" style:font-size-complex="11.5pt" style:language-asian="en" style:country-asian="IN"/>
    </style:style>
    <style:style style:name="P786" style:parent-style-name="Normal" style:family="paragraph">
      <style:paragraph-properties fo:margin-bottom="0in" style:line-height-at-least="0.2083in" fo:background-color="#1E1E1E"/>
      <style:text-properties fo:hyphenate="true"/>
    </style:style>
    <style:style style:name="T787"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88" style:parent-style-name="DefaultParagraphFont" style:family="text">
      <style:text-properties style:font-name="Consolas" style:font-name-asian="Times New Roman" fo:color="#3DC9B0" fo:font-size="11.5pt" style:font-size-asian="11.5pt" style:font-size-complex="11.5pt" style:language-asian="en" style:country-asian="IN"/>
    </style:style>
    <style:style style:name="T789"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P790" style:parent-style-name="Normal" style:family="paragraph">
      <style:paragraph-properties fo:margin-bottom="0in" style:line-height-at-least="0.2083in" fo:background-color="#1E1E1E"/>
      <style:text-properties fo:hyphenate="true"/>
    </style:style>
    <style:style style:name="T791"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92" style:parent-style-name="DefaultParagraphFont" style:family="text">
      <style:text-properties style:font-name="Consolas" style:font-name-asian="Times New Roman" fo:font-weight="bold" style:font-weight-asian="bold" style:font-weight-complex="bold" fo:color="#FF636F" fo:font-size="11.5pt" style:font-size-asian="11.5pt" style:font-size-complex="11.5pt" style:language-asian="en" style:country-asian="IN"/>
    </style:style>
    <style:style style:name="T793"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94"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795"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96" style:parent-style-name="DefaultParagraphFont" style:family="text">
      <style:text-properties style:font-name="Consolas" style:font-name-asian="Times New Roman" fo:color="#74B0DF" fo:font-size="11.5pt" style:font-size-asian="11.5pt" style:font-size-complex="11.5pt" style:language-asian="en" style:country-asian="IN"/>
    </style:style>
    <style:style style:name="T797"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798"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799"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800" style:parent-style-name="DefaultParagraphFont" style:family="text">
      <style:text-properties style:font-name="Consolas" style:font-name-asian="Times New Roman" fo:color="#74B0DF" fo:font-size="11.5pt" style:font-size-asian="11.5pt" style:font-size-complex="11.5pt" style:language-asian="en" style:country-asian="IN"/>
    </style:style>
    <style:style style:name="T801"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802"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803"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804"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805"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806"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807"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808" style:parent-style-name="DefaultParagraphFont" style:family="text">
      <style:text-properties style:font-name="Consolas" style:font-name-asian="Times New Roman" fo:color="#74B0DF" fo:font-size="11.5pt" style:font-size-asian="11.5pt" style:font-size-complex="11.5pt" style:language-asian="en" style:country-asian="IN"/>
    </style:style>
    <style:style style:name="T809"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810"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811"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812" style:parent-style-name="DefaultParagraphFont" style:family="text">
      <style:text-properties style:font-name="Consolas" style:font-name-asian="Times New Roman" fo:color="#74B0DF" fo:font-size="11.5pt" style:font-size-asian="11.5pt" style:font-size-complex="11.5pt" style:language-asian="en" style:country-asian="IN"/>
    </style:style>
    <style:style style:name="T813"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814"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P815" style:parent-style-name="Normal" style:family="paragraph">
      <style:paragraph-properties fo:margin-bottom="0in" style:line-height-at-least="0.2083in" fo:background-color="#1E1E1E"/>
      <style:text-properties fo:hyphenate="true"/>
    </style:style>
    <style:style style:name="T816"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817" style:parent-style-name="DefaultParagraphFont" style:family="text">
      <style:text-properties style:font-name="Consolas" style:font-name-asian="Times New Roman" fo:font-weight="bold" style:font-weight-asian="bold" style:font-weight-complex="bold" fo:color="#FF636F" fo:font-size="11.5pt" style:font-size-asian="11.5pt" style:font-size-complex="11.5pt" style:language-asian="en" style:country-asian="IN"/>
    </style:style>
    <style:style style:name="P818" style:parent-style-name="Normal" style:family="paragraph">
      <style:paragraph-properties fo:margin-bottom="0in" style:line-height-at-least="0.2083in" fo:background-color="#1E1E1E"/>
      <style:text-properties fo:hyphenate="true"/>
    </style:style>
    <style:style style:name="T819"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820" style:parent-style-name="DefaultParagraphFont" style:family="text">
      <style:text-properties style:font-name="Consolas" style:font-name-asian="Times New Roman" fo:color="#3DC9B0" fo:font-size="11.5pt" style:font-size-asian="11.5pt" style:font-size-complex="11.5pt" style:language-asian="en" style:country-asian="IN"/>
    </style:style>
    <style:style style:name="T821"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P822" style:parent-style-name="Normal" style:family="paragraph">
      <style:paragraph-properties fo:margin-bottom="0in" style:line-height-at-least="0.2083in" fo:background-color="#1E1E1E"/>
      <style:text-properties fo:hyphenate="true"/>
    </style:style>
    <style:style style:name="T823" style:parent-style-name="DefaultParagraphFont" style:family="text">
      <style:text-properties style:font-name="Consolas" style:font-name-asian="Times New Roman" fo:font-weight="bold" style:font-weight-asian="bold" style:font-weight-complex="bold" fo:color="#FF636F" fo:font-size="11.5pt" style:font-size-asian="11.5pt" style:font-size-complex="11.5pt" style:language-asian="en" style:country-asian="IN"/>
    </style:style>
    <style:style style:name="P824" style:parent-style-name="Normal" style:family="paragraph">
      <style:paragraph-properties fo:margin-bottom="0in" style:line-height-at-least="0.2083in" fo:background-color="#1E1E1E"/>
      <style:text-properties fo:hyphenate="true"/>
    </style:style>
    <style:style style:name="T825"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826" style:parent-style-name="DefaultParagraphFont" style:family="text">
      <style:text-properties style:font-name="Consolas" style:font-name-asian="Times New Roman" fo:color="#3DC9B0" fo:font-size="11.5pt" style:font-size-asian="11.5pt" style:font-size-complex="11.5pt" style:language-asian="en" style:country-asian="IN"/>
    </style:style>
    <style:style style:name="T827"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P828" style:parent-style-name="Normal" style:family="paragraph">
      <style:paragraph-properties fo:margin-bottom="0in" style:line-height-at-least="0.2083in" fo:background-color="#1E1E1E"/>
      <style:text-properties fo:hyphenate="true"/>
    </style:style>
    <style:style style:name="T829" style:parent-style-name="DefaultParagraphFont" style:family="text">
      <style:text-properties style:font-name="Consolas" style:font-name-asian="Times New Roman" fo:font-weight="bold" style:font-weight-asian="bold" style:font-weight-complex="bold" fo:color="#FF636F" fo:font-size="11.5pt" style:font-size-asian="11.5pt" style:font-size-complex="11.5pt" style:language-asian="en" style:country-asian="IN"/>
    </style:style>
    <style:style style:name="P830" style:parent-style-name="Normal" style:family="paragraph">
      <style:text-properties fo:font-size="10pt" style:font-size-asian="10pt" style:font-size-complex="10pt"/>
    </style:style>
    <style:style style:name="P831" style:parent-style-name="Normal" style:family="paragraph">
      <style:paragraph-properties style:line-height-at-least="0.2083in" fo:background-color="#1E1E1E"/>
      <style:text-properties fo:hyphenate="true"/>
    </style:style>
    <style:style style:name="T832" style:parent-style-name="DefaultParagraphFont" style:family="text">
      <style:text-properties fo:font-size="10pt" style:font-size-asian="10pt" style:font-size-complex="10pt"/>
    </style:style>
    <style:style style:name="T833" style:parent-style-name="DefaultParagraphFont" style:family="text">
      <style:text-properties style:font-name="Consolas" fo:color="#DD6A6F" fo:font-size="11.5pt" style:font-size-asian="11.5pt" style:font-size-complex="11.5pt"/>
    </style:style>
    <style:style style:name="T834"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835" style:parent-style-name="DefaultParagraphFont" style:family="text">
      <style:text-properties style:font-name="Consolas" style:font-name-asian="Times New Roman" fo:color="#DD6A6F" fo:font-size="11.5pt" style:font-size-asian="11.5pt" style:font-size-complex="11.5pt" style:language-asian="en" style:country-asian="IN"/>
    </style:style>
    <style:style style:name="P836" style:parent-style-name="Normal" style:family="paragraph">
      <style:paragraph-properties fo:margin-bottom="0in" style:line-height-at-least="0.2083in" fo:background-color="#1E1E1E"/>
      <style:text-properties fo:hyphenate="true"/>
    </style:style>
    <style:style style:name="T837"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838"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P839" style:parent-style-name="Normal" style:family="paragraph">
      <style:paragraph-properties fo:margin-bottom="0in" style:line-height-at-least="0.2083in" fo:background-color="#1E1E1E"/>
      <style:text-properties fo:hyphenate="true"/>
    </style:style>
    <style:style style:name="T840"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841"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T842"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843" style:parent-style-name="DefaultParagraphFont" style:family="text">
      <style:text-properties style:font-name="Consolas" style:font-name-asian="Times New Roman" fo:color="#74B0DF" fo:font-size="11.5pt" style:font-size-asian="11.5pt" style:font-size-complex="11.5pt" style:language-asian="en" style:country-asian="IN"/>
    </style:style>
    <style:style style:name="T844"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P845" style:parent-style-name="Normal" style:family="paragraph">
      <style:paragraph-properties style:line-height-at-least="0.2083in" fo:background-color="#1E1E1E"/>
      <style:text-properties style:font-name="Consolas" style:font-name-asian="Times New Roman" fo:color="#D4D4D4" fo:font-size="11.5pt" style:font-size-asian="11.5pt" style:font-size-complex="11.5pt" style:language-asian="en" style:country-asian="IN" fo:hyphenate="true"/>
    </style:style>
    <style:style style:name="P846" style:parent-style-name="Normal" style:family="paragraph">
      <style:paragraph-properties fo:margin-bottom="0in" style:line-height-at-least="0.2083in" fo:background-color="#1E1E1E"/>
      <style:text-properties style:font-name="Consolas" style:font-name-asian="Times New Roman" fo:color="#D4D4D4" fo:font-size="11.5pt" style:font-size-asian="11.5pt" style:font-size-complex="11.5pt" style:language-asian="en" style:country-asian="IN" fo:hyphenate="true"/>
    </style:style>
    <style:style style:name="P847" style:parent-style-name="Normal" style:family="paragraph">
      <style:paragraph-properties fo:margin-bottom="0in" style:line-height-at-least="0.2083in" fo:background-color="#1E1E1E"/>
      <style:text-properties style:font-name="Consolas" style:font-name-asian="Times New Roman" fo:color="#D4D4D4" fo:font-size="11.5pt" style:font-size-asian="11.5pt" style:font-size-complex="11.5pt" style:language-asian="en" style:country-asian="IN" fo:hyphenate="true"/>
    </style:style>
    <style:style style:name="P848" style:parent-style-name="Normal" style:family="paragraph">
      <style:text-properties fo:font-size="10pt" style:font-size-asian="10pt" style:font-size-complex="10pt"/>
    </style:style>
    <style:style style:name="P849" style:parent-style-name="Normal" style:family="paragraph">
      <style:paragraph-properties style:line-height-at-least="0.2083in" fo:background-color="#1E1E1E"/>
      <style:text-properties fo:font-size="10pt" style:font-size-asian="10pt" style:font-size-complex="10pt" fo:hyphenate="true"/>
    </style:style>
    <style:style style:name="P850" style:parent-style-name="Normal" style:family="paragraph">
      <style:paragraph-properties style:line-height-at-least="0.2083in" fo:background-color="#1E1E1E"/>
      <style:text-properties fo:hyphenate="true"/>
    </style:style>
    <style:style style:name="T851" style:parent-style-name="DefaultParagraphFont" style:family="text">
      <style:text-properties fo:font-size="10pt" style:font-size-asian="10pt" style:font-size-complex="10pt"/>
    </style:style>
    <style:style style:name="T852" style:parent-style-name="DefaultParagraphFont" style:family="text">
      <style:text-properties style:font-name="Consolas" style:font-name-asian="Times New Roman" fo:color="#DD6A6F" fo:font-size="11.5pt" style:font-size-asian="11.5pt" style:font-size-complex="11.5pt" style:language-asian="en" style:country-asian="IN"/>
    </style:style>
    <style:style style:name="P853" style:parent-style-name="Normal" style:family="paragraph">
      <style:paragraph-properties fo:margin-bottom="0in" style:line-height-at-least="0.2083in" fo:background-color="#1E1E1E"/>
      <style:text-properties fo:hyphenate="true"/>
    </style:style>
    <style:style style:name="T854" style:parent-style-name="DefaultParagraphFont" style:family="text">
      <style:text-properties style:font-name="Consolas" style:font-name-asian="Times New Roman" fo:font-weight="bold" style:font-weight-asian="bold" style:font-weight-complex="bold" fo:color="#FF636F" fo:font-size="11.5pt" style:font-size-asian="11.5pt" style:font-size-complex="11.5pt" style:language-asian="en" style:country-asian="IN"/>
    </style:style>
    <style:style style:name="T855"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P856" style:parent-style-name="Normal" style:family="paragraph">
      <style:paragraph-properties fo:margin-bottom="0in" style:line-height-at-least="0.2083in" fo:background-color="#1E1E1E"/>
      <style:text-properties fo:hyphenate="true"/>
    </style:style>
    <style:style style:name="T857" style:parent-style-name="DefaultParagraphFont" style:family="text">
      <style:text-properties style:font-name="Consolas" style:font-name-asian="Times New Roman" fo:font-weight="bold" style:font-weight-asian="bold" style:font-weight-complex="bold" fo:color="#FF636F" fo:font-size="11.5pt" style:font-size-asian="11.5pt" style:font-size-complex="11.5pt" style:language-asian="en" style:country-asian="IN"/>
    </style:style>
    <style:style style:name="P858" style:parent-style-name="Normal" style:family="paragraph">
      <style:paragraph-properties fo:margin-bottom="0in" style:line-height-at-least="0.2083in" fo:background-color="#1E1E1E"/>
      <style:text-properties fo:hyphenate="true"/>
    </style:style>
    <style:style style:name="T859"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860"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861" style:parent-style-name="DefaultParagraphFont" style:family="text">
      <style:text-properties style:font-name="Consolas" style:font-name-asian="Times New Roman" fo:color="#74B0DF" fo:font-size="11.5pt" style:font-size-asian="11.5pt" style:font-size-complex="11.5pt" style:language-asian="en" style:country-asian="IN"/>
    </style:style>
    <style:style style:name="T862"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863" style:parent-style-name="DefaultParagraphFont" style:family="text">
      <style:text-properties style:font-name="Consolas" style:font-name-asian="Times New Roman" fo:color="#74B0DF" fo:font-size="11.5pt" style:font-size-asian="11.5pt" style:font-size-complex="11.5pt" style:language-asian="en" style:country-asian="IN"/>
    </style:style>
    <style:style style:name="T864"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865" style:parent-style-name="DefaultParagraphFont" style:family="text">
      <style:text-properties style:font-name="Consolas" style:font-name-asian="Times New Roman" fo:color="#74B0DF" fo:font-size="11.5pt" style:font-size-asian="11.5pt" style:font-size-complex="11.5pt" style:language-asian="en" style:country-asian="IN"/>
    </style:style>
    <style:style style:name="T866"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P867" style:parent-style-name="Normal" style:family="paragraph">
      <style:paragraph-properties fo:margin-bottom="0in" style:line-height-at-least="0.2083in" fo:background-color="#1E1E1E"/>
      <style:text-properties fo:hyphenate="true"/>
    </style:style>
    <style:style style:name="T868" style:parent-style-name="DefaultParagraphFont" style:family="text">
      <style:text-properties style:font-name="Consolas" style:font-name-asian="Times New Roman" fo:font-weight="bold" style:font-weight-asian="bold" style:font-weight-complex="bold" fo:color="#FF636F" fo:font-size="11.5pt" style:font-size-asian="11.5pt" style:font-size-complex="11.5pt" style:language-asian="en" style:country-asian="IN"/>
    </style:style>
    <style:style style:name="P869" style:parent-style-name="Normal" style:family="paragraph">
      <style:paragraph-properties fo:margin-bottom="0in" style:line-height-at-least="0.2083in" fo:background-color="#1E1E1E"/>
      <style:text-properties fo:hyphenate="true"/>
    </style:style>
    <style:style style:name="T870" style:parent-style-name="DefaultParagraphFont" style:family="text">
      <style:text-properties style:font-name="Consolas" style:font-name-asian="Times New Roman" fo:color="#3DC9B0" fo:font-size="11.5pt" style:font-size-asian="11.5pt" style:font-size-complex="11.5pt" style:language-asian="en" style:country-asian="IN"/>
    </style:style>
    <style:style style:name="T871"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872" style:parent-style-name="DefaultParagraphFont" style:family="text">
      <style:text-properties style:font-name="Consolas" style:font-name-asian="Times New Roman" fo:color="#74B0DF" fo:font-size="11.5pt" style:font-size-asian="11.5pt" style:font-size-complex="11.5pt" style:language-asian="en" style:country-asian="IN"/>
    </style:style>
    <style:style style:name="T873" style:parent-style-name="DefaultParagraphFont" style:family="text">
      <style:text-properties style:font-name="Consolas" style:font-name-asian="Times New Roman" fo:color="#DCDCDC" fo:font-size="11.5pt" style:font-size-asian="11.5pt" style:font-size-complex="11.5pt" style:language-asian="en" style:country-asian="IN"/>
    </style:style>
    <style:style style:name="T874" style:parent-style-name="DefaultParagraphFont" style:family="text">
      <style:text-properties style:font-name="Consolas" style:font-name-asian="Times New Roman" fo:color="#74B0DF" fo:font-size="11.5pt" style:font-size-asian="11.5pt" style:font-size-complex="11.5pt" style:language-asian="en" style:country-asian="IN"/>
    </style:style>
    <style:style style:name="P875" style:parent-style-name="Normal" style:family="paragraph">
      <style:paragraph-properties fo:margin-bottom="0in" style:line-height-at-least="0.2083in" fo:background-color="#1E1E1E"/>
      <style:text-properties style:font-name="Consolas" style:font-name-asian="Times New Roman" fo:color="#D4D4D4" fo:font-size="11.5pt" style:font-size-asian="11.5pt" style:font-size-complex="11.5pt" style:language-asian="en" style:country-asian="IN" fo:hyphenate="true"/>
    </style:style>
    <style:style style:name="P876" style:parent-style-name="Normal" style:family="paragraph">
      <style:text-properties fo:font-size="10pt" style:font-size-asian="10pt" style:font-size-complex="10pt"/>
    </style:style>
    <style:style style:name="P877" style:parent-style-name="Normal" style:family="paragraph">
      <style:paragraph-properties fo:margin-bottom="0in" style:line-height-at-least="0.2083in" fo:background-color="#1E1E1E"/>
      <style:text-properties fo:hyphenate="true"/>
    </style:style>
    <style:style style:name="T878" style:parent-style-name="DefaultParagraphFont" style:family="text">
      <style:text-properties fo:font-size="10pt" style:font-size-asian="10pt" style:font-size-complex="10pt"/>
    </style:style>
    <style:style style:name="T879" style:parent-style-name="DefaultParagraphFont" style:family="text">
      <style:text-properties fo:font-size="10pt" style:font-size-asian="10pt" style:font-size-complex="10pt"/>
    </style:style>
    <style:style style:name="T880" style:parent-style-name="DefaultParagraphFont" style:family="text">
      <style:text-properties fo:font-size="10pt" style:font-size-asian="10pt" style:font-size-complex="10pt"/>
    </style:style>
    <style:style style:name="T881" style:parent-style-name="DefaultParagraphFont" style:family="text">
      <style:text-properties fo:font-size="10pt" style:font-size-asian="10pt" style:font-size-complex="10pt"/>
    </style:style>
    <style:style style:name="T882" style:parent-style-name="DefaultParagraphFont" style:family="text">
      <style:text-properties style:font-name="Consolas" style:font-name-asian="Times New Roman" fo:color="#B5CEA8" fo:font-size="11.5pt" style:font-size-asian="11.5pt" style:font-size-complex="11.5pt" style:text-underline-type="single" style:text-underline-style="solid" style:text-underline-width="auto" style:text-underline-mode="continuous" style:language-asian="en" style:country-asian="IN"/>
    </style:style>
    <style:style style:name="P883" style:parent-style-name="Normal" style:family="paragraph">
      <style:paragraph-properties style:line-height-at-least="0.2083in" fo:background-color="#1E1E1E"/>
      <style:text-properties fo:hyphenate="true"/>
    </style:style>
    <style:style style:name="T884" style:parent-style-name="DefaultParagraphFont" style:family="text">
      <style:text-properties fo:font-size="10pt" style:font-size-asian="10pt" style:font-size-complex="10pt"/>
    </style:style>
    <style:style style:name="T885" style:parent-style-name="DefaultParagraphFont" style:family="text">
      <style:text-properties style:font-name="Consolas" style:font-name-asian="Times New Roman" fo:color="#DD6A6F" fo:font-size="11.5pt" style:font-size-asian="11.5pt" style:font-size-complex="11.5pt" style:language-asian="en" style:country-asian="IN"/>
    </style:style>
    <style:style style:name="P886" style:parent-style-name="Normal" style:family="paragraph">
      <style:paragraph-properties fo:margin-bottom="0in" style:line-height-at-least="0.2083in" fo:background-color="#1E1E1E"/>
      <style:text-properties fo:hyphenate="true"/>
    </style:style>
    <style:style style:name="T887"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888"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889"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890"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P891" style:parent-style-name="Normal" style:family="paragraph">
      <style:paragraph-properties fo:margin-bottom="0in" style:line-height-at-least="0.2083in" fo:background-color="#1E1E1E"/>
      <style:text-properties style:font-name="Consolas" style:font-name-asian="Times New Roman" fo:color="#B5CEA8" fo:font-size="11.5pt" style:font-size-asian="11.5pt" style:font-size-complex="11.5pt" style:language-asian="en" style:country-asian="IN" fo:hyphenate="true"/>
    </style:style>
    <style:style style:name="P892" style:parent-style-name="Normal" style:family="paragraph">
      <style:paragraph-properties fo:margin-bottom="0in" style:line-height-at-least="0.2083in" fo:background-color="#1E1E1E"/>
      <style:text-properties fo:hyphenate="true"/>
    </style:style>
    <style:style style:name="T893"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T894"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T895"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T896"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T897" style:parent-style-name="DefaultParagraphFont" style:family="text">
      <style:text-properties style:font-name="Consolas" style:font-name-asian="Times New Roman" fo:color="#B5CEA8" fo:font-size="11.5pt" style:font-size-asian="11.5pt" style:font-size-complex="11.5pt" style:text-underline-type="single" style:text-underline-style="solid" style:text-underline-width="auto" style:text-underline-mode="continuous" style:language-asian="en" style:country-asian="IN"/>
    </style:style>
    <style:style style:name="P898" style:parent-style-name="Normal" style:family="paragraph">
      <style:paragraph-properties style:line-height-at-least="0.2083in" fo:background-color="#1E1E1E"/>
      <style:text-properties fo:hyphenate="true"/>
    </style:style>
    <style:style style:name="T899"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T900" style:parent-style-name="DefaultParagraphFont" style:family="text">
      <style:text-properties style:font-name="Consolas" style:font-name-asian="Times New Roman" fo:color="#DD6A6F" fo:font-size="11.5pt" style:font-size-asian="11.5pt" style:font-size-complex="11.5pt" style:language-asian="en" style:country-asian="IN"/>
    </style:style>
    <style:style style:name="P901" style:parent-style-name="Normal" style:family="paragraph">
      <style:paragraph-properties fo:margin-bottom="0in" style:line-height-at-least="0.2083in" fo:background-color="#1E1E1E"/>
      <style:text-properties fo:hyphenate="true"/>
    </style:style>
    <style:style style:name="T902"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903"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904"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905"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P906" style:parent-style-name="Normal" style:family="paragraph">
      <style:paragraph-properties fo:margin-bottom="0in" style:line-height-at-least="0.2083in" fo:background-color="#1E1E1E"/>
      <style:text-properties fo:hyphenate="true"/>
    </style:style>
    <style:style style:name="T907"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T908"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T909"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T910"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T911" style:parent-style-name="DefaultParagraphFont" style:family="text">
      <style:text-properties style:font-name="Consolas" style:font-name-asian="Times New Roman" fo:color="#B5CEA8" fo:font-size="11.5pt" style:font-size-asian="11.5pt" style:font-size-complex="11.5pt" style:text-underline-type="single" style:text-underline-style="solid" style:text-underline-width="auto" style:text-underline-mode="continuous" style:language-asian="en" style:country-asian="IN"/>
    </style:style>
    <style:style style:name="P912" style:parent-style-name="Normal" style:family="paragraph">
      <style:paragraph-properties fo:margin-bottom="0in" style:line-height-at-least="0.2083in" fo:background-color="#1E1E1E"/>
      <style:text-properties fo:hyphenate="true"/>
    </style:style>
    <style:style style:name="T913"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T914" style:parent-style-name="DefaultParagraphFont" style:family="text">
      <style:text-properties style:font-name="Consolas" style:font-name-asian="Times New Roman" fo:color="#DD6A6F" fo:font-size="11.5pt" style:font-size-asian="11.5pt" style:font-size-complex="11.5pt" style:language-asian="en" style:country-asian="IN"/>
    </style:style>
    <style:style style:name="P915" style:parent-style-name="Normal" style:family="paragraph">
      <style:paragraph-properties fo:margin-bottom="0in" style:line-height-at-least="0.2083in" fo:background-color="#1E1E1E"/>
      <style:text-properties fo:hyphenate="true"/>
    </style:style>
    <style:style style:name="T916" style:parent-style-name="DefaultParagraphFont" style:family="text">
      <style:text-properties style:font-name="Consolas" style:font-name-asian="Times New Roman" fo:color="#3DC9B0" fo:font-size="11.5pt" style:font-size-asian="11.5pt" style:font-size-complex="11.5pt" style:language-asian="en" style:country-asian="IN"/>
    </style:style>
    <style:style style:name="T917"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918"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919"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920"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T921"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P922" style:parent-style-name="Normal" style:family="paragraph">
      <style:paragraph-properties fo:margin-bottom="0in" style:line-height-at-least="0.2083in" fo:background-color="#1E1E1E"/>
      <style:text-properties style:font-name="Consolas" style:font-name-asian="Times New Roman" fo:color="#D4D4D4" fo:font-size="11.5pt" style:font-size-asian="11.5pt" style:font-size-complex="11.5pt" style:language-asian="en" style:country-asian="IN" fo:hyphenate="true"/>
    </style:style>
    <style:style style:name="P923" style:parent-style-name="Normal" style:family="paragraph">
      <style:paragraph-properties fo:margin-bottom="0in" style:line-height-at-least="0.2083in" fo:margin-left="1.5in" fo:text-indent="0.5in" fo:background-color="#1E1E1E">
        <style:tab-stops/>
      </style:paragraph-properties>
      <style:text-properties style:font-name="Consolas" style:font-name-asian="Times New Roman" fo:color="#B5CEA8" fo:font-size="11.5pt" style:font-size-asian="11.5pt" style:font-size-complex="11.5pt" style:text-underline-type="single" style:text-underline-style="solid" style:text-underline-width="auto" style:text-underline-mode="continuous" style:language-asian="en" style:country-asian="IN" fo:hyphenate="true"/>
    </style:style>
    <style:style style:name="P924" style:parent-style-name="Normal" style:family="paragraph">
      <style:paragraph-properties style:line-height-at-least="0.2083in" fo:background-color="#1E1E1E"/>
      <style:text-properties fo:hyphenate="true"/>
    </style:style>
    <style:style style:name="T925" style:parent-style-name="DefaultParagraphFont" style:family="text">
      <style:text-properties fo:font-size="10pt" style:font-size-asian="10pt" style:font-size-complex="10pt"/>
    </style:style>
    <style:style style:name="T926" style:parent-style-name="DefaultParagraphFont" style:family="text">
      <style:text-properties style:font-name="Consolas" style:font-name-asian="Times New Roman" fo:color="#DD6A6F" fo:font-size="11.5pt" style:font-size-asian="11.5pt" style:font-size-complex="11.5pt" style:language-asian="en" style:country-asian="IN"/>
    </style:style>
    <style:style style:name="P927" style:parent-style-name="Normal" style:family="paragraph">
      <style:paragraph-properties fo:margin-bottom="0in" style:line-height-at-least="0.2083in" fo:background-color="#1E1E1E"/>
      <style:text-properties fo:hyphenate="true"/>
    </style:style>
    <style:style style:name="T928"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929"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930"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931"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P932" style:parent-style-name="Normal" style:family="paragraph">
      <style:paragraph-properties fo:margin-bottom="0in" style:line-height-at-least="0.2083in" fo:background-color="#1E1E1E"/>
      <style:text-properties fo:hyphenate="true"/>
    </style:style>
    <style:style style:name="T933"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T934"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T935"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T936" style:parent-style-name="DefaultParagraphFont" style:family="text">
      <style:text-properties style:font-name="Consolas" style:font-name-asian="Times New Roman" fo:color="#B5CEA8" fo:font-size="11.5pt" style:font-size-asian="11.5pt" style:font-size-complex="11.5pt" style:text-underline-type="single" style:text-underline-style="solid" style:text-underline-width="auto" style:text-underline-mode="continuous" style:language-asian="en" style:country-asian="IN"/>
    </style:style>
    <style:style style:name="P937" style:parent-style-name="Normal" style:family="paragraph">
      <style:paragraph-properties fo:margin-bottom="0in" style:line-height-at-least="0.2083in" fo:background-color="#1E1E1E"/>
      <style:text-properties fo:hyphenate="true"/>
    </style:style>
    <style:style style:name="T938" style:parent-style-name="DefaultParagraphFont" style:family="text">
      <style:text-properties fo:font-size="10pt" style:font-size-asian="10pt" style:font-size-complex="10pt"/>
    </style:style>
    <style:style style:name="T939" style:parent-style-name="DefaultParagraphFont" style:family="text">
      <style:text-properties style:font-name="Consolas" style:font-name-asian="Times New Roman" fo:color="#DD6A6F" fo:font-size="11.5pt" style:font-size-asian="11.5pt" style:font-size-complex="11.5pt" style:language-asian="en" style:country-asian="IN"/>
    </style:style>
    <style:style style:name="P940" style:parent-style-name="Normal" style:family="paragraph">
      <style:paragraph-properties fo:margin-bottom="0in" style:line-height-at-least="0.2083in" fo:background-color="#1E1E1E"/>
      <style:text-properties fo:hyphenate="true"/>
    </style:style>
    <style:style style:name="T941"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942"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943"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944"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P945" style:parent-style-name="Normal" style:family="paragraph">
      <style:paragraph-properties fo:margin-bottom="0in" style:line-height-at-least="0.2083in" fo:background-color="#1E1E1E"/>
      <style:text-properties fo:hyphenate="true"/>
    </style:style>
    <style:style style:name="T946"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T947"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T948"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T949" style:parent-style-name="DefaultParagraphFont" style:family="text">
      <style:text-properties style:font-name="Consolas" style:font-name-asian="Times New Roman" fo:color="#B5CEA8" fo:font-size="11.5pt" style:font-size-asian="11.5pt" style:font-size-complex="11.5pt" style:language-asian="en" style:country-asian="IN"/>
    </style:style>
    <style:style style:name="T950" style:parent-style-name="DefaultParagraphFont" style:family="text">
      <style:text-properties style:font-name="Consolas" style:font-name-asian="Times New Roman" fo:color="#B5CEA8" fo:font-size="11.5pt" style:font-size-asian="11.5pt" style:font-size-complex="11.5pt" style:text-underline-type="single" style:text-underline-style="solid" style:text-underline-width="auto" style:text-underline-mode="continuous" style:language-asian="en" style:country-asian="IN"/>
    </style:style>
    <style:style style:name="P951" style:parent-style-name="Normal" style:family="paragraph">
      <style:paragraph-properties fo:margin-bottom="0in" style:line-height-at-least="0.2083in" fo:background-color="#1E1E1E"/>
      <style:text-properties fo:hyphenate="true"/>
    </style:style>
    <style:style style:name="T952" style:parent-style-name="DefaultParagraphFont" style:family="text">
      <style:text-properties style:font-name="Consolas" style:font-name-asian="Times New Roman" fo:color="#DD6A6F" fo:font-size="11.5pt" style:font-size-asian="11.5pt" style:font-size-complex="11.5pt" style:language-asian="en" style:country-asian="IN"/>
    </style:style>
    <style:style style:name="P953" style:parent-style-name="Normal" style:family="paragraph">
      <style:paragraph-properties fo:margin-bottom="0in" style:line-height-at-least="0.2083in" fo:background-color="#1E1E1E"/>
      <style:text-properties style:font-name="Consolas" style:font-name-asian="Times New Roman" fo:color="#D4D4D4" fo:font-size="11.5pt" style:font-size-asian="11.5pt" style:font-size-complex="11.5pt" style:language-asian="en" style:country-asian="IN" fo:hyphenate="true"/>
    </style:style>
    <style:style style:name="P954" style:parent-style-name="Normal" style:family="paragraph">
      <style:paragraph-properties fo:margin-bottom="0in" style:line-height-at-least="0.2083in" fo:background-color="#1E1E1E"/>
      <style:text-properties fo:hyphenate="true"/>
    </style:style>
    <style:style style:name="T955"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956"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T957"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958"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P959" style:parent-style-name="Normal" style:family="paragraph">
      <style:paragraph-properties fo:margin-bottom="0in" style:line-height-at-least="0.2083in" fo:background-color="#1E1E1E"/>
      <style:text-properties fo:hyphenate="true"/>
    </style:style>
    <style:style style:name="T960"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T961"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T962"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T963"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T964" style:parent-style-name="DefaultParagraphFont" style:family="text">
      <style:text-properties style:font-name="Consolas" style:font-name-asian="Times New Roman" fo:color="#B5CEA8" fo:font-size="11.5pt" style:font-size-asian="11.5pt" style:font-size-complex="11.5pt" style:text-underline-type="single" style:text-underline-style="solid" style:text-underline-width="auto" style:text-underline-mode="continuous" style:language-asian="en" style:country-asian="IN"/>
    </style:style>
    <style:style style:name="P965" style:parent-style-name="Normal" style:family="paragraph">
      <style:paragraph-properties fo:margin-bottom="0in" style:line-height-at-least="0.2083in" fo:background-color="#1E1E1E"/>
      <style:text-properties fo:hyphenate="true"/>
    </style:style>
    <style:style style:name="T966" style:parent-style-name="DefaultParagraphFont" style:family="text">
      <style:text-properties style:font-name="Consolas" style:font-name-asian="Times New Roman" fo:color="#DD6A6F" fo:font-size="11.5pt" style:font-size-asian="11.5pt" style:font-size-complex="11.5pt" style:language-asian="en" style:country-asian="IN"/>
    </style:style>
    <style:style style:name="P967" style:parent-style-name="Normal" style:family="paragraph">
      <style:paragraph-properties fo:margin-bottom="0in" style:line-height-at-least="0.2083in" fo:background-color="#1E1E1E"/>
      <style:text-properties fo:hyphenate="true"/>
    </style:style>
    <style:style style:name="T968"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969"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970"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971"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P972" style:parent-style-name="Normal" style:family="paragraph">
      <style:paragraph-properties fo:margin-bottom="0in" style:line-height-at-least="0.2083in" fo:background-color="#1E1E1E"/>
      <style:text-properties style:font-name="Consolas" style:font-name-asian="Times New Roman" fo:color="#9CDCFE" fo:font-size="11.5pt" style:font-size-asian="11.5pt" style:font-size-complex="11.5pt" style:language-asian="en" style:country-asian="IN" fo:hyphenate="true"/>
    </style:style>
    <style:style style:name="P973" style:parent-style-name="Normal" style:family="paragraph">
      <style:paragraph-properties fo:margin-bottom="0in" style:line-height-at-least="0.2083in" fo:background-color="#1E1E1E"/>
      <style:text-properties style:font-name="Consolas" style:font-name-asian="Times New Roman" fo:color="#B5CEA8" fo:font-size="11.5pt" style:font-size-asian="11.5pt" style:font-size-complex="11.5pt" style:text-underline-type="single" style:text-underline-style="solid" style:text-underline-width="auto" style:text-underline-mode="continuous" style:language-asian="en" style:country-asian="IN" fo:hyphenate="true"/>
    </style:style>
    <style:style style:name="P974" style:parent-style-name="Normal" style:family="paragraph">
      <style:paragraph-properties fo:margin-bottom="0in" style:line-height-at-least="0.2083in" fo:background-color="#1E1E1E"/>
      <style:text-properties fo:hyphenate="true"/>
    </style:style>
    <style:style style:name="T975" style:parent-style-name="DefaultParagraphFont" style:family="text">
      <style:text-properties style:font-name="Consolas" style:font-name-asian="Times New Roman" fo:color="#DD6A6F" fo:font-size="11.5pt" style:font-size-asian="11.5pt" style:font-size-complex="11.5pt" style:language-asian="en" style:country-asian="IN"/>
    </style:style>
    <style:style style:name="P976" style:parent-style-name="Normal" style:family="paragraph">
      <style:paragraph-properties fo:margin-bottom="0in" style:line-height-at-least="0.2083in" fo:background-color="#1E1E1E"/>
      <style:text-properties fo:hyphenate="true"/>
    </style:style>
    <style:style style:name="T977"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978"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979"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980" style:parent-style-name="DefaultParagraphFont" style:family="text">
      <style:text-properties style:font-name="Consolas" style:font-name-asian="Times New Roman" fo:color="#9DDF6E" fo:font-size="11.5pt" style:font-size-asian="11.5pt" style:font-size-complex="11.5pt" style:language-asian="en" style:country-asian="IN"/>
    </style:style>
    <style:style style:name="P981" style:parent-style-name="NormalWeb" style:family="paragraph">
      <style:paragraph-properties style:vertical-align="baseline" fo:margin-top="0in" fo:margin-bottom="0in" fo:line-height="200%" fo:background-color="#111827"/>
    </style:style>
    <style:style style:name="T982" style:parent-style-name="DefaultParagraphFont" style:family="text">
      <style:text-properties style:font-name="Consolas" fo:color="#D4D4D4" fo:font-size="11.5pt" style:font-size-asian="11.5pt" style:font-size-complex="11.5pt"/>
    </style:style>
    <style:style style:name="T983" style:parent-style-name="DefaultParagraphFont" style:family="text">
      <style:text-properties style:font-name="Consolas" fo:color="#D4D4D4" fo:font-size="11.5pt" style:font-size-asian="11.5pt" style:font-size-complex="11.5pt"/>
    </style:style>
    <style:style style:name="T984" style:parent-style-name="Emphasis" style:family="text">
      <style:text-properties style:font-name="inherit" style:font-name-complex="Arial" fo:font-size="10.5pt" style:font-size-asian="10.5pt" style:font-size-complex="10.5pt"/>
    </style:style>
    <style:style style:name="T985" style:parent-style-name="DefaultParagraphFont" style:family="text">
      <style:text-properties style:font-name="Arial" style:font-name-complex="Arial" fo:font-size="10.5pt" style:font-size-asian="10.5pt" style:font-size-complex="10.5pt"/>
    </style:style>
    <style:style style:name="P986" style:parent-style-name="NormalWeb" style:family="paragraph">
      <style:paragraph-properties style:vertical-align="baseline" fo:margin-top="0.052in" fo:margin-bottom="0in" fo:line-height="200%" fo:background-color="#111827"/>
      <style:text-properties style:font-name="Arial" style:font-name-complex="Arial" fo:font-size="10.5pt" style:font-size-asian="10.5pt" style:font-size-complex="10.5pt"/>
    </style:style>
    <style:style style:name="P987" style:parent-style-name="Normal" style:family="paragraph">
      <style:paragraph-properties fo:margin-bottom="0in" style:line-height-at-least="0.2083in" fo:background-color="#1E1E1E"/>
      <style:text-properties fo:hyphenate="true"/>
    </style:style>
    <style:style style:name="T988" style:parent-style-name="DefaultParagraphFont" style:family="text">
      <style:text-properties style:font-name="Consolas" style:font-name-asian="Times New Roman" fo:color="#DD6A6F" fo:font-size="11.5pt" style:font-size-asian="11.5pt" style:font-size-complex="11.5pt" style:language-asian="en" style:country-asian="IN"/>
    </style:style>
    <style:style style:name="P989" style:parent-style-name="Normal" style:family="paragraph">
      <style:paragraph-properties fo:margin-bottom="0in" style:line-height-at-least="0.2083in" fo:background-color="#1E1E1E"/>
      <style:text-properties fo:hyphenate="true"/>
    </style:style>
    <style:style style:name="T990" style:parent-style-name="DefaultParagraphFont" style:family="text">
      <style:text-properties style:font-name="Consolas" style:font-name-asian="Times New Roman" fo:color="#3DC9B0" fo:font-size="11.5pt" style:font-size-asian="11.5pt" style:font-size-complex="11.5pt" style:language-asian="en" style:country-asian="IN"/>
    </style:style>
    <style:style style:name="T991"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P992" style:parent-style-name="Normal" style:family="paragraph">
      <style:paragraph-properties fo:margin-bottom="0in" style:line-height-at-least="0.2083in" fo:background-color="#1E1E1E"/>
      <style:text-properties fo:hyphenate="true"/>
    </style:style>
    <style:style style:name="T993"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994"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995" style:parent-style-name="DefaultParagraphFont" style:family="text">
      <style:text-properties style:font-name="Arial" style:font-name-complex="Arial" fo:color="#B5C0D0" fo:font-size="10.5pt" style:font-size-asian="10.5pt" style:font-size-complex="10.5pt" fo:background-color="#111827"/>
    </style:style>
    <style:style style:name="T996" style:parent-style-name="Emphasis" style:family="text">
      <style:text-properties style:font-name="Arial" style:font-name-complex="Arial" fo:color="#B5C0D0" fo:font-size="10.5pt" style:font-size-asian="10.5pt" style:font-size-complex="10.5pt" fo:background-color="#111827"/>
    </style:style>
    <style:style style:name="T997" style:parent-style-name="DefaultParagraphFont" style:family="text">
      <style:text-properties style:font-name="Arial" style:font-name-complex="Arial" fo:color="#B5C0D0" fo:font-size="10.5pt" style:font-size-asian="10.5pt" style:font-size-complex="10.5pt" fo:background-color="#111827"/>
    </style:style>
    <style:style style:name="T998" style:parent-style-name="Emphasis" style:family="text">
      <style:text-properties style:font-name="Arial" style:font-name-complex="Arial" fo:color="#B5C0D0" fo:font-size="10.5pt" style:font-size-asian="10.5pt" style:font-size-complex="10.5pt" fo:background-color="#111827"/>
    </style:style>
    <style:style style:name="T999" style:parent-style-name="DefaultParagraphFont" style:family="text">
      <style:text-properties style:font-name="Arial" style:font-name-complex="Arial" fo:color="#B5C0D0" fo:font-size="10.5pt" style:font-size-asian="10.5pt" style:font-size-complex="10.5pt" fo:background-color="#111827"/>
    </style:style>
    <style:style style:name="P1000" style:parent-style-name="Normal" style:family="paragraph">
      <style:paragraph-properties fo:margin-bottom="0in" style:line-height-at-least="0.2083in" fo:background-color="#1E1E1E"/>
      <style:text-properties fo:hyphenate="true"/>
    </style:style>
    <style:style style:name="T1001" style:parent-style-name="DefaultParagraphFont" style:family="text">
      <style:text-properties style:font-name="Consolas" style:font-name-asian="Times New Roman" fo:color="#DD6A6F" fo:font-size="11.5pt" style:font-size-asian="11.5pt" style:font-size-complex="11.5pt" style:language-asian="en" style:country-asian="IN"/>
    </style:style>
    <style:style style:name="P1002" style:parent-style-name="Normal" style:family="paragraph">
      <style:paragraph-properties fo:margin-bottom="0in" style:line-height-at-least="0.2083in" fo:background-color="#1E1E1E"/>
      <style:text-properties fo:hyphenate="true"/>
    </style:style>
    <style:style style:name="T1003" style:parent-style-name="DefaultParagraphFont" style:family="text">
      <style:text-properties style:font-name="Consolas" style:font-name-asian="Times New Roman" fo:color="#3DC9B0" fo:font-size="11.5pt" style:font-size-asian="11.5pt" style:font-size-complex="11.5pt" style:language-asian="en" style:country-asian="IN"/>
    </style:style>
    <style:style style:name="T1004"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1005"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P1006" style:parent-style-name="Normal" style:family="paragraph">
      <style:paragraph-properties fo:margin-bottom="0in" style:line-height-at-least="0.2083in" fo:background-color="#1E1E1E"/>
      <style:text-properties fo:hyphenate="true"/>
    </style:style>
    <style:style style:name="T1007"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1008"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1009"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1010"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1011" style:parent-style-name="DefaultParagraphFont" style:family="text">
      <style:text-properties style:font-name="Arial" style:font-name-complex="Arial" fo:color="#B5C0D0" fo:font-size="10.5pt" style:font-size-asian="10.5pt" style:font-size-complex="10.5pt" fo:background-color="#111827"/>
    </style:style>
    <style:style style:name="P1012" style:parent-style-name="Normal" style:family="paragraph">
      <style:paragraph-properties fo:margin-bottom="0in" style:line-height-at-least="0.2083in" fo:background-color="#1E1E1E"/>
      <style:text-properties fo:hyphenate="true"/>
    </style:style>
    <style:style style:name="T1013" style:parent-style-name="DefaultParagraphFont" style:family="text">
      <style:text-properties style:font-name="Consolas" style:font-name-asian="Times New Roman" fo:color="#DD6A6F" fo:font-size="11.5pt" style:font-size-asian="11.5pt" style:font-size-complex="11.5pt" style:language-asian="en" style:country-asian="IN"/>
    </style:style>
    <style:style style:name="P1014" style:parent-style-name="Normal" style:family="paragraph">
      <style:paragraph-properties fo:margin-bottom="0in" style:line-height-at-least="0.2083in" fo:background-color="#1E1E1E"/>
      <style:text-properties fo:hyphenate="true"/>
    </style:style>
    <style:style style:name="T1015" style:parent-style-name="DefaultParagraphFont" style:family="text">
      <style:text-properties style:font-name="Consolas" style:font-name-asian="Times New Roman" fo:color="#3DC9B0" fo:font-size="11.5pt" style:font-size-asian="11.5pt" style:font-size-complex="11.5pt" style:language-asian="en" style:country-asian="IN"/>
    </style:style>
    <style:style style:name="T1016"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1017"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1018"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1019"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1020"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P1021" style:parent-style-name="Normal" style:family="paragraph">
      <style:paragraph-properties fo:margin-bottom="0in" style:line-height-at-least="0.2083in" fo:background-color="#1E1E1E"/>
      <style:text-properties fo:hyphenate="true"/>
    </style:style>
    <style:style style:name="T1022"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1023"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1024"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1025"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1026" style:parent-style-name="DefaultParagraphFont" style:family="text">
      <style:text-properties style:font-name="Arial" style:font-name-complex="Arial" fo:color="#B5C0D0" fo:font-size="10.5pt" style:font-size-asian="10.5pt" style:font-size-complex="10.5pt" fo:background-color="#111827"/>
    </style:style>
    <style:style style:name="T1027" style:parent-style-name="Strong" style:family="text">
      <style:text-properties style:font-name="Arial" style:font-name-complex="Arial" fo:font-size="10.5pt" style:font-size-asian="10.5pt" style:font-size-complex="10.5pt" fo:background-color="#111827"/>
    </style:style>
    <style:style style:name="T1028" style:parent-style-name="DefaultParagraphFont" style:family="text">
      <style:text-properties style:font-name="Arial" style:font-name-complex="Arial" fo:color="#B5C0D0" fo:font-size="10.5pt" style:font-size-asian="10.5pt" style:font-size-complex="10.5pt" fo:background-color="#111827"/>
    </style:style>
    <style:style style:name="P1029" style:parent-style-name="Normal" style:family="paragraph">
      <style:paragraph-properties fo:margin-bottom="0in" style:line-height-at-least="0.2083in" fo:background-color="#1E1E1E"/>
      <style:text-properties fo:hyphenate="true"/>
    </style:style>
    <style:style style:name="T1030" style:parent-style-name="DefaultParagraphFont" style:family="text">
      <style:text-properties style:font-name="Consolas" style:font-name-asian="Times New Roman" fo:color="#DD6A6F" fo:font-size="11.5pt" style:font-size-asian="11.5pt" style:font-size-complex="11.5pt" style:language-asian="en" style:country-asian="IN"/>
    </style:style>
    <style:style style:name="P1031" style:parent-style-name="Normal" style:family="paragraph">
      <style:paragraph-properties fo:margin-bottom="0in" style:line-height-at-least="0.2083in" fo:background-color="#1E1E1E"/>
      <style:text-properties fo:hyphenate="true"/>
    </style:style>
    <style:style style:name="T1032" style:parent-style-name="DefaultParagraphFont" style:family="text">
      <style:text-properties style:font-name="Consolas" style:font-name-asian="Times New Roman" fo:color="#3DC9B0" fo:font-size="11.5pt" style:font-size-asian="11.5pt" style:font-size-complex="11.5pt" style:language-asian="en" style:country-asian="IN"/>
    </style:style>
    <style:style style:name="T1033"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1034"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1035"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1036"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1037"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P1038" style:parent-style-name="Normal" style:family="paragraph">
      <style:paragraph-properties fo:margin-bottom="0in" style:line-height-at-least="0.2083in" fo:background-color="#1E1E1E"/>
      <style:text-properties fo:hyphenate="true"/>
    </style:style>
    <style:style style:name="T1039"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1040"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1041" style:parent-style-name="DefaultParagraphFont" style:family="text">
      <style:text-properties style:font-name="Arial" style:font-name-complex="Arial" fo:color="#B5C0D0" fo:font-size="10.5pt" style:font-size-asian="10.5pt" style:font-size-complex="10.5pt" fo:background-color="#111827"/>
    </style:style>
    <style:style style:name="T1042" style:parent-style-name="Strong" style:family="text">
      <style:text-properties style:font-name="Arial" style:font-name-complex="Arial" fo:font-size="10.5pt" style:font-size-asian="10.5pt" style:font-size-complex="10.5pt" fo:background-color="#111827"/>
    </style:style>
    <style:style style:name="T1043" style:parent-style-name="DefaultParagraphFont" style:family="text">
      <style:text-properties style:font-name="Arial" style:font-name-complex="Arial" fo:color="#B5C0D0" fo:font-size="10.5pt" style:font-size-asian="10.5pt" style:font-size-complex="10.5pt" fo:background-color="#111827"/>
    </style:style>
    <style:style style:name="P1044" style:parent-style-name="Normal" style:family="paragraph">
      <style:paragraph-properties fo:margin-bottom="0in" style:line-height-at-least="0.2083in" fo:background-color="#1E1E1E"/>
      <style:text-properties fo:hyphenate="true"/>
    </style:style>
    <style:style style:name="T1045" style:parent-style-name="DefaultParagraphFont" style:family="text">
      <style:text-properties style:font-name="Consolas" style:font-name-asian="Times New Roman" fo:color="#DD6A6F" fo:font-size="11.5pt" style:font-size-asian="11.5pt" style:font-size-complex="11.5pt" style:language-asian="en" style:country-asian="IN"/>
    </style:style>
    <style:style style:name="P1046" style:parent-style-name="Normal" style:family="paragraph">
      <style:paragraph-properties fo:margin-bottom="0in" style:line-height-at-least="0.2083in" fo:background-color="#1E1E1E"/>
      <style:text-properties fo:hyphenate="true"/>
    </style:style>
    <style:style style:name="T1047" style:parent-style-name="DefaultParagraphFont" style:family="text">
      <style:text-properties style:font-name="Consolas" style:font-name-asian="Times New Roman" fo:color="#3DC9B0" fo:font-size="11.5pt" style:font-size-asian="11.5pt" style:font-size-complex="11.5pt" style:language-asian="en" style:country-asian="IN"/>
    </style:style>
    <style:style style:name="T1048"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1049"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1050" style:parent-style-name="DefaultParagraphFont" style:family="text">
      <style:text-properties style:font-name="Consolas" style:font-name-asian="Times New Roman" fo:color="#74B0DF" fo:font-size="11.5pt" style:font-size-asian="11.5pt" style:font-size-complex="11.5pt" style:language-asian="en" style:country-asian="IN"/>
    </style:style>
    <style:style style:name="T1051"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1052"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1053"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1054"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P1055" style:parent-style-name="Normal" style:family="paragraph">
      <style:paragraph-properties fo:margin-bottom="0in" style:line-height-at-least="0.2083in" fo:background-color="#1E1E1E"/>
      <style:text-properties style:font-name="Consolas" style:font-name-asian="Times New Roman" fo:color="#D4D4D4" fo:font-size="11.5pt" style:font-size-asian="11.5pt" style:font-size-complex="11.5pt" style:language-asian="en" style:country-asian="IN" fo:hyphenate="true"/>
    </style:style>
    <style:style style:name="P1056" style:parent-style-name="Normal" style:family="paragraph">
      <style:paragraph-properties fo:margin-bottom="0in" style:line-height-at-least="0.2083in" fo:background-color="#1E1E1E"/>
      <style:text-properties fo:hyphenate="true"/>
    </style:style>
    <style:style style:name="T1057" style:parent-style-name="DefaultParagraphFont" style:family="text">
      <style:text-properties style:font-name="Consolas" style:font-name-asian="Times New Roman" fo:color="#3DC9B0" fo:font-size="11.5pt" style:font-size-asian="11.5pt" style:font-size-complex="11.5pt" style:language-asian="en" style:country-asian="IN"/>
    </style:style>
    <style:style style:name="T1058"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1059"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1060"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1061"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1062"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1063"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1064" style:parent-style-name="DefaultParagraphFont" style:family="text">
      <style:text-properties style:font-name="Consolas" style:font-name-asian="Times New Roman" fo:color="#74B0DF" fo:font-size="11.5pt" style:font-size-asian="11.5pt" style:font-size-complex="11.5pt" style:language-asian="en" style:country-asian="IN"/>
    </style:style>
    <style:style style:name="P1065" style:parent-style-name="Normal" style:family="paragraph">
      <style:paragraph-properties fo:margin-bottom="0in" style:line-height-at-least="0.2083in" fo:background-color="#1E1E1E"/>
      <style:text-properties style:font-name="Consolas" style:font-name-asian="Times New Roman" fo:color="#D4D4D4" fo:font-size="11.5pt" style:font-size-asian="11.5pt" style:font-size-complex="11.5pt" style:language-asian="en" style:country-asian="IN" fo:hyphenate="true"/>
    </style:style>
    <style:style style:name="P1066" style:parent-style-name="Normal" style:family="paragraph">
      <style:paragraph-properties fo:margin-bottom="0in" style:line-height-at-least="0.2083in" fo:background-color="#1E1E1E"/>
      <style:text-properties style:font-name="Consolas" style:font-name-asian="Times New Roman" fo:color="#D4D4D4" fo:font-size="11.5pt" style:font-size-asian="11.5pt" style:font-size-complex="11.5pt" style:language-asian="en" style:country-asian="IN" fo:hyphenate="true"/>
    </style:style>
    <style:style style:name="P1067" style:parent-style-name="Normal" style:family="paragraph">
      <style:paragraph-properties fo:margin-bottom="0in" style:line-height-at-least="0.2083in" fo:background-color="#1E1E1E"/>
      <style:text-properties style:font-name="Consolas" style:font-name-asian="Times New Roman" fo:color="#B5CEA8" fo:font-size="11.5pt" style:font-size-asian="11.5pt" style:font-size-complex="11.5pt" style:language-asian="en" style:country-asian="IN" fo:hyphenate="true"/>
    </style:style>
    <style:style style:name="P1068" style:parent-style-name="Normal" style:family="paragraph">
      <style:paragraph-properties fo:margin-bottom="0in" style:line-height-at-least="0.2083in" fo:background-color="#1E1E1E"/>
      <style:text-properties style:font-name="Consolas" style:font-name-asian="Times New Roman" fo:color="#D4D4D4" fo:font-size="11.5pt" style:font-size-asian="11.5pt" style:font-size-complex="11.5pt" style:language-asian="en" style:country-asian="IN" fo:hyphenate="true"/>
    </style:style>
    <style:style style:name="P1069" style:parent-style-name="Normal" style:family="paragraph">
      <style:paragraph-properties fo:margin-bottom="0in" style:line-height-at-least="0.2083in" fo:background-color="#1E1E1E"/>
      <style:text-properties style:font-name="Consolas" style:font-name-asian="Times New Roman" fo:color="#D4D4D4" fo:font-size="11.5pt" style:font-size-asian="11.5pt" style:font-size-complex="11.5pt" style:language-asian="en" style:country-asian="IN" fo:hyphenate="true"/>
    </style:style>
    <style:style style:name="P1070" style:parent-style-name="Normal" style:family="paragraph">
      <style:paragraph-properties fo:margin-bottom="0in" style:line-height-at-least="0.2083in" fo:background-color="#1E1E1E"/>
      <style:text-properties style:font-name="Consolas" style:font-name-asian="Times New Roman" fo:color="#D4D4D4" fo:font-size="11.5pt" style:font-size-asian="11.5pt" style:font-size-complex="11.5pt" style:language-asian="en" style:country-asian="IN" fo:hyphenate="true"/>
    </style:style>
    <style:style style:name="P1071" style:parent-style-name="Normal" style:family="paragraph">
      <style:text-properties fo:font-size="10pt" style:font-size-asian="10pt" style:font-size-complex="10pt"/>
    </style:style>
    <style:style style:name="P1072"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073" style:parent-style-name="Normal" style:family="paragraph">
      <style:text-properties fo:font-size="10pt" style:font-size-asian="10pt" style:font-size-complex="10pt"/>
    </style:style>
    <style:style style:name="P1074" style:parent-style-name="Normal" style:family="paragraph">
      <style:paragraph-properties fo:margin-top="0.0833in" fo:margin-bottom="0.0833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bs-font-monospace)" style:font-name-asian="Times New Roman" style:font-name-complex="Courier New" fo:color="#000000" fo:font-size="11.5pt" style:font-size-asian="11.5pt" style:font-size-complex="11.5pt" style:language-asian="en" style:country-asian="IN" fo:hyphenate="true"/>
    </style:style>
    <style:style style:name="P1075" style:parent-style-name="Normal" style:family="paragraph">
      <style:paragraph-properties fo:margin-top="0.0833in" fo:margin-bottom="0.0833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bs-font-monospace)" style:font-name-asian="Times New Roman" style:font-name-complex="Courier New" fo:color="#000000" fo:font-size="11.5pt" style:font-size-asian="11.5pt" style:font-size-complex="11.5pt" style:language-asian="en" style:country-asian="IN" fo:hyphenate="true"/>
    </style:style>
    <style:style style:name="P1076" style:parent-style-name="Normal" style:family="paragraph">
      <style:paragraph-properties fo:margin-top="0.0833in" fo:margin-bottom="0.0833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bs-font-monospace)" style:font-name-asian="Times New Roman" style:font-name-complex="Courier New" fo:color="#000000" fo:font-size="11.5pt" style:font-size-asian="11.5pt" style:font-size-complex="11.5pt" style:language-asian="en" style:country-asian="IN" fo:hyphenate="true"/>
    </style:style>
    <style:style style:name="P1077" style:parent-style-name="Normal" style:family="paragraph">
      <style:paragraph-properties fo:margin-top="0.0833in" fo:margin-bottom="0.0833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bs-font-monospace)" style:font-name-asian="Times New Roman" style:font-name-complex="Courier New" fo:color="#000000" fo:font-size="11.5pt" style:font-size-asian="11.5pt" style:font-size-complex="11.5pt" style:language-asian="en" style:country-asian="IN" fo:hyphenate="true"/>
    </style:style>
    <style:style style:name="P1078" style:parent-style-name="HTMLPreformatted" style:family="paragraph">
      <style:paragraph-properties fo:background-color="#EEEEEE"/>
      <style:text-properties style:font-name="var(--bs-font-monospace)" fo:color="#000000" fo:font-size="11.5pt" style:font-size-asian="11.5pt" style:font-size-complex="11.5pt"/>
    </style:style>
    <style:style style:name="P1079" style:parent-style-name="Normal" style:family="paragraph">
      <style:paragraph-properties fo:margin-bottom="0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bs-font-monospace)" style:font-name-asian="Times New Roman" style:font-name-complex="Courier New" fo:color="#000000" fo:font-size="11.5pt" style:font-size-asian="11.5pt" style:font-size-complex="11.5pt" style:language-asian="en" style:country-asian="IN" fo:hyphenate="true"/>
    </style:style>
    <style:style style:name="P1080" style:parent-style-name="Normal" style:family="paragraph">
      <style:paragraph-properties fo:margin-bottom="0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bs-font-monospace)" style:font-name-asian="Times New Roman" style:font-name-complex="Courier New" fo:color="#000000" fo:font-size="11.5pt" style:font-size-asian="11.5pt" style:font-size-complex="11.5pt" style:language-asian="en" style:country-asian="IN" fo:hyphenate="true"/>
    </style:style>
    <style:style style:name="P1081" style:parent-style-name="Normal" style:family="paragraph">
      <style:paragraph-properties fo:margin-bottom="0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bs-font-monospace)" style:font-name-asian="Times New Roman" style:font-name-complex="Courier New" fo:color="#000000" fo:font-size="11.5pt" style:font-size-asian="11.5pt" style:font-size-complex="11.5pt" style:language-asian="en" style:country-asian="IN" fo:hyphenate="true"/>
    </style:style>
    <style:style style:name="P1082" style:parent-style-name="Normal" style:family="paragraph">
      <style:paragraph-properties fo:margin-bottom="0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bs-font-monospace)" style:font-name-asian="Times New Roman" style:font-name-complex="Courier New" fo:color="#000000" fo:font-size="11.5pt" style:font-size-asian="11.5pt" style:font-size-complex="11.5pt" style:language-asian="en" style:country-asian="IN" fo:hyphenate="true"/>
    </style:style>
    <style:style style:name="P1083" style:parent-style-name="Normal" style:family="paragraph">
      <style:paragraph-properties fo:margin-bottom="0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bs-font-monospace)" style:font-name-asian="Times New Roman" style:font-name-complex="Courier New" fo:color="#000000" fo:font-size="11.5pt" style:font-size-asian="11.5pt" style:font-size-complex="11.5pt" style:language-asian="en" style:country-asian="IN" fo:hyphenate="true"/>
    </style:style>
    <style:style style:name="P1084" style:parent-style-name="Normal" style:family="paragraph">
      <style:paragraph-properties fo:margin-top="0.0833in" fo:margin-bottom="0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bs-font-monospace)" style:font-name-asian="Times New Roman" style:font-name-complex="Courier New" fo:color="#000000" fo:font-size="11.5pt" style:font-size-asian="11.5pt" style:font-size-complex="11.5pt" style:language-asian="en" style:country-asian="IN" fo:hyphenate="true"/>
    </style:style>
    <style:style style:name="P1085" style:parent-style-name="Normal" style:family="paragraph">
      <style:paragraph-properties fo:margin-top="0.0833in" fo:margin-bottom="0.0833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bs-font-monospace)" style:font-name-asian="Times New Roman" style:font-name-complex="Courier New" fo:color="#000000" fo:font-size="11.5pt" style:font-size-asian="11.5pt" style:font-size-complex="11.5pt" style:language-asian="en" style:country-asian="IN" fo:hyphenate="true"/>
    </style:style>
    <style:style style:name="P1086" style:parent-style-name="Normal" style:family="paragraph">
      <style:text-properties fo:font-size="10pt" style:font-size-asian="10pt" style:font-size-complex="10pt"/>
    </style:style>
    <style:style style:name="P1087"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088"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089"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090"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091"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092"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093" style:parent-style-name="Normal" style:family="paragraph">
      <style:text-properties fo:font-size="10pt" style:font-size-asian="10pt" style:font-size-complex="10pt"/>
    </style:style>
    <style:style style:name="P1094" style:parent-style-name="Normal"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095" style:parent-style-name="Normal" style:family="paragraph">
      <style:paragraph-properties style:vertical-align="baseline" fo:margin-top="0.052in" fo:margin-bottom="0in" fo:line-height="200%" fo:background-color="#111827"/>
      <style:text-properties style:font-name="Arial" style:font-name-asian="Times New Roman" style:font-name-complex="Arial" fo:font-size="10.5pt" style:font-size-asian="10.5pt" style:font-size-complex="10.5pt" style:language-asian="en" style:country-asian="IN" fo:hyphenate="true"/>
    </style:style>
    <style:style style:name="P1096" style:parent-style-name="Normal" style:family="paragraph">
      <style:paragraph-properties style:vertical-align="baseline" fo:margin-top="0.052in" fo:margin-bottom="0in" fo:line-height="200%" fo:background-color="#111827"/>
      <style:text-properties style:font-name="Arial" style:font-name-asian="Times New Roman" style:font-name-complex="Arial" fo:font-size="10.5pt" style:font-size-asian="10.5pt" style:font-size-complex="10.5pt" style:language-asian="en" style:country-asian="IN" fo:hyphenate="true"/>
    </style:style>
    <style:style style:name="P1097"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098"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099" style:parent-style-name="Normal" style:family="paragraph">
      <style:paragraph-properties fo:margin-bottom="0in" style:line-height-at-least="0.2083in" fo:background-color="#1E1E1E"/>
      <style:text-properties fo:hyphenate="true"/>
    </style:style>
    <style:style style:name="T1100" style:parent-style-name="DefaultParagraphFont" style:family="text">
      <style:text-properties style:font-name="Consolas" style:font-name-asian="Times New Roman" fo:color="#3DC9B0" fo:font-size="11.5pt" style:font-size-asian="11.5pt" style:font-size-complex="11.5pt" style:language-asian="en" style:country-asian="IN"/>
    </style:style>
    <style:style style:name="T1101"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1102"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1103" style:parent-style-name="DefaultParagraphFont" style:family="text">
      <style:text-properties style:font-name="Consolas" style:font-name-asian="Times New Roman" fo:color="#D4D4D4" fo:font-size="11.5pt" style:font-size-asian="11.5pt" style:font-size-complex="11.5pt" style:language-asian="en" style:country-asian="IN"/>
    </style:style>
    <style:style style:name="T1104" style:parent-style-name="DefaultParagraphFont" style:family="text">
      <style:text-properties style:font-name="Consolas" style:font-name-asian="Times New Roman" fo:color="#9CDCFE" fo:font-size="11.5pt" style:font-size-asian="11.5pt" style:font-size-complex="11.5pt" style:language-asian="en" style:country-asian="IN"/>
    </style:style>
    <style:style style:name="T1105" style:parent-style-name="DefaultParagraphFont" style:family="text">
      <style:text-properties style:font-name="Consolas" style:font-name-asian="Times New Roman" fo:color="#74B0DF" fo:font-size="11.5pt" style:font-size-asian="11.5pt" style:font-size-complex="11.5pt" style:language-asian="en" style:country-asian="IN"/>
    </style:style>
    <style:style style:name="P1106"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07"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108"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109"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110"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111"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112"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113" style:parent-style-name="Heading3" style:family="paragraph">
      <style:paragraph-properties fo:margin-top="0.3055in" fo:margin-bottom="0.102in" style:line-height-at-least="0.2034in" fo:background-color="#FFFFFF"/>
    </style:style>
    <style:style style:name="T1114" style:parent-style-name="DefaultParagraphFont" style:family="text">
      <style:text-properties style:font-name="Georgia" fo:font-weight="bold" style:font-weight-asian="bold" style:font-weight-complex="bold" fo:color="#111111" fo:font-size="15.5pt" style:font-size-asian="15.5pt" style:font-size-complex="15.5pt"/>
    </style:style>
    <style:style style:name="P1115"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116" style:parent-style-name="Normal" style:family="paragraph">
      <style:paragraph-properties fo:border="0.0104in solid #DDDDDD" fo:padding="0.1388in" style:shadow="none" fo:margin-bottom="0.2708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111111" fo:font-size="10pt" style:font-size-asian="10pt" style:font-size-complex="10pt" style:language-asian="en" style:country-asian="IN" fo:hyphenate="true"/>
    </style:style>
    <style:style style:name="P1117" style:parent-style-name="Normal" style:family="paragraph">
      <style:paragraph-properties style:text-autospace="none" fo:margin-bottom="0in"/>
      <style:text-properties fo:hyphenate="true"/>
    </style:style>
    <style:style style:name="T1118" style:parent-style-name="DefaultParagraphFont" style:family="text">
      <style:text-properties style:font-name="Georgia" fo:color="#111111" fo:background-color="#FFFFFF"/>
    </style:style>
    <style:style style:name="T1119" style:parent-style-name="DefaultParagraphFont" style:family="text">
      <style:text-properties style:font-name="Georgia" fo:color="#111111"/>
    </style:style>
    <style:style style:name="T1120" style:parent-style-name="DefaultParagraphFont" style:family="text">
      <style:text-properties style:font-name="Georgia" fo:color="#111111" fo:background-color="#FFFFFF"/>
    </style:style>
    <style:style style:name="T1121" style:parent-style-name="DefaultParagraphFont" style:family="text">
      <style:text-properties style:font-name="Georgia" fo:color="#111111"/>
    </style:style>
    <style:style style:name="T1122" style:parent-style-name="DefaultParagraphFont" style:family="text">
      <style:text-properties style:font-name="Georgia" fo:color="#111111" fo:background-color="#FFFFFF"/>
    </style:style>
    <style:style style:name="P1123"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124"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125" style:parent-style-name="Heading3" style:family="paragraph">
      <style:paragraph-properties fo:margin-top="0.3055in" fo:margin-bottom="0.102in" style:line-height-at-least="0.2034in" fo:background-color="#FFFFFF"/>
    </style:style>
    <style:style style:name="T1126" style:parent-style-name="DefaultParagraphFont" style:family="text">
      <style:text-properties style:font-name="Georgia" fo:font-weight="bold" style:font-weight-asian="bold" style:font-weight-complex="bold" fo:color="#111111" fo:font-size="15.5pt" style:font-size-asian="15.5pt" style:font-size-complex="15.5pt"/>
    </style:style>
    <style:style style:name="P1127"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128"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129"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130"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131"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32" style:parent-style-name="Heading3" style:family="paragraph">
      <style:paragraph-properties fo:margin-top="0.3055in" fo:margin-bottom="0.102in" style:line-height-at-least="0.2034in" fo:background-color="#FFFFFF"/>
    </style:style>
    <style:style style:name="T1133" style:parent-style-name="DefaultParagraphFont" style:family="text">
      <style:text-properties style:font-name="Georgia" fo:font-weight="bold" style:font-weight-asian="bold" style:font-weight-complex="bold" fo:color="#111111" fo:font-size="15.5pt" style:font-size-asian="15.5pt" style:font-size-complex="15.5pt"/>
    </style:style>
    <style:style style:name="P1134" style:parent-style-name="Normal" style:family="paragraph">
      <style:text-properties style:font-name="Georgia" fo:color="#111111" fo:background-color="#FFFFFF"/>
    </style:style>
    <style:style style:name="P1135" style:parent-style-name="Normal" style:family="paragraph">
      <style:text-properties style:font-name="Georgia" fo:color="#111111" fo:background-color="#FFFFFF"/>
    </style:style>
    <style:style style:name="P1136" style:parent-style-name="Normal" style:family="paragraph">
      <style:text-properties style:font-name="Georgia" fo:color="#111111" fo:background-color="#FFFFFF"/>
    </style:style>
    <style:style style:name="P1137" style:parent-style-name="Normal" style:family="paragraph">
      <style:text-properties style:font-name="Georgia" fo:color="#111111" fo:background-color="#FFFFFF"/>
    </style:style>
    <style:style style:name="P1138" style:parent-style-name="Normal" style:family="paragraph">
      <style:text-properties style:font-name="Georgia" fo:color="#111111" fo:background-color="#FFFFFF"/>
    </style:style>
    <style:style style:name="P1139" style:parent-style-name="Normal" style:family="paragraph">
      <style:text-properties style:font-name="Georgia" fo:color="#111111" fo:background-color="#FFFFFF"/>
    </style:style>
    <style:style style:name="P1140"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141"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142"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143"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144"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145" style:parent-style-name="Normal" style:family="paragraph">
      <style:text-properties style:font-name="Georgia" fo:color="#111111" fo:background-color="#FFFFFF"/>
    </style:style>
    <style:style style:name="P1146" style:parent-style-name="Normal" style:family="paragraph">
      <style:text-properties style:font-name="Georgia" fo:color="#111111" fo:background-color="#FFFFFF"/>
    </style:style>
    <style:style style:name="P1147" style:parent-style-name="Heading3" style:family="paragraph">
      <style:paragraph-properties fo:margin-top="0.3055in" fo:margin-bottom="0.102in" style:line-height-at-least="0.2034in" fo:background-color="#FFFFFF"/>
    </style:style>
    <style:style style:name="T1148" style:parent-style-name="DefaultParagraphFont" style:family="text">
      <style:text-properties style:font-name="Georgia" fo:font-weight="bold" style:font-weight-asian="bold" style:font-weight-complex="bold" fo:color="#111111" fo:font-size="15.5pt" style:font-size-asian="15.5pt" style:font-size-complex="15.5pt"/>
    </style:style>
    <style:style style:name="P1149" style:parent-style-name="NormalWeb" style:family="paragraph">
      <style:paragraph-properties fo:margin-top="0in" fo:margin-bottom="0.2708in" fo:background-color="#FFFFFF"/>
      <style:text-properties style:font-name="Georgia" fo:color="#111111"/>
    </style:style>
    <style:style style:name="P1150"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51"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52"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53"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54"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55"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56"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57" style:parent-style-name="NormalWeb" style:family="paragraph">
      <style:paragraph-properties fo:margin-top="0in" fo:margin-bottom="0in" fo:background-color="#FFFFFF"/>
      <style:text-properties style:font-name="Georgia" fo:color="#111111"/>
    </style:style>
    <style:style style:name="P1158"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59"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60"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61"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62"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63"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64"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65"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66"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67"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68"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69"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70" style:parent-style-name="NormalWeb" style:family="paragraph">
      <style:paragraph-properties fo:margin-top="0in" fo:margin-bottom="0.2708in" fo:background-color="#FFFFFF"/>
      <style:text-properties style:font-name="Georgia" fo:color="#111111"/>
    </style:style>
    <style:style style:name="P1171" style:parent-style-name="Heading3" style:family="paragraph">
      <style:paragraph-properties fo:margin-top="0.3055in" fo:margin-bottom="0.102in" style:line-height-at-least="0.2034in" fo:background-color="#FFFFFF"/>
    </style:style>
    <style:style style:name="T1172" style:parent-style-name="DefaultParagraphFont" style:family="text">
      <style:text-properties style:font-name="Georgia" fo:font-weight="bold" style:font-weight-asian="bold" style:font-weight-complex="bold" fo:color="#111111" fo:font-size="15.5pt" style:font-size-asian="15.5pt" style:font-size-complex="15.5pt"/>
    </style:style>
    <style:style style:name="P1173"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74"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75"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76"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77" style:parent-style-name="NormalWeb" style:family="paragraph">
      <style:paragraph-properties fo:margin-top="0in" fo:margin-bottom="0.2708in" fo:background-color="#FFFFFF"/>
      <style:text-properties style:font-name="Georgia" fo:color="#111111"/>
    </style:style>
    <style:style style:name="P1178" style:parent-style-name="Heading3" style:family="paragraph">
      <style:paragraph-properties fo:margin-top="0.3055in" fo:margin-bottom="0.102in" style:line-height-at-least="0.2034in" fo:background-color="#FFFFFF"/>
    </style:style>
    <style:style style:name="T1179" style:parent-style-name="DefaultParagraphFont" style:family="text">
      <style:text-properties style:font-name="Georgia" fo:font-weight="bold" style:font-weight-asian="bold" style:font-weight-complex="bold" fo:color="#111111" fo:font-size="15.5pt" style:font-size-asian="15.5pt" style:font-size-complex="15.5pt"/>
    </style:style>
    <style:style style:name="P1180" style:parent-style-name="NormalWeb" style:family="paragraph">
      <style:paragraph-properties fo:margin-top="0in" fo:margin-bottom="0.2708in" fo:background-color="#FFFFFF"/>
      <style:text-properties style:font-name="Georgia" fo:color="#111111"/>
    </style:style>
    <style:style style:name="P1181"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82"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83"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84"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85" style:parent-style-name="NormalWeb" style:family="paragraph">
      <style:paragraph-properties fo:margin-top="0in" fo:margin-bottom="0.2708in" fo:background-color="#FFFFFF"/>
      <style:text-properties style:font-name="Georgia" fo:color="#111111"/>
    </style:style>
    <style:style style:name="P1186" style:parent-style-name="Heading3" style:family="paragraph">
      <style:paragraph-properties fo:margin-top="0.3055in" fo:margin-bottom="0.102in" style:line-height-at-least="0.2034in" fo:background-color="#FFFFFF"/>
    </style:style>
    <style:style style:name="T1187" style:parent-style-name="DefaultParagraphFont" style:family="text">
      <style:text-properties style:font-name="Georgia" fo:font-weight="bold" style:font-weight-asian="bold" style:font-weight-complex="bold" fo:color="#111111" fo:font-size="15.5pt" style:font-size-asian="15.5pt" style:font-size-complex="15.5pt"/>
    </style:style>
    <style:style style:name="P1188" style:parent-style-name="NormalWeb" style:family="paragraph">
      <style:paragraph-properties fo:margin-top="0in" fo:margin-bottom="0.2708in" fo:background-color="#FFFFFF"/>
      <style:text-properties style:font-name="Georgia" fo:color="#111111"/>
    </style:style>
    <style:style style:name="P1189"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90"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91"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92" style:parent-style-name="HTMLPreformatted" style:family="paragraph">
      <style:paragraph-properties fo:border="0.0104in solid #DDDDDD" fo:padding="0.1388in" style:shadow="none" fo:margin-bottom="0.2708in" fo:background-color="#EEEEEE"/>
      <style:text-properties style:font-name="Consolas" fo:color="#111111"/>
    </style:style>
    <style:style style:name="P1193" style:parent-style-name="NormalWeb" style:family="paragraph">
      <style:paragraph-properties fo:margin-top="0in" fo:margin-bottom="0.2708in" fo:background-color="#FFFFFF"/>
      <style:text-properties style:font-name="Georgia" fo:color="#111111"/>
    </style:style>
    <style:style style:name="P1194" style:parent-style-name="Normal" style:family="paragraph">
      <style:text-properties style:font-name="Georgia" fo:color="#111111" fo:background-color="#FFFFFF"/>
    </style:style>
    <style:style style:name="P1195" style:parent-style-name="Heading1" style:family="paragraph">
      <style:paragraph-properties fo:margin-top="0in" fo:background-color="#FFFFFF"/>
    </style:style>
    <style:style style:name="T1196" style:parent-style-name="DefaultParagraphFont" style:family="text">
      <style:text-properties style:font-name="Roboto" fo:color="#0F0F0F"/>
    </style:style>
    <style:style style:name="T1197" style:parent-style-name="DefaultParagraphFont" style:family="text">
      <style:text-properties style:font-name="Roboto" fo:color="#0F0F0F" fo:background-color="#FFFFFF"/>
    </style:style>
    <style:style style:name="T1198" style:parent-style-name="DefaultParagraphFont" style:family="text">
      <style:text-properties style:font-name="Roboto" fo:color="#0F0F0F"/>
    </style:style>
    <style:style style:name="P119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20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201"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20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20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204"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20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206"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07"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08"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09"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10"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11"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12"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13"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14"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15"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16"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17"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18"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19" style:parent-style-name="Normal" style:family="paragraph">
      <style:paragraph-properties style:text-autospace="none" fo:margin-bottom="0in"/>
      <style:text-properties style:font-name="Lucida Console" style:font-name-complex="Lucida Console" fo:font-weight="bold" style:font-weight-asian="bold" style:font-weight-complex="bold" fo:font-size="9pt" style:font-size-asian="9pt" style:font-size-complex="9pt" style:text-underline-type="single" style:text-underline-style="solid" style:text-underline-width="auto" style:text-underline-mode="continuous" fo:hyphenate="true"/>
    </style:style>
    <style:style style:name="P1220" style:parent-style-name="Normal" style:family="paragraph">
      <style:paragraph-properties style:text-autospace="none" fo:margin-bottom="0in"/>
      <style:text-properties style:font-name="Lucida Console" style:font-name-complex="Lucida Console" fo:font-weight="bold" style:font-weight-asian="bold" style:font-weight-complex="bold" fo:font-size="9pt" style:font-size-asian="9pt" style:font-size-complex="9pt" style:text-underline-type="single" style:text-underline-style="solid" style:text-underline-width="auto" style:text-underline-mode="continuous" fo:hyphenate="true"/>
    </style:style>
    <style:style style:name="P1221"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22"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23"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24"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25"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26"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27"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28"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29"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30"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31"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32"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33"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34"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35"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36"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37" style:parent-style-name="Normal" style:family="paragraph">
      <style:paragraph-properties style:text-autospace="none" fo:margin-bottom="0in"/>
      <style:text-properties style:font-name="Lucida Console" style:font-name-complex="Lucida Console" fo:font-weight="bold" style:font-weight-asian="bold" style:font-weight-complex="bold" fo:font-size="9pt" style:font-size-asian="9pt" style:font-size-complex="9pt" style:text-underline-type="single" style:text-underline-style="solid" style:text-underline-width="auto" style:text-underline-mode="continuous" fo:hyphenate="true"/>
    </style:style>
    <style:style style:name="P1238"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39"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40"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41"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42"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43"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44"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45"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46"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47"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48"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49"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50"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51"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52"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53"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54"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55"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56"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57"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58"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59"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60"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61"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62"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63"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64"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65"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66"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67"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68"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69"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T127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271" style:parent-style-name="DefaultParagraphFont" style:family="text">
      <style:text-properties fo:font-weight="bold" style:font-weight-asian="bold" style:font-weight-complex="bold"/>
    </style:style>
    <style:style style:name="T1272" style:parent-style-name="DefaultParagraphFont" style:family="text">
      <style:text-properties fo:font-weight="bold" style:font-weight-asian="bold" style:font-weight-complex="bold" fo:color="#FF0000"/>
    </style:style>
    <style:style style:name="P127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274" style:parent-style-name="Normal" style:family="paragraph">
      <style:text-properties style:font-name="Lucida Console" style:font-name-complex="Lucida Console" fo:font-size="9pt" style:font-size-asian="9pt" style:font-size-complex="9pt"/>
    </style:style>
    <style:style style:name="P1275"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P1276" style:parent-style-name="Normal" style:family="paragraph">
      <style:paragraph-properties style:text-autospace="none" fo:margin-bottom="0in"/>
      <style:text-properties style:font-name="Lucida Console" style:font-name-complex="Lucida Console" fo:font-size="9pt" style:font-size-asian="9pt" style:font-size-complex="9pt" fo:hyphenate="true"/>
    </style:style>
    <style:style style:name="T1277" style:parent-style-name="DefaultParagraphFont" style:family="text">
      <style:text-properties style:font-name="Lucida Console" style:font-name-complex="Lucida Console" fo:font-size="9pt" style:font-size-asian="9pt" style:font-size-complex="9pt"/>
    </style:style>
    <style:style style:name="P1278"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office:automatic-styles>
  <office:body>
    <office:text text:use-soft-page-breaks="true">
      <text:h text:style-name="P1" text:outline-level="1"><text:span text:style-name="T2">60 Linux Questions for Job Interview Preparation in Hindi in 60 min with Answer | Linux QnA:</text:span></text:h>
      <text:p text:style-name="Normal"><text:a xlink:href="https://www.youtube.com/watch?v=vo9F_l_wwZs&amp;t=18s" office:target-frame-name="_top" xlink:show="replace"><text:span text:style-name="T3">https://www.youtube.com/watch?v=vo9F_l_wwZs&amp;t=18s</text:span></text:a></text:p>
      <text:p text:style-name="Normal"/>
      <text:h text:style-name="P4" text:outline-level="1">HackerRank Linux Shell Solutions</text:h>
      <text:p text:style-name="Normal"><text:a xlink:href="https://www.chase2learn.com/hackerrank-linux-shell-solutions/" office:target-frame-name="_top" xlink:show="replace"><text:span text:style-name="Hyperlink">https://www.chase2learn.com/hackerrank-linux-shell-solutions/</text:span></text:a></text:p>
      <text:p text:style-name="Normal"/>
      <text:p text:style-name="P5"/>
      <text:p text:style-name="P6">Unix permission:</text:p>
      <text:p text:style-name="P7">Chmod ugo filesname</text:p>
      <text:p text:style-name="P8">0=0= nothing</text:p>
      <text:p text:style-name="P9">1=1= execute</text:p>
      <text:p text:style-name="P10">2=2= write</text:p>
      <text:p text:style-name="P11">3=2+1=w+x</text:p>
      <text:p text:style-name="P12">4=4=read</text:p>
      <text:p text:style-name="P13">5=4+1=r+x</text:p>
      <text:p text:style-name="P14">6=4+2=r+w</text:p>
      <text:p text:style-name="P15">7=4+2+1=r+w+x</text:p>
      <text:p text:style-name="P16"/>
      <text:p text:style-name="P17">Chmod 777 filename</text:p>
      <text:p text:style-name="P18">#!/bin/bash</text:p>
      <text:p text:style-name="P19"/>
      <text:p text:style-name="P20"># Author: Padmaja</text:p>
      <text:p text:style-name="P21"># Display name<text:s/></text:p>
      <text:p text:style-name="P22">echo "What is your Name"</text:p>
      <text:p text:style-name="P23">read Name</text:p>
      <text:p text:style-name="P24">echo "Hello, $Name"</text:p>
      <text:p text:style-name="P25">Output:</text:p>
      <text:p text:style-name="P26">What is your Name</text:p>
      <text:p text:style-name="P27">Padmaja Nagalla</text:p>
      <text:p text:style-name="P28">Hello, Padmaja Nagalla</text:p>
      <text:p text:style-name="P29"/>
      <text:p text:style-name="P30"/>
      <text:p text:style-name="P31"/>
      <text:p text:style-name="P32"/>
      <text:p text:style-name="P33"/>
      <text:p text:style-name="P34"/>
      <text:p text:style-name="P35"/>
      <text:p text:style-name="P36"/>
      <text:p text:style-name="P37">echo "What is your Designation and Company"</text:p>
      <text:p text:style-name="P38">read Designation</text:p>
      <text:p text:style-name="P39">read Company</text:p>
      <text:p text:style-name="P40">echo "Designation: $Designation"</text:p>
      <text:p text:style-name="P41">echo "Company: $Company"</text:p>
      <text:p text:style-name="Normal"><text:span text:style-name="T42">echo "$Role"</text:span></text:p>
      <text:p text:style-name="P43">echo $Age</text:p>
      <text:p text:style-name="P44">What is your Designation and Company</text:p>
      <text:p text:style-name="P45">Technical Lead</text:p>
      <text:p text:style-name="P46">InfoVision</text:p>
      <text:p text:style-name="P47">Designation: Technical Lead</text:p>
      <text:p text:style-name="P48">Company: InfoVision</text:p>
      <text:p text:style-name="P49"/>
      <text:p text:style-name="P50"/>
      <text:p text:style-name="P51">Name="Tulasi Lakshmi"</text:p>
      <text:p text:style-name="P52">echo $Name</text:p>
      <text:p text:style-name="P53">output: Tulasi Lakshmi</text:p>
      <text:p text:style-name="P54"/>
      <text:p text:style-name="P55">Name="Tulasi Lakshmi"</text:p>
      <text:p text:style-name="P56">readonly Name</text:p>
      <text:p text:style-name="P57">Name="Lalitha"</text:p>
      <text:p text:style-name="P58">Output: main.bash: line 13: Name: readonly variable</text:p>
      <text:p text:style-name="Normal"><text:span text:style-name="T59">Read:</text:span><text:span text:style-name="T60"><text:s text:c="2"/>it will take input from the User.</text:span></text:p>
      <text:p text:style-name="Normal"><text:span text:style-name="T61">read Age <text:s/>-</text:span><text:span text:style-name="T62"></text:span><text:span text:style-name="T63"><text:s/>read the input from the user</text:span></text:p>
      <text:p text:style-name="Normal"><text:span text:style-name="T64">Age=42 <text:s/>-</text:span><text:span text:style-name="T65"></text:span><text:span text:style-name="T66"><text:s/>assigning the age</text:span></text:p>
      <text:p text:style-name="Normal"><text:span text:style-name="T67">unset Age <text:s/>-</text:span><text:span text:style-name="T68"></text:span><text:span text:style-name="T69"><text:s/>removing out from list of other variables</text:span></text:p>
      <text:soft-page-break/>
      <text:p text:style-name="Normal"><text:span text:style-name="T70">echo $Age <text:s/></text:span><text:span text:style-name="T71"></text:span><text:span text:style-name="T72"><text:s/>printing the Age</text:span></text:p>
      <text:p text:style-name="P73">output : <text:s/>First it will ask you for the input, let say, if I enter 50 and press enter it will not show any output becoz, I have used UNSET keyword.</text:p>
      <text:p text:style-name="P74">50</text:p>
      <text:p text:style-name="P75">Blank space</text:p>
      <text:p text:style-name="Normal"><text:span text:style-name="T76">Now:</text:span><text:span text:style-name="T77"><text:s/></text:span></text:p>
      <text:p text:style-name="P78">read Age</text:p>
      <text:p text:style-name="P79">Age=42</text:p>
      <text:p text:style-name="P80">echo $Age</text:p>
      <text:p text:style-name="P81">Input: <text:s text:c="3"/>60</text:p>
      <text:p text:style-name="Normal"><text:span text:style-name="T82">Output: 42 ---</text:span><text:span text:style-name="T83"></text:span><text:span text:style-name="T84"><text:s/>I have given input as 60, but it displayed 42, becoz in the second line I have assigned the value to Age, so even though it takes the input from user, it will display only the<text:s/></text:span><text:span text:style-name="T85">default value</text:span><text:span text:style-name="T86">.</text:span></text:p>
      <text:p text:style-name="P87"/>
      <text:p text:style-name="Normal"><text:span text:style-name="T88">Unset:</text:span><text:span text:style-name="T89"><text:s/>I will remove or delete the variable from the list of other variables that it tracks</text:span></text:p>
      <text:p text:style-name="P90">Age=24</text:p>
      <text:p text:style-name="P91">unset Age</text:p>
      <text:p text:style-name="P92">echo $Age</text:p>
      <text:p text:style-name="P93">output: <text:s/>blank screen( it will not display any output)</text:p>
      <text:p text:style-name="Normal"><text:span text:style-name="T94">Special Variables:</text:span></text:p>
      <text:p text:style-name="Normal"><text:span text:style-name="T95">First create a file with name<text:s/></text:span><text:span text:style-name="T96">specialvariables,<text:s/></text:span><text:span text:style-name="T97">then enter the below content in the file.</text:span></text:p>
      <text:p text:style-name="P98">echo "File name: $0"</text:p>
      <text:p text:style-name="P99">echo "First parameter: $1"</text:p>
      <text:p text:style-name="P100">echo "Second parameter: $2"</text:p>
      <text:p text:style-name="P101">echo "Quoted Values: $@"</text:p>
      <text:p text:style-name="P102">echo "Quoted Values: $*"</text:p>
      <text:p text:style-name="P103">echo "No of parameter: $#"</text:p>
      <text:p text:style-name="P104">Now run the script as follows:</text:p>
      <text:p text:style-name="P105">#! /bin/bash</text:p>
      <text:p text:style-name="P106">./specialvariables Edureka Learner</text:p>
      <text:p text:style-name="Normal"><text:span text:style-name="T107">Output:</text:span><text:span text:style-name="T108"><text:s/></text:span></text:p>
      <text:p text:style-name="P109">File name: ./specialvariables</text:p>
      <text:p text:style-name="P110">First parameter: Edureka</text:p>
      <text:p text:style-name="P111">Second parameter: Learner</text:p>
      <text:soft-page-break/>
      <text:p text:style-name="P112">Quoted Values: Edureka Learner</text:p>
      <text:p text:style-name="P113">Quoted Values: Edureka Learner</text:p>
      <text:p text:style-name="P114">No of parameter: 2</text:p>
      <text:p text:style-name="Normal"><text:span text:style-name="T115">./variables "Edureka Learner"</text:span></text:p>
      <text:p text:style-name="P116">File name: ./specialvariables</text:p>
      <text:p text:style-name="P117">First parameter: Edureka</text:p>
      <text:p text:style-name="P118">Second parameter: Learner</text:p>
      <text:p text:style-name="P119">Quoted Values: Edureka Learner</text:p>
      <text:p text:style-name="P120">Quoted Values: Edureka Learner</text:p>
      <text:p text:style-name="P121">No of parameter: 1</text:p>
      <text:p text:style-name="Normal"><text:span text:style-name="T122">./variables "Edureka" "Learner"</text:span></text:p>
      <text:p text:style-name="P123">File name: ./specialvariables</text:p>
      <text:p text:style-name="P124">First parameter: Edureka</text:p>
      <text:p text:style-name="P125">Second parameter: Learner</text:p>
      <text:p text:style-name="P126">Quoted Values: Edureka Learner</text:p>
      <text:p text:style-name="P127">Quoted Values: Edureka Learner</text:p>
      <text:p text:style-name="P128">No of parameter: 2</text:p>
      <text:p text:style-name="P129"/>
      <text:p text:style-name="Normal"><text:span text:style-name="T130">Using For loop:</text:span></text:p>
      <text:p text:style-name="P131">./variables Edureka wishes happy learning</text:p>
      <text:p text:style-name="P132">for TOKEN in $*</text:p>
      <text:p text:style-name="P133">do</text:p>
      <text:p text:style-name="P134"><text:s text:c="2"/>echo $TOKEN</text:p>
      <text:p text:style-name="P135">done</text:p>
      <text:p text:style-name="Normal"><text:span text:style-name="T136">output:</text:span></text:p>
      <text:p text:style-name="P137">File name: ./variables</text:p>
      <text:p text:style-name="P138">First params: Edureka</text:p>
      <text:p text:style-name="P139">Second params: wishes</text:p>
      <text:p text:style-name="P140">Quote Value: Edureka wishes happy learning</text:p>
      <text:p text:style-name="P141">Quote Value: Edureka wishes happy learning</text:p>
      <text:p text:style-name="P142">No of params: 4</text:p>
      <text:p text:style-name="P143"/>
      <text:p text:style-name="P144"/>
      <text:p text:style-name="P145"/>
      <text:p text:style-name="P146">Script:</text:p>
      <text:p text:style-name="P147">For str in $*</text:p>
      <text:p text:style-name="P148">Do</text:p>
      <text:p text:style-name="P149"><text:s text:c="2"/>Echo $str</text:p>
      <text:p text:style-name="P150">Done</text:p>
      <text:p text:style-name="Normal"><text:span text:style-name="T151">Now give the input as “this is my first unix script” and run the program</text:span></text:p>
      <text:p text:style-name="P152">Output:</text:p>
      <text:p text:style-name="P153">this</text:p>
      <text:p text:style-name="P154">is</text:p>
      <text:p text:style-name="P155">my</text:p>
      <text:p text:style-name="P156">first</text:p>
      <text:p text:style-name="P157">unix</text:p>
      <text:p text:style-name="P158">sentence</text:p>
      <text:p text:style-name="P159">script</text:p>
      <text:p text:style-name="P160"/>
      <text:p text:style-name="P161">#! /bin/bash</text:p>
      <text:p text:style-name="P162">read name</text:p>
      <text:p text:style-name="P163">read surname</text:p>
      <text:p text:style-name="P164">printf "%s$name"</text:p>
      <text:p text:style-name="P165"/>
      <text:p text:style-name="P166">#! \bin\bash</text:p>
      <text:p text:style-name="P167">read name</text:p>
      <text:p text:style-name="P168">read surname</text:p>
      <text:p text:style-name="P169">echo "My name is $name"</text:p>
      <text:p text:style-name="P170">echo "My surname is $surname"</text:p>
      <text:p text:style-name="P171">echo "My full name is $surname $name"</text:p>
      <text:p text:style-name="P172"/>
      <text:p text:style-name="Normal">echo "My first name is $1"</text:p>
      <text:p text:style-name="Normal">echo "My surname is $2"</text:p>
      <text:p text:style-name="Normal">echo "Total number of arguments is $#"</text:p>
      <text:soft-page-break/>
      <text:p text:style-name="Normal"><text:tab/><text:tab/><text:tab/><text:tab/><text:span text:style-name="T173">Current Month</text:span></text:p>
      <text:p text:style-name="Normal">month=$(date +%B)</text:p>
      <text:p text:style-name="Normal">echo "Current Month : $month"</text:p>
      <text:p text:style-name="Normal"/>
      <text:p text:style-name="Normal">month=$(date +%b)</text:p>
      <text:p text:style-name="Normal">echo "Current Month : $month"</text:p>
      <text:p text:style-name="Normal"/>
      <text:p text:style-name="Normal">month=$(date +%m)</text:p>
      <text:p text:style-name="Normal">echo "Current Month : $month"</text:p>
      <text:p text:style-name="Normal"/>
      <text:p text:style-name="Normal"/>
      <text:p text:style-name="Normal"><text:tab/><text:tab/><text:tab/><text:span text:style-name="T174">Month Name and Display No</text:span></text:p>
      <text:p text:style-name="Normal">read A</text:p>
      <text:p text:style-name="Normal">case $A in</text:p>
      <text:p text:style-name="Normal"><text:s/>[Jj]an) <text:s text:c="10"/>echo "1";;</text:p>
      <text:p text:style-name="Normal"><text:s/>[Ff]eb) <text:s text:c="10"/>echo "2";;</text:p>
      <text:p text:style-name="Normal"><text:s/>[Mm]ar) <text:s text:c="10"/>echo "3";;</text:p>
      <text:p text:style-name="Normal"><text:s/>*) <text:s text:c="15"/>echo "Try again!";;</text:p>
      <text:p text:style-name="Normal">esac</text:p>
      <text:p text:style-name="Normal"/>
      <text:p text:style-name="Normal">exit 0</text:p>
      <text:p text:style-name="Normal"/>
      <text:p text:style-name="Normal"><text:span text:style-name="T175">Write a shell script that displays “man”,”bear”,”pig”,”dog”,”cat”,and “sheep” on the screen with each appearing on a separate line. Try to do this in as few lines as possible.</text:span></text:p>
      <text:p text:style-name="Normal">MONTHS="jan feb mar apr may jun"</text:p>
      <text:p text:style-name="Normal">for moths in $MONTHS</text:p>
      <text:p text:style-name="Normal">do</text:p>
      <text:p text:style-name="Normal"><text:s/>echo $moths</text:p>
      <text:p text:style-name="Normal">done</text:p>
      <text:p text:style-name="Normal"/>
      <text:p text:style-name="Normal">echo "I will work out X*Y"</text:p>
      <text:soft-page-break/>
      <text:p text:style-name="Normal">echo "Enter X"</text:p>
      <text:p text:style-name="Normal">read X</text:p>
      <text:p text:style-name="Normal">echo "Enter Y"</text:p>
      <text:p text:style-name="Normal">read Y</text:p>
      <text:p text:style-name="Normal">echo "X*Y = $X*$Y = $[X*Y]"</text:p>
      <text:p text:style-name="Normal">X*Y = 2*3 = 6</text:p>
      <text:p text:style-name="Normal"/>
      <table:table table:style-name="Table176">
        <table:table-columns>
          <table:table-column table:style-name="TableColumn177"/>
        </table:table-columns>
        <table:table-row table:style-name="TableRow178">
          <table:table-cell table:style-name="TableCell179">
            <text:p text:style-name="P180"><text:span text:style-name="T181">#Bash Shell Script to print half pyramid using *</text:span></text:p>
            <text:p text:style-name="P182"><text:span text:style-name="T183">rows=4</text:span></text:p>
            <text:p text:style-name="P184"><text:span text:style-name="T185">for</text:span><text:span text:style-name="T186">((i=1; i&lt;=rows; i++))</text:span></text:p>
            <text:p text:style-name="P187"><text:span text:style-name="T188">do</text:span></text:p>
            <text:p text:style-name="P189"><text:span text:style-name="T190">  </text:span><text:span text:style-name="T191">for</text:span><text:span text:style-name="T192">((j=1; j&lt;=i; j++))</text:span></text:p>
            <text:p text:style-name="P193"><text:span text:style-name="T194">  </text:span><text:span text:style-name="T195">do</text:span></text:p>
            <text:p text:style-name="P196"><text:span text:style-name="T197">    </text:span><text:span text:style-name="T198">echo</text:span><text:span text:style-name="T199"><text:s/></text:span><text:span text:style-name="T200">-n<text:s/></text:span><text:span text:style-name="T201">"* "</text:span></text:p>
            <text:p text:style-name="P202"><text:span text:style-name="T203">  </text:span><text:span text:style-name="T204">done</text:span></text:p>
            <text:p text:style-name="P205"><text:span text:style-name="T206">  </text:span><text:span text:style-name="T207">echo</text:span></text:p>
            <text:p text:style-name="P208"><text:span text:style-name="T209">done</text:span></text:p>
          </table:table-cell>
        </table:table-row>
      </table:table>
      <text:h text:style-name="P210" text:outline-level="2">Bash Shell Script to print half pyramid using numbers</text:h>
      <text:p text:style-name="P211">1</text:p>
      <text:p text:style-name="P212">1 2</text:p>
      <text:p text:style-name="P213">1 2 3</text:p>
      <text:p text:style-name="P214">1 2 3 4</text:p>
      <text:p text:style-name="P215">1 2 3 4 5</text:p>
      <table:table table:style-name="Table216">
        <table:table-columns>
          <table:table-column table:style-name="TableColumn217"/>
        </table:table-columns>
        <table:table-row table:style-name="TableRow218">
          <table:table-cell table:style-name="TableCell219">
            <text:p text:style-name="P220"><text:span text:style-name="T221">#Bash Shell Script to print half pyramid using numbers</text:span></text:p>
            <text:p text:style-name="P222"><text:span text:style-name="T223">number=1</text:span></text:p>
            <text:p text:style-name="P224"><text:span text:style-name="T225">rows=5</text:span></text:p>
            <text:p text:style-name="P226"><text:span text:style-name="T227">for</text:span><text:span text:style-name="T228">((i=1; i&lt;=rows; i++))</text:span></text:p>
            <text:p text:style-name="P229"><text:span text:style-name="T230">do</text:span></text:p>
            <text:p text:style-name="P231"><text:span text:style-name="T232">  </text:span><text:span text:style-name="T233">for</text:span><text:span text:style-name="T234">((j=1; j&lt;=i; j++))</text:span></text:p>
            <text:p text:style-name="P235"><text:span text:style-name="T236">  </text:span><text:span text:style-name="T237">do</text:span></text:p>
            <text:p text:style-name="P238"><text:span text:style-name="T239">    </text:span><text:span text:style-name="T240">echo</text:span><text:span text:style-name="T241"><text:s/></text:span><text:span text:style-name="T242">-n<text:s/></text:span><text:span text:style-name="T243">"$number "</text:span></text:p>
            <text:p text:style-name="P244"><text:span text:style-name="T245">    </text:span><text:span text:style-name="T246">number=$((number + 1))</text:span></text:p>
            <text:p text:style-name="P247"><text:span text:style-name="T248">  </text:span><text:span text:style-name="T249">done</text:span></text:p>
            <text:p text:style-name="P250"><text:span text:style-name="T251">  </text:span><text:span text:style-name="T252">number=1</text:span></text:p>
            <text:p text:style-name="P253"><text:span text:style-name="T254">  </text:span><text:span text:style-name="T255">echo</text:span></text:p>
            <text:p text:style-name="P256"><text:span text:style-name="T257">done</text:span></text:p>
          </table:table-cell>
        </table:table-row>
      </table:table>
      <text:p text:style-name="Normal"/>
      <text:p text:style-name="P258">* * * * *</text:p>
      <text:p text:style-name="P259">* * * *</text:p>
      <text:p text:style-name="P260">* * *</text:p>
      <text:p text:style-name="P261">* *</text:p>
      <text:p text:style-name="P262">*</text:p>
      <table:table table:style-name="Table263">
        <table:table-columns>
          <table:table-column table:style-name="TableColumn264"/>
        </table:table-columns>
        <table:table-row table:style-name="TableRow265">
          <table:table-cell table:style-name="TableCell266">
            <text:p text:style-name="P267"><text:span text:style-name="T268">#Bash Shell Script to print inverted half pyramid using *</text:span></text:p>
            <text:p text:style-name="P269"><text:span text:style-name="T270">rows=5</text:span></text:p>
            <text:p text:style-name="P271"><text:span text:style-name="T272">for</text:span><text:span text:style-name="T273">((i=rows; i&gt;=1; i--))</text:span></text:p>
            <text:soft-page-break/>
            <text:p text:style-name="P274"><text:span text:style-name="T275">do</text:span></text:p>
            <text:p text:style-name="P276"><text:span text:style-name="T277">  </text:span><text:span text:style-name="T278">for</text:span><text:span text:style-name="T279">((j=1; j&lt;=i; j++))</text:span></text:p>
            <text:p text:style-name="P280"><text:span text:style-name="T281">  </text:span><text:span text:style-name="T282">do</text:span></text:p>
            <text:p text:style-name="P283"><text:span text:style-name="T284">    </text:span><text:span text:style-name="T285">echo</text:span><text:span text:style-name="T286"><text:s/></text:span><text:span text:style-name="T287">-n<text:s/></text:span><text:span text:style-name="T288">"* "</text:span></text:p>
            <text:p text:style-name="P289"><text:span text:style-name="T290">  </text:span><text:span text:style-name="T291">done</text:span></text:p>
            <text:p text:style-name="P292"><text:span text:style-name="T293">  </text:span><text:span text:style-name="T294">echo</text:span></text:p>
            <text:p text:style-name="P295"><text:span text:style-name="T296">done</text:span></text:p>
          </table:table-cell>
        </table:table-row>
      </table:table>
      <text:soft-page-break/>
      <text:h text:style-name="P297" text:outline-level="2">Bash Shell Script to print inverted half pyramid using numbers</text:h>
      <text:p text:style-name="P298">1 2 3 4 5</text:p>
      <text:p text:style-name="P299">1 2 3 4</text:p>
      <text:p text:style-name="P300">1 2 3</text:p>
      <text:p text:style-name="P301">1 2</text:p>
      <text:p text:style-name="P302">1</text:p>
      <table:table table:style-name="Table303">
        <table:table-columns>
          <table:table-column table:style-name="TableColumn304"/>
        </table:table-columns>
        <table:table-row table:style-name="TableRow305">
          <table:table-cell table:style-name="TableCell306">
            <text:p text:style-name="P307"><text:span text:style-name="T308">#Bash Shell Script to print inverted half pyramid using numbers</text:span></text:p>
            <text:p text:style-name="P309"><text:span text:style-name="T310">number=1</text:span></text:p>
            <text:p text:style-name="P311"><text:span text:style-name="T312">rows=5</text:span></text:p>
            <text:p text:style-name="P313"><text:span text:style-name="T314">for</text:span><text:span text:style-name="T315">((i=rows; i&gt;=1; i--))</text:span></text:p>
            <text:p text:style-name="P316"><text:span text:style-name="T317">do</text:span></text:p>
            <text:p text:style-name="P318"><text:span text:style-name="T319">  </text:span><text:span text:style-name="T320">for</text:span><text:span text:style-name="T321">((j=1; j&lt;=i; j++))</text:span></text:p>
            <text:p text:style-name="P322"><text:span text:style-name="T323">  </text:span><text:span text:style-name="T324">do</text:span></text:p>
            <text:p text:style-name="P325"><text:span text:style-name="T326">    </text:span><text:span text:style-name="T327">echo</text:span><text:span text:style-name="T328"><text:s/></text:span><text:span text:style-name="T329">-n<text:s/></text:span><text:span text:style-name="T330">"$number "</text:span></text:p>
            <text:p text:style-name="P331"><text:span text:style-name="T332">    </text:span><text:span text:style-name="T333">number=$((number + 1))</text:span></text:p>
            <text:p text:style-name="P334"><text:span text:style-name="T335">  </text:span><text:span text:style-name="T336">done</text:span></text:p>
            <text:p text:style-name="P337"><text:span text:style-name="T338">  </text:span><text:span text:style-name="T339">number=1</text:span></text:p>
            <text:p text:style-name="P340"><text:span text:style-name="T341">  </text:span><text:span text:style-name="T342">echo</text:span></text:p>
            <text:p text:style-name="P343"><text:span text:style-name="T344">done</text:span></text:p>
          </table:table-cell>
        </table:table-row>
      </table:table>
      <text:p text:style-name="Normal"/>
      <text:p text:style-name="P345">*</text:p>
      <text:p text:style-name="P346"><text:s text:c="6"/>* * *</text:p>
      <text:p text:style-name="P347"><text:s text:c="4"/>* * * * *</text:p>
      <text:p text:style-name="P348"><text:s text:c="2"/>* * * * * * *</text:p>
      <text:p text:style-name="P349">* * * * * * * * *</text:p>
      <table:table table:style-name="Table350">
        <table:table-columns>
          <table:table-column table:style-name="TableColumn351"/>
        </table:table-columns>
        <table:table-row table:style-name="TableRow352">
          <table:table-cell table:style-name="TableCell353">
            <text:p text:style-name="P354"><text:span text:style-name="T355">#Bash Shell Script to print full pyramid using *</text:span></text:p>
            <text:p text:style-name="P356"><text:span text:style-name="T357">rows=5</text:span></text:p>
            <text:p text:style-name="P358"><text:span text:style-name="T359">for</text:span><text:span text:style-name="T360">((i=1; i&lt;=rows; i++))</text:span></text:p>
            <text:p text:style-name="P361"><text:span text:style-name="T362">do</text:span></text:p>
            <text:p text:style-name="P363"><text:span text:style-name="T364">  </text:span><text:span text:style-name="T365">for</text:span><text:span text:style-name="T366">((j=1; j&lt;=rows - i; j++))</text:span></text:p>
            <text:p text:style-name="P367"><text:span text:style-name="T368">  </text:span><text:span text:style-name="T369">do</text:span></text:p>
            <text:p text:style-name="P370"><text:span text:style-name="T371">    </text:span><text:span text:style-name="T372">echo</text:span><text:span text:style-name="T373"><text:s/></text:span><text:span text:style-name="T374">-n<text:s/></text:span><text:span text:style-name="T375">"  "</text:span></text:p>
            <text:p text:style-name="P376"><text:span text:style-name="T377">  </text:span><text:span text:style-name="T378">done</text:span></text:p>
            <text:p text:style-name="P379"><text:span text:style-name="T380">  </text:span><text:span text:style-name="T381">for</text:span><text:span text:style-name="T382">((j=1; j&lt;=2*i - 1; j++))</text:span></text:p>
            <text:p text:style-name="P383"><text:span text:style-name="T384">  </text:span><text:span text:style-name="T385">do</text:span></text:p>
            <text:p text:style-name="P386"><text:span text:style-name="T387">    </text:span><text:span text:style-name="T388">echo</text:span><text:span text:style-name="T389"><text:s/></text:span><text:span text:style-name="T390">-n<text:s/></text:span><text:span text:style-name="T391">"* "</text:span></text:p>
            <text:p text:style-name="P392"><text:span text:style-name="T393">  </text:span><text:span text:style-name="T394">done</text:span></text:p>
            <text:p text:style-name="P395"><text:span text:style-name="T396">  </text:span><text:span text:style-name="T397">echo</text:span></text:p>
            <text:p text:style-name="P398"><text:span text:style-name="T399">done</text:span></text:p>
          </table:table-cell>
        </table:table-row>
      </table:table>
      <text:p text:style-name="Normal"/>
      <text:soft-page-break/>
      <text:p text:style-name="P400">1</text:p>
      <text:p text:style-name="P401"><text:s text:c="6"/>2 3 2</text:p>
      <text:p text:style-name="P402"><text:s text:c="4"/>3 4 5 4 3</text:p>
      <text:p text:style-name="P403"><text:s text:c="2"/>4 5 6 7 6 5 4</text:p>
      <text:p text:style-name="P404">5 6 7 8 9 8 7 6 5</text:p>
      <table:table table:style-name="Table405">
        <table:table-columns>
          <table:table-column table:style-name="TableColumn406"/>
        </table:table-columns>
        <table:table-row table:style-name="TableRow407">
          <table:table-cell table:style-name="TableCell408">
            <text:p text:style-name="P409"><text:span text:style-name="T410">#Bash Shell Script to print full pyramid using numbers</text:span></text:p>
            <text:p text:style-name="P411"><text:span text:style-name="T412">rows=5</text:span></text:p>
            <text:p text:style-name="P413"><text:span text:style-name="T414">number=1</text:span></text:p>
            <text:p text:style-name="P415"><text:span text:style-name="T416">for</text:span><text:span text:style-name="T417">((i=1; i&lt;=rows; i++))</text:span></text:p>
            <text:p text:style-name="P418"><text:span text:style-name="T419">do</text:span></text:p>
            <text:p text:style-name="P420"><text:span text:style-name="T421">  </text:span><text:span text:style-name="T422">for</text:span><text:span text:style-name="T423">((j=1; j&lt;=rows - i; j++))</text:span></text:p>
            <text:p text:style-name="P424"><text:span text:style-name="T425">  </text:span><text:span text:style-name="T426">do</text:span></text:p>
            <text:p text:style-name="P427"><text:span text:style-name="T428">    </text:span><text:span text:style-name="T429">echo</text:span><text:span text:style-name="T430"><text:s/></text:span><text:span text:style-name="T431">-n<text:s/></text:span><text:span text:style-name="T432">"  "</text:span></text:p>
            <text:p text:style-name="P433"><text:span text:style-name="T434">  </text:span><text:span text:style-name="T435">done</text:span></text:p>
            <text:p text:style-name="P436"><text:span text:style-name="T437">  </text:span><text:span text:style-name="T438">number=$i</text:span></text:p>
            <text:p text:style-name="P439"><text:span text:style-name="T440">  </text:span><text:span text:style-name="T441">k=1</text:span></text:p>
            <text:p text:style-name="P442"><text:span text:style-name="T443">  </text:span><text:span text:style-name="T444">for</text:span><text:span text:style-name="T445">((j=1; j&lt;=2*i - 1; j++))</text:span></text:p>
            <text:p text:style-name="P446"><text:span text:style-name="T447">  </text:span><text:span text:style-name="T448">do</text:span></text:p>
            <text:p text:style-name="P449"><text:span text:style-name="T450">    </text:span><text:span text:style-name="T451">if</text:span><text:span text:style-name="T452"><text:s/></text:span><text:span text:style-name="T453">[ $j -lt $i ];</text:span></text:p>
            <text:p text:style-name="P454"><text:span text:style-name="T455">    </text:span><text:span text:style-name="T456">then</text:span></text:p>
            <text:p text:style-name="P457"><text:span text:style-name="T458">      </text:span><text:span text:style-name="T459">echo</text:span><text:span text:style-name="T460"><text:s/></text:span><text:span text:style-name="T461">-n<text:s/></text:span><text:span text:style-name="T462">"$number "</text:span></text:p>
            <text:p text:style-name="P463"><text:span text:style-name="T464">      </text:span><text:span text:style-name="T465">number=$((number + 1))</text:span></text:p>
            <text:p text:style-name="P466"><text:span text:style-name="T467">    </text:span><text:span text:style-name="T468">elif</text:span><text:span text:style-name="T469"><text:s/></text:span><text:span text:style-name="T470">[ $j -</text:span><text:span text:style-name="T471">eq</text:span><text:span text:style-name="T472"><text:s/></text:span><text:span text:style-name="T473">$i ];</text:span></text:p>
            <text:p text:style-name="P474"><text:span text:style-name="T475">    </text:span><text:span text:style-name="T476">then</text:span></text:p>
            <text:p text:style-name="P477"><text:span text:style-name="T478">      </text:span><text:span text:style-name="T479">echo</text:span><text:span text:style-name="T480"><text:s/></text:span><text:span text:style-name="T481">-n<text:s/></text:span><text:span text:style-name="T482">"$number "</text:span></text:p>
            <text:p text:style-name="P483"><text:span text:style-name="T484">      </text:span><text:span text:style-name="T485">number=$((number - 1))</text:span></text:p>
            <text:p text:style-name="P486"><text:span text:style-name="T487">    </text:span><text:span text:style-name="T488">else</text:span></text:p>
            <text:p text:style-name="P489"><text:span text:style-name="T490">      </text:span><text:span text:style-name="T491">echo</text:span><text:span text:style-name="T492"><text:s/></text:span><text:span text:style-name="T493">-n<text:s/></text:span><text:span text:style-name="T494">"$number "</text:span></text:p>
            <text:p text:style-name="P495"><text:span text:style-name="T496">      </text:span><text:span text:style-name="T497">number=$((number - 1))</text:span></text:p>
            <text:p text:style-name="P498"><text:span text:style-name="T499">    </text:span><text:span text:style-name="T500">fi</text:span></text:p>
            <text:p text:style-name="P501"><text:span text:style-name="T502">  </text:span><text:span text:style-name="T503">done</text:span></text:p>
            <text:p text:style-name="P504"><text:span text:style-name="T505">  </text:span><text:span text:style-name="T506">echo</text:span></text:p>
            <text:p text:style-name="P507"><text:span text:style-name="T508">done</text:span></text:p>
          </table:table-cell>
        </table:table-row>
      </table:table>
      <text:p text:style-name="P509"><text:span text:style-name="T510"><text:line-break/></text:span><text:span text:style-name="T511">1</text:span></text:p>
      <text:p text:style-name="P512">2 3</text:p>
      <text:p text:style-name="P513">4 5 6</text:p>
      <text:p text:style-name="P514">7 8 9 10</text:p>
      <table:table table:style-name="Table515">
        <table:table-columns>
          <table:table-column table:style-name="TableColumn516"/>
        </table:table-columns>
        <table:table-row table:style-name="TableRow517">
          <table:table-cell table:style-name="TableCell518">
            <text:p text:style-name="P519"><text:span text:style-name="T520">#Bash Shell Script to print Floyd's Triangle</text:span></text:p>
            <text:p text:style-name="P521"><text:span text:style-name="T522">number=1</text:span></text:p>
            <text:p text:style-name="P523"><text:span text:style-name="T524">rows=4</text:span></text:p>
            <text:p text:style-name="P525"><text:span text:style-name="T526">for</text:span><text:span text:style-name="T527">((i=1; i&lt;=rows; i++))</text:span></text:p>
            <text:p text:style-name="P528"><text:span text:style-name="T529">do</text:span></text:p>
            <text:p text:style-name="P530"><text:span text:style-name="T531">  </text:span><text:span text:style-name="T532">for</text:span><text:span text:style-name="T533">((j=1; j&lt;=i; j++))</text:span></text:p>
            <text:p text:style-name="P534"><text:span text:style-name="T535">  </text:span><text:span text:style-name="T536">do</text:span></text:p>
            <text:p text:style-name="P537"><text:span text:style-name="T538">    </text:span><text:span text:style-name="T539">echo</text:span><text:span text:style-name="T540"><text:s/></text:span><text:span text:style-name="T541">-n<text:s/></text:span><text:span text:style-name="T542">"$number "</text:span></text:p>
            <text:p text:style-name="P543"><text:span text:style-name="T544">    </text:span><text:span text:style-name="T545">number=$((number + 1))</text:span></text:p>
            <text:p text:style-name="P546"><text:span text:style-name="T547">  </text:span><text:span text:style-name="T548">done</text:span></text:p>
            <text:p text:style-name="P549"><text:span text:style-name="T550">  </text:span><text:span text:style-name="T551">echo</text:span></text:p>
            <text:p text:style-name="P552"><text:span text:style-name="T553">done</text:span></text:p>
          </table:table-cell>
        </table:table-row>
      </table:table>
      <text:p text:style-name="Normal"/>
      <text:p text:style-name="Normal"/>
      <text:soft-page-break/>
      <text:p text:style-name="P554">To know the shell:</text:p>
      <text:p text:style-name="P555">echo $0</text:p>
      <text:p text:style-name="P556"/>
      <text:p text:style-name="P557">when write the script with vi or nano, type</text:p>
      <text:p text:style-name="P558">#!/bin/bash</text:p>
      <text:p text:style-name="P559"/>
      <text:p text:style-name="P560">To know the full details of the file enter:</text:p>
      <text:p text:style-name="P561">Ls -ltr</text:p>
      <text:p text:style-name="P562">Chmod u+x script1</text:p>
      <text:p text:style-name="Normal"><text:span text:style-name="T563">./script1 <text:s/>-</text:span><text:span text:style-name="T564"></text:span><text:span text:style-name="T565"><text:s/>to know the file permissions</text:span></text:p>
      <text:p text:style-name="Normal"><text:span text:style-name="T566">rm *<text:s/></text:span><text:span text:style-name="T567"></text:span><text:span text:style-name="T568"><text:s/>to remove all file in dir</text:span></text:p>
      <text:p text:style-name="Normal"><text:span text:style-name="T569">vi output.sh --</text:span><text:span text:style-name="T570"></text:span><text:span text:style-name="T571"><text:s/>to identify the files of particular script(for bash its, .sh)</text:span></text:p>
      <text:p text:style-name="P572">cat output.sh</text:p>
      <text:p text:style-name="P573">#!/bin/bash</text:p>
      <text:p text:style-name="P574"><text:s/>echo hello padma</text:p>
      <text:p text:style-name="P575">./output.sh</text:p>
      <text:p text:style-name="P576">Hello padma</text:p>
      <text:p text:style-name="P577"/>
      <text:list text:style-name="LFO1" text:continue-numbering="true">
        <text:list-item>
          <text:p text:style-name="P578"><text:span text:style-name="T579">#!/bin/bash</text:span></text:p>
        </text:list-item>
      </text:list>
      <text:p text:style-name="P580"><text:span text:style-name="T581">for</text:span><text:span text:style-name="T582"> </text:span><text:span text:style-name="T583">((</text:span><text:span text:style-name="T584">i</text:span><text:span text:style-name="T585">=</text:span><text:span text:style-name="T586">1</text:span><text:span text:style-name="T587">;</text:span><text:span text:style-name="T588"> i</text:span><text:span text:style-name="T589">&lt;</text:span><text:span text:style-name="T590">100</text:span><text:span text:style-name="T591">;</text:span><text:span text:style-name="T592"> i</text:span><text:span text:style-name="T593">++))</text:span></text:p>
      <text:p text:style-name="P594"><text:span text:style-name="T595">do</text:span></text:p>
      <text:p text:style-name="P596"><text:span text:style-name="T597">if</text:span><text:span text:style-name="T598"> </text:span><text:span text:style-name="T599">(((</text:span><text:span text:style-name="T600">i%</text:span><text:span text:style-name="T601">2</text:span><text:span text:style-name="T602">)!=</text:span><text:span text:style-name="T603">0</text:span><text:span text:style-name="T604">))</text:span></text:p>
      <text:p text:style-name="P605"><text:span text:style-name="T606">then</text:span></text:p>
      <text:p text:style-name="P607"><text:span text:style-name="T608">echo</text:span><text:span text:style-name="T609"> </text:span><text:span text:style-name="T610">$i</text:span></text:p>
      <text:p text:style-name="P611"><text:span text:style-name="T612">fi</text:span></text:p>
      <text:p text:style-name="P613"><text:span text:style-name="T614">done</text:span></text:p>
      <text:p text:style-name="Normal"/>
      <text:list text:style-name="LFO1" text:continue-numbering="true">
        <text:list-item>
          <text:p text:style-name="P615">#!/bin/bash</text:p>
        </text:list-item>
      </text:list>
      <text:p text:style-name="P616"><text:s text:c="7"/>i=1</text:p>
      <text:p text:style-name="ListParagraph">while [ $i -lt 10 ]</text:p>
      <text:p text:style-name="ListParagraph">do</text:p>
      <text:p text:style-name="P617">if(((i%2)!=0))</text:p>
      <text:p text:style-name="ListParagraph"><text:s text:c="15"/>then</text:p>
      <text:p text:style-name="ListParagraph"><text:s text:c="20"/>echo $i</text:p>
      <text:p text:style-name="Normal"><text:s text:c="30"/>fi</text:p>
      <text:p text:style-name="P618"><text:s text:c="6"/>((++i))</text:p>
      <text:p text:style-name="ListParagraph">done</text:p>
      <text:p text:style-name="Normal"/>
      <text:p text:style-name="Normal"/>
      <text:p text:style-name="Normal"/>
      <text:soft-page-break/>
      <text:list text:style-name="LFO1" text:continue-numbering="true">
        <text:list-item>
          <text:p text:style-name="P619">#!/bin/bash</text:p>
        </text:list-item>
      </text:list>
      <text:p text:style-name="ListParagraph">read -p "Enter name: " name</text:p>
      <text:p text:style-name="ListParagraph">greeting="Welcome"</text:p>
      <text:p text:style-name="P620">echo "$greeting($name)"</text:p>
      <text:p text:style-name="P621"/>
      <text:p text:style-name="ListParagraph"/>
      <text:list text:style-name="LFO1" text:continue-numbering="true">
        <text:list-item>
          <text:p text:style-name="P622">#!/bin/bash</text:p>
        </text:list-item>
      </text:list>
      <text:p text:style-name="ListParagraph">x=4</text:p>
      <text:p text:style-name="ListParagraph">y=2</text:p>
      <text:p text:style-name="P623">echo "$x+$y=$((x+y))"</text:p>
      <text:p text:style-name="P624">echo "$x-$y=$((x-y))"</text:p>
      <text:p text:style-name="P625">echo "$x*$y=$((x*y))"</text:p>
      <text:p text:style-name="P626">echo "$x/$y=$((x/y))"</text:p>
      <text:p text:style-name="P627"/>
      <text:p text:style-name="P628"/>
      <text:list text:style-name="LFO1" text:continue-numbering="true">
        <text:list-item>
          <text:p text:style-name="P629">#!/bin/bash</text:p>
        </text:list-item>
      </text:list>
      <text:p text:style-name="P630">x=5</text:p>
      <text:p text:style-name="ListParagraph">y=2</text:p>
      <text:p text:style-name="ListParagraph"/>
      <text:p text:style-name="P631">echo "$((x+y))"</text:p>
      <text:p text:style-name="P632">echo "$((x-y))"</text:p>
      <text:p text:style-name="P633">echo "$((x*y))"</text:p>
      <text:p text:style-name="P634">echo "$((x/y))"</text:p>
      <text:p text:style-name="P635"/>
      <text:p text:style-name="P636"/>
      <text:p text:style-name="P637"><text:s text:c="6"/>6 . <text:s text:c="5"/>#!/bin/bash</text:p>
      <text:p text:style-name="P638"><text:s text:c="16"/>read -p "Enter the value for: " x</text:p>
      <text:p text:style-name="P639"><text:s text:c="15"/>read -p "Enter the value for: " y</text:p>
      <text:p text:style-name="P640">echo $NUMBER"$((x+y))"</text:p>
      <text:p text:style-name="P641">echo $NUMBER"$((x-y))"</text:p>
      <text:p text:style-name="P642">echo $NUMBER"$((x*y))"</text:p>
      <text:p text:style-name="P643">echo $NUMBER"$((x/y))"</text:p>
      <text:p text:style-name="P644"/>
      <text:p text:style-name="P645"/>
      <text:p text:style-name="P646"/>
      <text:p text:style-name="Normal"><text:span text:style-name="T647">7.</text:span><text:span text:style-name="T648"><text:s/></text:span><text:span text:style-name="T649">#!/bin/bash</text:span></text:p>
      <text:p text:style-name="P650"><text:s text:c="5"/>read -p "Enter the value of: " x</text:p>
      <text:p text:style-name="P651"><text:s text:c="5"/>read -p "Enter the value of: " y</text:p>
      <text:p text:style-name="P652"/>
      <text:p text:style-name="P653"><text:s text:c="5"/>if((x&lt;y))</text:p>
      <text:p text:style-name="P654"><text:s text:c="5"/>then</text:p>
      <text:p text:style-name="P655"><text:s text:c="13"/>echo "$x is less then $y"</text:p>
      <text:p text:style-name="P656"><text:s text:c="6"/>elif((x&gt;y))</text:p>
      <text:p text:style-name="P657"><text:s text:c="6"/>then</text:p>
      <text:p text:style-name="P658"><text:s text:c="13"/>echo "$x is greater then $y"</text:p>
      <text:p text:style-name="P659"><text:s text:c="6"/>else</text:p>
      <text:p text:style-name="P660"><text:s text:c="13"/>echo "$x is equal to $y"</text:p>
      <text:p text:style-name="P661"><text:s text:c="6"/>fi</text:p>
      <text:soft-page-break/>
      <text:p text:style-name="P662"><text:span text:style-name="T663">8.</text:span><text:span text:style-name="T664"><text:s/></text:span><text:span text:style-name="T665">#!\bin/bash</text:span></text:p>
      <text:p text:style-name="P666"><text:span text:style-name="T667">read </text:span><text:span text:style-name="T668">-p</text:span><text:span text:style-name="T669"> </text:span><text:span text:style-name="T670">"Enter character Y or N: "</text:span><text:span text:style-name="T671"> chr</text:span></text:p>
      <text:p text:style-name="P672"/>
      <text:p text:style-name="P673"><text:span text:style-name="T674">if</text:span><text:span text:style-name="T675"> </text:span><text:span text:style-name="T676">[</text:span><text:span text:style-name="T677"> </text:span><text:span text:style-name="T678">"$chr"</text:span><text:span text:style-name="T679"> </text:span><text:span text:style-name="T680">==</text:span><text:span text:style-name="T681"> </text:span><text:span text:style-name="T682">"Y"</text:span><text:span text:style-name="T683"> </text:span><text:span text:style-name="T684">]</text:span><text:span text:style-name="T685"> </text:span><text:span text:style-name="T686">||</text:span><text:span text:style-name="T687"> </text:span><text:span text:style-name="T688">[</text:span><text:span text:style-name="T689"> </text:span><text:span text:style-name="T690">"$chr"</text:span><text:span text:style-name="T691"> </text:span><text:span text:style-name="T692">==</text:span><text:span text:style-name="T693"> </text:span><text:span text:style-name="T694">"y"</text:span><text:span text:style-name="T695"> </text:span><text:span text:style-name="T696">];</text:span></text:p>
      <text:p text:style-name="P697"><text:span text:style-name="T698">then</text:span></text:p>
      <text:p text:style-name="P699"><text:span text:style-name="T700">    </text:span><text:span text:style-name="T701">echo</text:span><text:span text:style-name="T702"> </text:span><text:span text:style-name="T703">"YES"</text:span></text:p>
      <text:p text:style-name="P704"><text:span text:style-name="T705">elif</text:span><text:span text:style-name="T706"> </text:span><text:span text:style-name="T707">[</text:span><text:span text:style-name="T708"> </text:span><text:span text:style-name="T709">"$chr"</text:span><text:span text:style-name="T710"> </text:span><text:span text:style-name="T711">==</text:span><text:span text:style-name="T712"> </text:span><text:span text:style-name="T713">"N"</text:span><text:span text:style-name="T714"> </text:span><text:span text:style-name="T715">]</text:span><text:span text:style-name="T716"> </text:span><text:span text:style-name="T717">||</text:span><text:span text:style-name="T718"> </text:span><text:span text:style-name="T719">[</text:span><text:span text:style-name="T720"> </text:span><text:span text:style-name="T721">"$chr"</text:span><text:span text:style-name="T722"> </text:span><text:span text:style-name="T723">==</text:span><text:span text:style-name="T724"> </text:span><text:span text:style-name="T725">"n"</text:span><text:span text:style-name="T726"> </text:span><text:span text:style-name="T727">];</text:span></text:p>
      <text:p text:style-name="P728"><text:span text:style-name="T729">then</text:span></text:p>
      <text:p text:style-name="P730"><text:span text:style-name="T731">   </text:span><text:span text:style-name="T732">echo</text:span><text:span text:style-name="T733"> </text:span><text:span text:style-name="T734">"NO"</text:span></text:p>
      <text:p text:style-name="P735"><text:span text:style-name="T736">fi</text:span></text:p>
      <text:p text:style-name="P737"/>
      <text:p text:style-name="P738"><text:span text:style-name="T739">9.</text:span><text:s/><text:span text:style-name="T740">#!/bin/bash</text:span></text:p>
      <text:p text:style-name="P741"><text:span text:style-name="T742">read </text:span><text:span text:style-name="T743">-p</text:span><text:span text:style-name="T744"> </text:span><text:span text:style-name="T745">"Enter value of: "</text:span><text:span text:style-name="T746"> X</text:span></text:p>
      <text:p text:style-name="P747"><text:span text:style-name="T748">read </text:span><text:span text:style-name="T749">-p</text:span><text:span text:style-name="T750"> </text:span><text:span text:style-name="T751">"Enter value of: "</text:span><text:span text:style-name="T752"> Y</text:span></text:p>
      <text:p text:style-name="P753"><text:span text:style-name="T754">read </text:span><text:span text:style-name="T755">-p</text:span><text:span text:style-name="T756"> </text:span><text:span text:style-name="T757">"Enter value of: "</text:span><text:span text:style-name="T758"> Z</text:span></text:p>
      <text:p text:style-name="P759"/>
      <text:p text:style-name="P760"><text:span text:style-name="T761">if</text:span><text:span text:style-name="T762"> </text:span><text:span text:style-name="T763">[[</text:span><text:span text:style-name="T764"> </text:span><text:span text:style-name="T765">$X</text:span><text:span text:style-name="T766"> </text:span><text:span text:style-name="T767">-eq</text:span><text:span text:style-name="T768"> </text:span><text:span text:style-name="T769">$Y</text:span><text:span text:style-name="T770"> </text:span><text:span text:style-name="T771">]]</text:span><text:span text:style-name="T772"> </text:span><text:span text:style-name="T773">&amp;&amp;</text:span><text:span text:style-name="T774"> </text:span><text:span text:style-name="T775">[[</text:span><text:span text:style-name="T776"> </text:span><text:span text:style-name="T777">$X</text:span><text:span text:style-name="T778"> </text:span><text:span text:style-name="T779">-eq</text:span><text:span text:style-name="T780"> </text:span><text:span text:style-name="T781">$Z</text:span><text:span text:style-name="T782"> </text:span><text:span text:style-name="T783">]];</text:span></text:p>
      <text:p text:style-name="P784"><text:span text:style-name="T785">then</text:span></text:p>
      <text:p text:style-name="P786"><text:span text:style-name="T787">  </text:span><text:span text:style-name="T788">echo</text:span><text:span text:style-name="T789"> EQUILATERAL</text:span></text:p>
      <text:p text:style-name="P790"><text:span text:style-name="T791">  </text:span><text:span text:style-name="T792">elif</text:span><text:span text:style-name="T793"> </text:span><text:span text:style-name="T794">[[</text:span><text:span text:style-name="T795"> </text:span><text:span text:style-name="T796">$X</text:span><text:span text:style-name="T797"> </text:span><text:span text:style-name="T798">-eq</text:span><text:span text:style-name="T799"> </text:span><text:span text:style-name="T800">$Y</text:span><text:span text:style-name="T801"> </text:span><text:span text:style-name="T802">]]</text:span><text:span text:style-name="T803"> </text:span><text:span text:style-name="T804">||</text:span><text:span text:style-name="T805"> </text:span><text:span text:style-name="T806">[[</text:span><text:span text:style-name="T807"> </text:span><text:span text:style-name="T808">$Y</text:span><text:span text:style-name="T809"> </text:span><text:span text:style-name="T810">-eq</text:span><text:span text:style-name="T811"> </text:span><text:span text:style-name="T812">$Z</text:span><text:span text:style-name="T813"> </text:span><text:span text:style-name="T814">]];</text:span></text:p>
      <text:p text:style-name="P815"><text:span text:style-name="T816">  </text:span><text:span text:style-name="T817">then</text:span></text:p>
      <text:p text:style-name="P818"><text:span text:style-name="T819">     </text:span><text:span text:style-name="T820">echo</text:span><text:span text:style-name="T821"> ISOSCELES</text:span></text:p>
      <text:p text:style-name="P822"><text:span text:style-name="T823">else</text:span></text:p>
      <text:p text:style-name="P824"><text:span text:style-name="T825">    </text:span><text:span text:style-name="T826">echo</text:span><text:span text:style-name="T827"> SCALENE</text:span></text:p>
      <text:p text:style-name="P828"><text:span text:style-name="T829">fi</text:span></text:p>
      <text:p text:style-name="P830"/>
      <text:p text:style-name="P831"><text:span text:style-name="T832">10.</text:span><text:span text:style-name="T833"><text:s/></text:span><text:span text:style-name="T834"> </text:span><text:span text:style-name="T835">#!/bin/bash</text:span></text:p>
      <text:p text:style-name="P836"><text:span text:style-name="T837">read expr</text:span><text:span text:style-name="T838">;</text:span></text:p>
      <text:p text:style-name="P839"><text:span text:style-name="T840">printf </text:span><text:span text:style-name="T841">"%.3f"</text:span><text:span text:style-name="T842"> </text:span><text:span text:style-name="T843">$(echo "scale = 4; $expr" | bc)</text:span><text:span text:style-name="T844">;</text:span></text:p>
      <text:p text:style-name="P845"/>
      <text:p text:style-name="P846"/>
      <text:p text:style-name="P847"/>
      <text:p text:style-name="P848"/>
      <text:p text:style-name="P849"><text:tab/><text:tab/><text:tab/><text:tab/>Read Array in Bash</text:p>
      <text:p text:style-name="P850"><text:span text:style-name="T851">11.<text:s/></text:span><text:span text:style-name="T852">#! /bin/bash</text:span></text:p>
      <text:p text:style-name="P853"><text:span text:style-name="T854">while</text:span><text:span text:style-name="T855"> read arr</text:span></text:p>
      <text:p text:style-name="P856"><text:span text:style-name="T857">do</text:span></text:p>
      <text:p text:style-name="P858"><text:span text:style-name="T859">    arr</text:span><text:span text:style-name="T860">=(</text:span><text:span text:style-name="T861">${arr[</text:span><text:span text:style-name="T862">@</text:span><text:span text:style-name="T863">]}</text:span><text:span text:style-name="T864"> </text:span><text:span text:style-name="T865">$arr</text:span><text:span text:style-name="T866">)</text:span></text:p>
      <text:p text:style-name="P867"><text:span text:style-name="T868">done</text:span></text:p>
      <text:p text:style-name="P869"><text:span text:style-name="T870">echo</text:span><text:span text:style-name="T871"> </text:span><text:span text:style-name="T872">${arr[</text:span><text:span text:style-name="T873">@</text:span><text:span text:style-name="T874">]}</text:span></text:p>
      <text:p text:style-name="P875"/>
      <text:p text:style-name="P876"/>
      <text:soft-page-break/>
      <text:p text:style-name="P877"><text:span text:style-name="T878"><text:tab/></text:span><text:span text:style-name="T879"><text:tab/></text:span><text:span text:style-name="T880"><text:tab/></text:span><text:span text:style-name="T881"><text:tab/></text:span><text:span text:style-name="T882">Display head 20 lines of a file</text:span></text:p>
      <text:p text:style-name="P883"><text:span text:style-name="T884">12.</text:span><text:span text:style-name="T885">#!/bin/bash</text:span></text:p>
      <text:p text:style-name="P886"><text:span text:style-name="T887">head </text:span><text:span text:style-name="T888">-n</text:span><text:span text:style-name="T889"> </text:span><text:span text:style-name="T890">20</text:span></text:p>
      <text:p text:style-name="P891"/>
      <text:p text:style-name="P892"><text:span text:style-name="T893"><text:tab/></text:span><text:span text:style-name="T894"><text:tab/></text:span><text:span text:style-name="T895"><text:tab/></text:span><text:span text:style-name="T896"><text:tab/></text:span><text:span text:style-name="T897">Display head 20 characters</text:span></text:p>
      <text:p text:style-name="P898"><text:span text:style-name="T899">13.</text:span><text:span text:style-name="T900">#!/bin/bash</text:span></text:p>
      <text:p text:style-name="P901"><text:span text:style-name="T902">head </text:span><text:span text:style-name="T903">-c</text:span><text:span text:style-name="T904"> </text:span><text:span text:style-name="T905">20</text:span></text:p>
      <text:p text:style-name="P906"><text:span text:style-name="T907"><text:tab/></text:span><text:span text:style-name="T908"><text:tab/></text:span><text:span text:style-name="T909"><text:tab/></text:span><text:span text:style-name="T910"><text:tab/></text:span><text:span text:style-name="T911">Display lines from 12 to 22</text:span></text:p>
      <text:p text:style-name="P912"><text:span text:style-name="T913">14.</text:span><text:span text:style-name="T914">#!/bin/bash</text:span></text:p>
      <text:p text:style-name="P915"><text:span text:style-name="T916">sed</text:span><text:span text:style-name="T917"> </text:span><text:span text:style-name="T918">-n</text:span><text:span text:style-name="T919"> </text:span><text:span text:style-name="T920">'12,22p'</text:span><text:span text:style-name="T921"> </text:span></text:p>
      <text:p text:style-name="P922"/>
      <text:p text:style-name="P923">Display tail 20 lines of a file</text:p>
      <text:p text:style-name="P924"><text:span text:style-name="T925">15.</text:span><text:span text:style-name="T926">#!/bin/bash</text:span></text:p>
      <text:p text:style-name="P927"><text:span text:style-name="T928">tail </text:span><text:span text:style-name="T929">-n</text:span><text:span text:style-name="T930"> </text:span><text:span text:style-name="T931">20</text:span></text:p>
      <text:p text:style-name="P932"><text:span text:style-name="T933"><text:tab/></text:span><text:span text:style-name="T934"><text:tab/></text:span><text:span text:style-name="T935"><text:tab/><text:s text:c="6"/></text:span><text:span text:style-name="T936">Display tail 20 characters</text:span></text:p>
      <text:p text:style-name="P937"><text:span text:style-name="T938">16.</text:span><text:span text:style-name="T939">#!/bin/bash</text:span></text:p>
      <text:p text:style-name="P940"><text:span text:style-name="T941">tail </text:span><text:span text:style-name="T942">-c</text:span><text:span text:style-name="T943"> </text:span><text:span text:style-name="T944">20</text:span></text:p>
      <text:p text:style-name="P945"><text:span text:style-name="T946"><text:tab/></text:span><text:span text:style-name="T947"><text:tab/></text:span><text:span text:style-name="T948"><text:tab/></text:span><text:span text:style-name="T949"><text:tab/></text:span><text:span text:style-name="T950">tr cmd to replace () with []</text:span></text:p>
      <text:p text:style-name="P951"><text:span text:style-name="T952">#!/bin/bash</text:span></text:p>
      <text:p text:style-name="P953"/>
      <text:p text:style-name="P954"><text:span text:style-name="T955">tr </text:span><text:span text:style-name="T956">"()"</text:span><text:span text:style-name="T957"> </text:span><text:span text:style-name="T958">"[]"</text:span></text:p>
      <text:p text:style-name="P959"><text:span text:style-name="T960"><text:tab/></text:span><text:span text:style-name="T961"><text:tab/></text:span><text:span text:style-name="T962"><text:tab/></text:span><text:span text:style-name="T963"><text:tab/></text:span><text:span text:style-name="T964">tr cmd to delete lower case letters a-z</text:span></text:p>
      <text:p text:style-name="P965"><text:span text:style-name="T966">#!/bin/bash</text:span></text:p>
      <text:p text:style-name="P967"><text:span text:style-name="T968">tr </text:span><text:span text:style-name="T969">-d</text:span><text:span text:style-name="T970"> a</text:span><text:span text:style-name="T971">-z</text:span></text:p>
      <text:p text:style-name="P972"/>
      <text:p text:style-name="P973">replace all sequences of multiple spaces with just one space with tr cmd</text:p>
      <text:p text:style-name="P974"><text:span text:style-name="T975">#!/bin/bash</text:span></text:p>
      <text:p text:style-name="P976"><text:span text:style-name="T977">tr </text:span><text:span text:style-name="T978">-s</text:span><text:span text:style-name="T979"> </text:span><text:span text:style-name="T980">' '</text:span></text:p>
      <text:p text:style-name="P981"><text:span text:style-name="T982"><text:tab/></text:span><text:span text:style-name="T983"><text:tab/></text:span><text:span text:style-name="T984">sort</text:span><text:span text:style-name="T985"> command to sort input in text or TSV formats.</text:span></text:p>
      <text:p text:style-name="P986">Given a text file, order the lines in lexicographical order.</text:p>
      <text:p text:style-name="P987"><text:span text:style-name="T988">#!/bin/bash</text:span></text:p>
      <text:p text:style-name="P989"><text:span text:style-name="T990">sort</text:span><text:span text:style-name="T991"> </text:span></text:p>
      <text:p text:style-name="P992"><text:span text:style-name="T993"><text:tab/></text:span><text:span text:style-name="T994"><text:tab/></text:span><text:span text:style-name="T995">order the lines in reverse lexicographical order (i.e. </text:span><text:span text:style-name="T996">Z-A</text:span><text:span text:style-name="T997"> instead of </text:span><text:span text:style-name="T998">A-Z</text:span><text:span text:style-name="T999">).</text:span></text:p>
      <text:p text:style-name="P1000"><text:span text:style-name="T1001">#!/bin/bash</text:span></text:p>
      <text:p text:style-name="P1002"><text:span text:style-name="T1003">sort</text:span><text:span text:style-name="T1004"> </text:span><text:span text:style-name="T1005">-r</text:span></text:p>
      <text:p text:style-name="P1006"><text:span text:style-name="T1007"><text:tab/></text:span><text:span text:style-name="T1008"><text:tab/></text:span><text:span text:style-name="T1009"><text:tab/></text:span><text:span text:style-name="T1010"><text:tab/></text:span><text:span text:style-name="T1011">numerically ascending order.</text:span></text:p>
      <text:p text:style-name="P1012"><text:span text:style-name="T1013">#!/bin/bash</text:span></text:p>
      <text:p text:style-name="P1014"><text:span text:style-name="T1015">sort</text:span><text:span text:style-name="T1016"> </text:span><text:span text:style-name="T1017">-n</text:span><text:span text:style-name="T1018"><text:tab/></text:span><text:span text:style-name="T1019"><text:tab/></text:span><text:span text:style-name="T1020"><text:tab/></text:span></text:p>
      <text:p text:style-name="P1021"><text:span text:style-name="T1022"><text:tab/></text:span><text:span text:style-name="T1023"><text:tab/></text:span><text:span text:style-name="T1024"><text:tab/></text:span><text:span text:style-name="T1025"><text:tab/></text:span><text:span text:style-name="T1026">Sort the lines in </text:span><text:span text:style-name="T1027">descending</text:span><text:span text:style-name="T1028"> order</text:span></text:p>
      <text:p text:style-name="P1029"><text:span text:style-name="T1030">#!/bin/bash</text:span></text:p>
      <text:p text:style-name="P1031"><text:span text:style-name="T1032">sort</text:span><text:span text:style-name="T1033"> </text:span><text:span text:style-name="T1034">-r</text:span><text:span text:style-name="T1035"> </text:span><text:span text:style-name="T1036">-n</text:span><text:span text:style-name="T1037"> </text:span></text:p>
      <text:soft-page-break/>
      <text:p text:style-name="P1038"><text:span text:style-name="T1039"><text:tab/></text:span><text:span text:style-name="T1040"><text:tab/></text:span><text:span text:style-name="T1041">Rearrange the rows of the table in </text:span><text:span text:style-name="T1042">descending order</text:span><text:span text:style-name="T1043"> of the values for the average temperature in January (i.e, the mean temperature value provided in the second column).</text:span></text:p>
      <text:p text:style-name="P1044"><text:span text:style-name="T1045">#!/bin/bash</text:span></text:p>
      <text:p text:style-name="P1046"><text:span text:style-name="T1047">sort</text:span><text:span text:style-name="T1048"> </text:span><text:span text:style-name="T1049">-t</text:span><text:span text:style-name="T1050">$'\t'</text:span><text:span text:style-name="T1051"> </text:span><text:span text:style-name="T1052">-nr</text:span><text:span text:style-name="T1053"> </text:span><text:span text:style-name="T1054">-k2</text:span></text:p>
      <text:p text:style-name="P1055"/>
      <text:p text:style-name="P1056"><text:span text:style-name="T1057">sort</text:span><text:span text:style-name="T1058"> </text:span><text:span text:style-name="T1059">-k2</text:span><text:span text:style-name="T1060"> </text:span><text:span text:style-name="T1061">-nr</text:span><text:span text:style-name="T1062"> </text:span><text:span text:style-name="T1063">-t</text:span><text:span text:style-name="T1064">$'\t'</text:span></text:p>
      <text:p text:style-name="P1065"/>
      <text:p text:style-name="P1066"/>
      <text:p text:style-name="P1067"/>
      <text:p text:style-name="P1068"/>
      <text:p text:style-name="P1069"/>
      <text:p text:style-name="P1070"/>
      <text:p text:style-name="P1071"/>
      <text:p text:style-name="P1072">Uniq command:</text:p>
      <text:p text:style-name="P1073">vi garbage.txt</text:p>
      <text:p text:style-name="P1074">Print only unique lines.</text:p>
      <text:p text:style-name="P1075">The earth is round.</text:p>
      <text:p text:style-name="P1076">The earth is round.</text:p>
      <text:p text:style-name="P1077">Welcome to the tutorialpoint...</text:p>
      <text:p text:style-name="P1078">this is a test</text:p>
      <text:p text:style-name="P1079">food that are killing you</text:p>
      <text:p text:style-name="P1080">wings of fire</text:p>
      <text:p text:style-name="P1081">we hope that the labor spent in creating this software</text:p>
      <text:p text:style-name="P1082">this is a test</text:p>
      <text:p text:style-name="P1083">unix ips as well as enjoy our blog</text:p>
      <text:p text:style-name="P1084">elcome to the tutorialspint...</text:p>
      <text:p text:style-name="P1085"/>
      <text:p text:style-name="P1086"/>
      <text:p text:style-name="P1087">$ uniq -c garbage.txt &gt; text.txt</text:p>
      <text:p text:style-name="P1088">$ sort garbage.txt | uniq -u</text:p>
      <text:p text:style-name="P1089"/>
      <text:p text:style-name="P1090">Print only unique lines.</text:p>
      <text:p text:style-name="P1091">Welcome to the tutorialpoint...</text:p>
      <text:p text:style-name="P1092">Welcome to the tutorialspint...</text:p>
      <text:p text:style-name="P1093"/>
      <text:p text:style-name="P1094">Sort Cmd:</text:p>
      <text:p text:style-name="P1095">You are given a file of tab separated weather data (TSV). There is no header column in this data file.<text:line-break/>The first five columns of this data are: (a) the name of the city (b) the average monthly tempera<text:soft-page-break/>ture in Jan (in Fahreneit). (c) the average monthly temperature in April (in Fahreneit). (d) the average monthly temperature in July (in Fahreneit). (e) the average monthly temperature in October (in Fahreneit).</text:p>
      <text:p text:style-name="P1096">You need to sort this file in ascending order of the second column (i.e. the average monthly temperature in January).</text:p>
      <text:p text:style-name="P1097"/>
      <text:p text:style-name="P1098">Answer:</text:p>
      <text:p text:style-name="P1099"><text:span text:style-name="T1100">sort</text:span><text:span text:style-name="T1101"> </text:span><text:span text:style-name="T1102">-k2</text:span><text:span text:style-name="T1103"> </text:span><text:span text:style-name="T1104">-t</text:span><text:span text:style-name="T1105">$'\t'</text:span></text:p>
      <text:p text:style-name="P1106"/>
      <text:p text:style-name="P1107">$ cat &gt; employee.txt</text:p>
      <text:p text:style-name="P1108">100 Thomas Manager <text:s text:c="2"/>Sales <text:s text:c="6"/>$5,000</text:p>
      <text:p text:style-name="P1109">200 Jason <text:s/>Developer Technology <text:s/>$5,500</text:p>
      <text:p text:style-name="P1110">300 Sanjay Sysadmin <text:s/>Technology <text:s/>$7,000</text:p>
      <text:p text:style-name="P1111">400 Nisha <text:s/>Manager <text:s text:c="2"/>Marketing <text:s text:c="2"/>$9,500</text:p>
      <text:p text:style-name="P1112">500 Randy <text:s/>DBA <text:s text:c="6"/>Technology <text:s/>$6,000</text:p>
      <text:h text:style-name="P1113" text:outline-level="3"><text:span text:style-name="T1114">Default behavior of Awk</text:span></text:h>
      <text:p text:style-name="P1115"/>
      <text:p text:style-name="P1116">$ awk '{print;}' employee.txt</text:p>
      <text:p text:style-name="P1117"><text:span text:style-name="T1118">In the above example pattern is not given. So the actions are applicable to all the lines.</text:span><text:span text:style-name="T1119"><text:line-break/></text:span><text:span text:style-name="T1120">Action print with out any argument prints the whole line by default. So it prints all the</text:span><text:span text:style-name="T1121"><text:line-break/></text:span><text:span text:style-name="T1122">lines of the file with out fail. Actions has to be enclosed with in the braces.</text:span></text:p>
      <text:p text:style-name="P1123"/>
      <text:p text:style-name="P1124"/>
      <text:h text:style-name="P1125" text:outline-level="3"><text:span text:style-name="T1126">Print the lines which matches with the pattern.</text:span></text:h>
      <text:p text:style-name="P1127">$ awk '/Thomas/</text:p>
      <text:p text:style-name="P1128">&gt; /Nisha/' employee.txt</text:p>
      <text:p text:style-name="P1129">100 Thomas Manager Sales $5,000</text:p>
      <text:p text:style-name="P1130">400 Nisha <text:s/>Manager <text:s text:c="2"/>Marketing <text:s/>$9,500</text:p>
      <text:p text:style-name="P1131"/>
      <text:h text:style-name="P1132" text:outline-level="3"><text:span text:style-name="T1133">Print only specific field.</text:span></text:h>
      <text:p text:style-name="P1134">$ awk '{print $2,$5}' employee.txt</text:p>
      <text:p text:style-name="P1135">Thomas $5,000</text:p>
      <text:p text:style-name="P1136">Jason saleSales</text:p>
      <text:p text:style-name="P1137">Sanjay $7,000</text:p>
      <text:p text:style-name="P1138">Nisha $9,500</text:p>
      <text:p text:style-name="P1139"/>
      <text:soft-page-break/>
      <text:p text:style-name="P1140">$ awk '{print $2,$NF}' employee.txt</text:p>
      <text:p text:style-name="P1141">Thomas $5,000</text:p>
      <text:p text:style-name="P1142">Jason $5,500</text:p>
      <text:p text:style-name="P1143">Sanjay $7,000</text:p>
      <text:p text:style-name="P1144">Nisha $9,500</text:p>
      <text:p text:style-name="P1145">In the above example $2 and $5 represents Name and Salary respectively. We can get the Salary using  $NF also, where $NF represents last field. In the print statement ‘,’ is a concatenator.</text:p>
      <text:p text:style-name="P1146"/>
      <text:h text:style-name="P1147" text:outline-level="3"><text:span text:style-name="T1148">Awk Example 4. Initialization and Final Action</text:span></text:h>
      <text:p text:style-name="P1149">Awk has two important patterns which are specified by the keyword called BEGIN and END.</text:p>
      <text:p text:style-name="P1150">Syntax:<text:s/></text:p>
      <text:p text:style-name="P1151"/>
      <text:p text:style-name="P1152">BEGIN { Actions}</text:p>
      <text:p text:style-name="P1153">{ACTION} # Action for everyline in a file</text:p>
      <text:p text:style-name="P1154">END { Actions }</text:p>
      <text:p text:style-name="P1155"/>
      <text:p text:style-name="P1156"># is for comments in Awk</text:p>
      <text:p text:style-name="P1157">Actions specified in the BEGIN section will be executed before starts reading the lines from the input.<text:line-break/>END actions will be performed after completing the reading and processing the lines from the input.</text:p>
      <text:p text:style-name="P1158">$ awk 'BEGIN {print "Name\tDesignation\tDepartment\tSalary";}</text:p>
      <text:p text:style-name="P1159">&gt; {print $2,"\t",$3,"\t",$4,"\t",$NF;}</text:p>
      <text:p text:style-name="P1160">&gt; END{print "Report Generated\n--------------";</text:p>
      <text:p text:style-name="P1161">&gt; }' employee.txt</text:p>
      <text:p text:style-name="P1162">Name<text:tab/>Designation<text:tab/>Department<text:tab/>Salary</text:p>
      <text:p text:style-name="P1163">Thomas<text:s/><text:tab/><text:s/>Manager<text:s/><text:tab/><text:s/>Sales<text:s/><text:tab/><text:s text:c="9"/>$5,000</text:p>
      <text:soft-page-break/>
      <text:p text:style-name="P1164">Jason<text:s/><text:tab/><text:s/>Developer<text:s/><text:tab/><text:s/>Technology<text:s/><text:tab/><text:s/>$5,500</text:p>
      <text:p text:style-name="P1165">Sanjay<text:s/><text:tab/><text:s/>Sysadmin<text:s/><text:tab/><text:s/>Technology<text:s/><text:tab/><text:s/>$7,000</text:p>
      <text:p text:style-name="P1166">Nisha<text:s/><text:tab/><text:s/>Manager<text:s/><text:tab/><text:s/>Marketing<text:s/><text:tab/><text:s/>$9,500</text:p>
      <text:p text:style-name="P1167">Randy<text:s/><text:tab/><text:s/>DBA<text:s/><text:tab/><text:s/><text:tab/><text:s/>Technology<text:s/><text:tab/><text:s/>$6,000</text:p>
      <text:p text:style-name="P1168">Report Generated</text:p>
      <text:p text:style-name="P1169">--------------</text:p>
      <text:p text:style-name="P1170">In the above example, it prints headline and last file for the reports.</text:p>
      <text:h text:style-name="P1171" text:outline-level="3"><text:span text:style-name="T1172">Awk Example 5. Find the employees who has employee id greater than 200</text:span></text:h>
      <text:p text:style-name="P1173">$ awk '$1 &gt;200' employee.txt</text:p>
      <text:p text:style-name="P1174">300 <text:s/>Sanjay <text:s/>Sysadmin <text:s text:c="2"/>Technology <text:s/>$7,000</text:p>
      <text:p text:style-name="P1175">400 <text:s/>Nisha <text:s text:c="2"/>Manager <text:s text:c="3"/>Marketing <text:s text:c="2"/>$9,500</text:p>
      <text:p text:style-name="P1176">500 <text:s/>Randy <text:s text:c="2"/>DBA <text:s text:c="7"/>Technology <text:s/>$6,000</text:p>
      <text:p text:style-name="P1177">In the above example, first field ($1) is employee id. So if $1 is greater than 200, then just do the default print action to print the whole line.</text:p>
      <text:h text:style-name="P1178" text:outline-level="3"><text:span text:style-name="T1179">Awk Example 6. Print the list of employees in Technology department</text:span></text:h>
      <text:p text:style-name="P1180">Now department name is available as a fourth field, so need to check if $4 matches with the string “Technology”, if yes print the line.</text:p>
      <text:p text:style-name="P1181">$ awk '$4 ~/Technology/' employee.txt</text:p>
      <text:p text:style-name="P1182">200 <text:s/>Jason <text:s text:c="2"/>Developer <text:s/>Technology <text:s/>$5,500</text:p>
      <text:p text:style-name="P1183">300 <text:s/>Sanjay <text:s/>Sysadmin <text:s text:c="2"/>Technology <text:s/>$7,000</text:p>
      <text:p text:style-name="P1184">500 <text:s/>Randy <text:s text:c="2"/>DBA <text:s text:c="7"/>Technology <text:s/>$6,000</text:p>
      <text:soft-page-break/>
      <text:p text:style-name="P1185">Operator ~ is for comparing with the regular expressions. If it matches the default action i.e print whole line will be  performed.</text:p>
      <text:h text:style-name="P1186" text:outline-level="3"><text:span text:style-name="T1187">Awk Example 7. Print number of employees in Technology department</text:span></text:h>
      <text:p text:style-name="P1188">The below example, checks if the department is Technology, if it is yes, in the Action, just increment the count variable, which was initialized with zero in the BEGIN section.</text:p>
      <text:p text:style-name="P1189">$ awk 'BEGIN { count=0;}</text:p>
      <text:p text:style-name="P1190">$4 ~ /Technology/ { count++; }</text:p>
      <text:p text:style-name="P1191">END { print "Number of employees in Technology Dept =",count;}' employee.txt</text:p>
      <text:p text:style-name="P1192">Number of employees in Tehcnology Dept = 3</text:p>
      <text:p text:style-name="P1193">Then at the end of the process, just print the value of count which gives you the number of employees in Technology department.</text:p>
      <text:p text:style-name="P1194"/>
      <text:h text:style-name="P1195" text:outline-level="1"><text:span text:style-name="T1196">Linux SHELL Scripting Tutorial:<text:s/></text:span><text:s/><text:span text:style-name="T1197">M Prashant</text:span><text:span text:style-name="T1198"> </text:span></text:h>
      <text:p text:style-name="Normal"/>
      <text:p text:style-name="P1199">If_else.sh:</text:p>
      <text:p text:style-name="Normal">#!/bin/bash</text:p>
      <text:p text:style-name="Normal">echo "Enter any number: "</text:p>
      <text:p text:style-name="Normal">read n</text:p>
      <text:p text:style-name="Normal"/>
      <text:p text:style-name="Normal">if (($n % 2 == 0 ))</text:p>
      <text:p text:style-name="Normal">then</text:p>
      <text:p text:style-name="Normal"><text:s text:c="8"/>echo "$n is even"</text:p>
      <text:p text:style-name="Normal">else</text:p>
      <text:p text:style-name="Normal"><text:s text:c="8"/>echo "$n is odd"</text:p>
      <text:p text:style-name="Normal">fi</text:p>
      <text:p text:style-name="Normal">------------------------------------------------------</text:p>
      <text:p text:style-name="Normal"/>
      <text:soft-page-break/>
      <text:p text:style-name="P1200">case.sh</text:p>
      <text:p text:style-name="Normal">#!/bin/bash</text:p>
      <text:p text:style-name="Normal">echo "Enter any choice: "</text:p>
      <text:p text:style-name="Normal">echo a=show current date</text:p>
      <text:p text:style-name="Normal">echo b=show list of file in current dir</text:p>
      <text:p text:style-name="Normal">echo c=show current path</text:p>
      <text:p text:style-name="Normal">read choice</text:p>
      <text:p text:style-name="Normal">case $choice in</text:p>
      <text:p text:style-name="Normal"><text:s text:c="8"/>a) date;;</text:p>
      <text:p text:style-name="Normal"><text:s text:c="8"/>b) ls -ltr;;</text:p>
      <text:p text:style-name="Normal"><text:s text:c="8"/>c) pwd;;</text:p>
      <text:p text:style-name="Normal"><text:s text:c="8"/>*) echo Invalid input</text:p>
      <text:p text:style-name="P1201">Esac</text:p>
      <text:p text:style-name="P1202">For loop.sh</text:p>
      <text:p text:style-name="Normal">#!/bin/bash</text:p>
      <text:p text:style-name="Normal"/>
      <text:p text:style-name="Normal">for i in 1 2 3 4 5 6</text:p>
      <text:p text:style-name="Normal">do</text:p>
      <text:p text:style-name="Normal"><text:s text:c="2"/>echo NUMBER: $i</text:p>
      <text:p text:style-name="Normal">done</text:p>
      <text:p text:style-name="Normal">echo "----------------"</text:p>
      <text:p text:style-name="Normal"/>
      <text:p text:style-name="Normal">for task in Write Learn Sleep Eat</text:p>
      <text:p text:style-name="Normal">do</text:p>
      <text:p text:style-name="Normal"><text:s text:c="8"/>echo My task is: $task</text:p>
      <text:p text:style-name="Normal"/>
      <text:p text:style-name="Normal">done</text:p>
      <text:p text:style-name="Normal">echo "----------------"</text:p>
      <text:p text:style-name="Normal">for j in {1..10}</text:p>
      <text:p text:style-name="Normal">do</text:p>
      <text:p text:style-name="Normal"><text:s text:c="8"/>echo $j</text:p>
      <text:p text:style-name="Normal">done</text:p>
      <text:soft-page-break/>
      <text:p text:style-name="P1203">while_loop.sh</text:p>
      <text:p text:style-name="Normal">#!/bin/bash</text:p>
      <text:p text:style-name="Normal">count=0</text:p>
      <text:p text:style-name="Normal">num=10</text:p>
      <text:p text:style-name="Normal">while [ $count -le $num ]</text:p>
      <text:p text:style-name="Normal">do</text:p>
      <text:p text:style-name="Normal"><text:s text:c="8"/>echo $count</text:p>
      <text:p text:style-name="Normal"><text:s text:c="8"/>let count++</text:p>
      <text:p text:style-name="P1204">done</text:p>
      <text:p text:style-name="P1205">Flowers text file:<text:s/></text:p>
      <text:p text:style-name="Normal">vi flowers.txt</text:p>
      <text:p text:style-name="Normal">Jasmine</text:p>
      <text:p text:style-name="Normal">Lotus</text:p>
      <text:p text:style-name="Normal">Marigold</text:p>
      <text:p text:style-name="Normal">Lilly</text:p>
      <text:p text:style-name="Normal">Hibiscus</text:p>
      <text:p text:style-name="Normal">Tulip</text:p>
      <text:p text:style-name="Normal">Daffodil</text:p>
      <text:p text:style-name="Normal">Waterlilly</text:p>
      <text:p text:style-name="Normal">/c/Users/Padmaja.N/github_practice/flowers.txt</text:p>
      <text:p text:style-name="Normal">vi file_iterate.sh</text:p>
      <text:p text:style-name="Normal">#!/bin/bash</text:p>
      <text:p text:style-name="Normal">flowers="/c/Users/Padmaja.N/github_practice/flowers.txt"</text:p>
      <text:p text:style-name="Normal">for nature in $(cat $flowers)</text:p>
      <text:p text:style-name="Normal">do</text:p>
      <text:p text:style-name="Normal"><text:s text:c="8"/>echo $nature</text:p>
      <text:p text:style-name="Normal">done</text:p>
      <text:p text:style-name="P1206">$ ls -ltr | awk '{print $9}'</text:p>
      <text:p text:style-name="P1207"/>
      <text:p text:style-name="P1208">sample_textfile.sh*</text:p>
      <text:p text:style-name="P1209">first_script.sh*</text:p>
      <text:p text:style-name="P1210">example.sh*</text:p>
      <text:p text:style-name="P1211">operators.sh*</text:p>
      <text:p text:style-name="P1212">if_else.sh*</text:p>
      <text:p text:style-name="P1213">case.sh*</text:p>
      <text:p text:style-name="P1214">for_loop.sh*</text:p>
      <text:p text:style-name="P1215">while_loop.sh*</text:p>
      <text:p text:style-name="P1216">flowers.txt</text:p>
      <text:p text:style-name="P1217">file_iterate.sh*</text:p>
      <text:p text:style-name="P1218"/>
      <text:soft-page-break/>
      <text:p text:style-name="P1219">alias creating for long commands:</text:p>
      <text:p text:style-name="P1220"/>
      <text:p text:style-name="P1221">$ alias dir="ls -ltr | awk '{print \$9}'"</text:p>
      <text:p text:style-name="P1222"/>
      <text:p text:style-name="P1223">$ dir</text:p>
      <text:p text:style-name="P1224"/>
      <text:p text:style-name="P1225">sample_textfile.sh*</text:p>
      <text:p text:style-name="P1226">first_script.sh*</text:p>
      <text:p text:style-name="P1227">example.sh*</text:p>
      <text:p text:style-name="P1228">operators.sh*</text:p>
      <text:p text:style-name="P1229">if_else.sh*</text:p>
      <text:p text:style-name="P1230">case.sh*</text:p>
      <text:p text:style-name="P1231">for_loop.sh*</text:p>
      <text:p text:style-name="P1232">while_loop.sh*</text:p>
      <text:p text:style-name="P1233">flowers.txt</text:p>
      <text:p text:style-name="P1234">file_iterate.sh*</text:p>
      <text:p text:style-name="P1235">multiplication.sh*</text:p>
      <text:p text:style-name="P1236">weeks.sh*</text:p>
      <text:p text:style-name="P1237"/>
      <text:p text:style-name="P1238"/>
      <text:p text:style-name="P1239"/>
      <text:p text:style-name="P1240">#!/bin/bash</text:p>
      <text:p text:style-name="P1241"/>
      <text:p text:style-name="P1242">read n</text:p>
      <text:p text:style-name="P1243">count=1</text:p>
      <text:p text:style-name="P1244">product=10</text:p>
      <text:p text:style-name="P1245"/>
      <text:p text:style-name="P1246">while [ $count -le $product ]</text:p>
      <text:p text:style-name="P1247">do</text:p>
      <text:p text:style-name="P1248"><text:s text:c="8"/>echo "$n x $count = $((n*count))"</text:p>
      <text:p text:style-name="P1249"><text:s text:c="8"/>let count++</text:p>
      <text:p text:style-name="P1250">done</text:p>
      <text:p text:style-name="P1251"/>
      <text:p text:style-name="P1252">read count</text:p>
      <text:p text:style-name="P1253">for i in {1..10}</text:p>
      <text:p text:style-name="P1254">do</text:p>
      <text:p text:style-name="P1255"><text:s text:c="2"/>echo "$count x $i = $((count*i))"</text:p>
      <text:p text:style-name="P1256"><text:s text:c="2"/>let i++</text:p>
      <text:p text:style-name="P1257">done</text:p>
      <text:p text:style-name="P1258"/>
      <text:p text:style-name="P1259">for (( i=10; i&gt;0; i-- ))</text:p>
      <text:p text:style-name="P1260">do</text:p>
      <text:p text:style-name="P1261">echo -n "$i "</text:p>
      <text:p text:style-name="P1262">done</text:p>
      <text:p text:style-name="P1263">printf "\n"</text:p>
      <text:p text:style-name="P1264"/>
      <text:p text:style-name="P1265">for (( i=1; i&lt;10; i++ ))</text:p>
      <text:p text:style-name="P1266">do</text:p>
      <text:p text:style-name="P1267">echo -n "$i "</text:p>
      <text:p text:style-name="P1268">done</text:p>
      <text:p text:style-name="P1269">printf "\n"</text:p>
      <text:p text:style-name="Normal"/>
      <text:p text:style-name="Normal"><text:span text:style-name="T1270">Weekdays:</text:span><text:span text:style-name="T1271"><text:s text:c="4"/></text:span><text:span text:style-name="T1272"><text:s/>Using if and for loop</text:span></text:p>
      <text:p text:style-name="Normal">read day</text:p>
      <text:p text:style-name="Normal">if [[ ( $day == "Saturday" || $day == "Sunday" ) ]]; then</text:p>
      <text:p text:style-name="Normal"><text:s text:c="10"/>echo "-------"</text:p>
      <text:p text:style-name="Normal"><text:s text:c="10"/>echo "$day weekend"</text:p>
      <text:p text:style-name="Normal">else</text:p>
      <text:p text:style-name="Normal"><text:s/>for weeks in $day</text:p>
      <text:p text:style-name="Normal"><text:s/>do</text:p>
      <text:p text:style-name="Normal"><text:s text:c="4"/>echo <text:s/>"-------"</text:p>
      <text:p text:style-name="Normal"><text:s text:c="4"/>echo <text:s/>"$weeks weekday"</text:p>
      <text:soft-page-break/>
      <text:p text:style-name="Normal"><text:s/>done</text:p>
      <text:p text:style-name="Normal">fi</text:p>
      <text:p text:style-name="P1273">Display or get the name of the script:<text:s/></text:p>
      <text:p text:style-name="Normal"><text:s text:c="3"/>What ever we enter in command prompt it will show the same output along with text in script example name of the script is: ./echo_demo.sh</text:p>
      <text:p text:style-name="Normal">#!/bin/bash</text:p>
      <text:p text:style-name="Normal">echo "name of the script is: ${0}"</text:p>
      <text:p text:style-name="Normal"/>
      <text:p text:style-name="Normal">to get date enter: <text:s/></text:p>
      <text:p text:style-name="P1274">$ date</text:p>
      <text:p text:style-name="P1275">Mon Apr 24 21:04:50 IST 2023</text:p>
      <text:p text:style-name="Normal"/>
      <text:p text:style-name="Normal">To get only Time enter:</text:p>
      <text:p text:style-name="P1276">$ date +%T</text:p>
      <text:p text:style-name="Normal"><text:span text:style-name="T1277">21:05:07</text:span></text:p>
      <text:p text:style-name="Normal"/>
      <text:p text:style-name="Normal"/>
      <text:p text:style-name="P12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Roboto" svg:font-family="Roboto" style:font-family-generic="system" style:font-pitch="variable"/>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onsolas" svg:font-family="Consolas" style:font-family-generic="modern" style:font-pitch="fixed" svg:panose-1="2 11 6 9 2 2 4 3 2 4"/>
    <style:font-face style:name="inherit" svg:font-family="inherit" style:font-family-generic="roman"/>
    <style:font-face style:name="Lucida Console" svg:font-family="Lucida Console" style:font-family-generic="modern" style:font-pitch="fixed" svg:panose-1="2 11 6 9 4 5 4 2 2 4"/>
    <style:font-face style:name="Arial" svg:font-family="Arial" style:font-family-generic="swiss" style:font-pitch="variable" svg:panose-1="2 11 6 4 2 2 2 2 2 4"/>
    <style:font-face style:name="var(--bs-font-monospace)" svg:font-family="var(--bs-font-monospace)"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default-outline-level="2">
      <style:paragraph-properties fo:margin-top="0.0694in" fo:margin-bottom="0.0694in"/>
      <style:text-properties style:font-name="Times New Roman" style:font-name-asian="Times New Roman" fo:font-weight="bold" style:font-weight-asian="bold" style:font-weight-complex="bold" fo:font-size="18pt" style:font-size-asian="18pt" style:font-size-complex="18pt" style:language-asian="en" style:country-asian="IN"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Times New Roman" style:font-name-asian="Times New Roman" fo:font-weight="bold" style:font-weight-asian="bold" style:font-weight-complex="bold" fo:font-size="18pt" style:font-size-asian="18pt" style:font-size-complex="18pt" style:language-asian="en" style:country-asian="IN"/>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IN"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IN" fo:hyphenate="true"/>
    </style:style>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dmaja N</meta:initial-creator>
    <dc:creator>Padmaja N</dc:creator>
    <meta:creation-date>2022-12-16T06:28:00Z</meta:creation-date>
    <dc:date>2023-04-24T15:42:00Z</dc:date>
    <meta:template xlink:href="Normal" xlink:type="simple"/>
    <meta:editing-cycles>103</meta:editing-cycles>
    <meta:editing-duration>PT95520S</meta:editing-duration>
    <meta:document-statistic meta:page-count="22" meta:paragraph-count="32" meta:word-count="2446" meta:character-count="16358" meta:row-count="116" meta:non-whitespace-character-count="13944"/>
  </office:meta>
</office:document-meta>
</file>